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FB514ECBF02DE50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rimson Text" svg:font-family="'Crimson Tex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807cm" fo:margin-left="0cm" table:align="left"/>
    </style:style>
    <style:style style:name="Table1.A" style:family="table-column">
      <style:table-column-properties style:column-width="1.7cm"/>
    </style:style>
    <style:style style:name="Table1.B" style:family="table-column">
      <style:table-column-properties style:column-width="2.305cm"/>
    </style:style>
    <style:style style:name="Table1.C" style:family="table-column">
      <style:table-column-properties style:column-width="2.099cm"/>
    </style:style>
    <style:style style:name="Table1.D" style:family="table-column">
      <style:table-column-properties style:column-width="2.702cm"/>
    </style:style>
    <style:style style:name="Table2" style:family="table">
      <style:table-properties style:width="8.721cm" table:align="margins"/>
    </style:style>
    <style:style style:name="Table2.A" style:family="table-column">
      <style:table-column-properties style:column-width="1.796cm" style:rel-column-width="13494*"/>
    </style:style>
    <style:style style:name="Table2.B" style:family="table-column">
      <style:table-column-properties style:column-width="2.514cm" style:rel-column-width="18889*"/>
    </style:style>
    <style:style style:name="Table2.C" style:family="table-column">
      <style:table-column-properties style:column-width="2.401cm" style:rel-column-width="18040*"/>
    </style:style>
    <style:style style:name="Table2.D" style:family="table-column">
      <style:table-column-properties style:column-width="2.011cm" style:rel-column-width="15112*"/>
    </style:style>
    <style:style style:name="Table3" style:family="table">
      <style:table-properties style:width="8.721cm" table:align="margins"/>
    </style:style>
    <style:style style:name="Table3.A" style:family="table-column">
      <style:table-column-properties style:column-width="3.307cm" style:rel-column-width="24853*"/>
    </style:style>
    <style:style style:name="Table3.B" style:family="table-column">
      <style:table-column-properties style:column-width="2.401cm" style:rel-column-width="18040*"/>
    </style:style>
    <style:style style:name="Table3.C" style:family="table-column">
      <style:table-column-properties style:column-width="3.013cm" style:rel-column-width="22642*"/>
    </style:style>
    <style:style style:name="Table3.A1" style:family="table-cell">
      <style:table-cell-properties fo:padding="0.097cm" fo:border="none"/>
    </style:style>
    <style:style style:name="Table4" style:family="table">
      <style:table-properties style:width="8.721cm" table:align="margins"/>
    </style:style>
    <style:style style:name="Table4.A" style:family="table-column">
      <style:table-column-properties style:column-width="2.609cm" style:rel-column-width="19604*"/>
    </style:style>
    <style:style style:name="Table4.B" style:family="table-column">
      <style:table-column-properties style:column-width="1.794cm" style:rel-column-width="13480*"/>
    </style:style>
    <style:style style:name="Table4.C" style:family="table-column">
      <style:table-column-properties style:column-width="2.099cm" style:rel-column-width="15773*"/>
    </style:style>
    <style:style style:name="Table4.D" style:family="table-column">
      <style:table-column-properties style:column-width="2.219cm" style:rel-column-width="16678*"/>
    </style:style>
    <style:style style:name="Table5" style:family="table">
      <style:table-properties style:width="8.721cm" table:align="margins"/>
    </style:style>
    <style:style style:name="Table5.A" style:family="table-column">
      <style:table-column-properties style:column-width="2.501cm" style:rel-column-width="18796*"/>
    </style:style>
    <style:style style:name="Table5.B" style:family="table-column">
      <style:table-column-properties style:column-width="2.309cm" style:rel-column-width="17351*"/>
    </style:style>
    <style:style style:name="Table5.C" style:family="table-column">
      <style:table-column-properties style:column-width="1.901cm" style:rel-column-width="14289*"/>
    </style:style>
    <style:style style:name="Table5.D" style:family="table-column">
      <style:table-column-properties style:column-width="2.009cm" style:rel-column-width="15099*"/>
    </style:style>
    <style:style style:name="Table6" style:family="table">
      <style:table-properties style:width="8.712cm" table:align="left"/>
    </style:style>
    <style:style style:name="Table6.A" style:family="table-column">
      <style:table-column-properties style:column-width="3.307cm"/>
    </style:style>
    <style:style style:name="Table6.B" style:family="table-column">
      <style:table-column-properties style:column-width="2.286cm"/>
    </style:style>
    <style:style style:name="Table6.C" style:family="table-column">
      <style:table-column-properties style:column-width="3.119cm"/>
    </style:style>
    <style:style style:name="Table7" style:family="table">
      <style:table-properties style:width="8.712cm" table:align="left"/>
    </style:style>
    <style:style style:name="Table7.A" style:family="table-column">
      <style:table-column-properties style:column-width="2.798cm"/>
    </style:style>
    <style:style style:name="Table7.B" style:family="table-column">
      <style:table-column-properties style:column-width="2.002cm"/>
    </style:style>
    <style:style style:name="Table7.C" style:family="table-column">
      <style:table-column-properties style:column-width="1.91cm"/>
    </style:style>
    <style:style style:name="Table8" style:family="table">
      <style:table-properties style:width="8.712cm" table:align="left"/>
    </style:style>
    <style:style style:name="Table8.A" style:family="table-column">
      <style:table-column-properties style:column-width="2.401cm"/>
    </style:style>
    <style:style style:name="Table8.B" style:family="table-column">
      <style:table-column-properties style:column-width="2.305cm"/>
    </style:style>
    <style:style style:name="Table8.C" style:family="table-column">
      <style:table-column-properties style:column-width="1.834cm"/>
    </style:style>
    <style:style style:name="Table8.D" style:family="table-column">
      <style:table-column-properties style:column-width="2.171cm"/>
    </style:style>
    <style:style style:name="Table9" style:family="table">
      <style:table-properties style:width="8.712cm" table:align="left"/>
    </style:style>
    <style:style style:name="Table9.A" style:family="table-column">
      <style:table-column-properties style:column-width="2.702cm"/>
    </style:style>
    <style:style style:name="Table9.B" style:family="table-column">
      <style:table-column-properties style:column-width="1.891cm"/>
    </style:style>
    <style:style style:name="Table9.C" style:family="table-column">
      <style:table-column-properties style:column-width="1.813cm"/>
    </style:style>
    <style:style style:name="Table9.D" style:family="table-column">
      <style:table-column-properties style:column-width="2.305cm"/>
    </style:style>
    <style:style style:name="Table10" style:family="table">
      <style:table-properties style:width="8.71cm" table:align="left"/>
    </style:style>
    <style:style style:name="Table10.A" style:family="table-column">
      <style:table-column-properties style:column-width="4.355cm"/>
    </style:style>
    <style:style style:name="Table11" style:family="table">
      <style:table-properties style:width="8.71cm" table:align="left"/>
    </style:style>
    <style:style style:name="Table11.A" style:family="table-column">
      <style:table-column-properties style:column-width="2.903cm"/>
    </style:style>
    <style:style style:name="Table12" style:family="table">
      <style:table-properties style:width="8.724cm" table:align="margins"/>
    </style:style>
    <style:style style:name="Table12.A" style:family="table-column">
      <style:table-column-properties style:column-width="1.796cm" style:rel-column-width="13488*"/>
    </style:style>
    <style:style style:name="Table12.B" style:family="table-column">
      <style:table-column-properties style:column-width="1.607cm" style:rel-column-width="12070*"/>
    </style:style>
    <style:style style:name="Table12.C" style:family="table-column">
      <style:table-column-properties style:column-width="3.59cm" style:rel-column-width="26963*"/>
    </style:style>
    <style:style style:name="Table12.D" style:family="table-column">
      <style:table-column-properties style:column-width="1.732cm" style:rel-column-width="13014*"/>
    </style:style>
    <style:style style:name="Table13" style:family="table">
      <style:table-properties style:width="8.692cm" table:align="left"/>
    </style:style>
    <style:style style:name="Table13.A" style:family="table-column">
      <style:table-column-properties style:column-width="2.173cm"/>
    </style:style>
    <style:style style:name="Table14" style:family="table">
      <style:table-properties style:width="8.724cm" table:align="margins"/>
    </style:style>
    <style:style style:name="Table14.A" style:family="table-column">
      <style:table-column-properties style:column-width="2.609cm" style:rel-column-width="19596*"/>
    </style:style>
    <style:style style:name="Table14.B" style:family="table-column">
      <style:table-column-properties style:column-width="1.984cm" style:rel-column-width="14906*"/>
    </style:style>
    <style:style style:name="Table14.C" style:family="table-column">
      <style:table-column-properties style:column-width="2.002cm" style:rel-column-width="15038*"/>
    </style:style>
    <style:style style:name="Table14.D" style:family="table-column">
      <style:table-column-properties style:column-width="2.129cm" style:rel-column-width="15995*"/>
    </style:style>
    <style:style style:name="Table15" style:family="table">
      <style:table-properties style:width="8.724cm" table:align="margins"/>
    </style:style>
    <style:style style:name="Table15.A" style:family="table-column">
      <style:table-column-properties style:column-width="2.798cm" style:rel-column-width="21014*"/>
    </style:style>
    <style:style style:name="Table15.B" style:family="table-column">
      <style:table-column-properties style:column-width="1.605cm" style:rel-column-width="12057*"/>
    </style:style>
    <style:style style:name="Table15.C" style:family="table-column">
      <style:table-column-properties style:column-width="2.193cm" style:rel-column-width="16469*"/>
    </style:style>
    <style:style style:name="Table15.D" style:family="table-column">
      <style:table-column-properties style:column-width="2.129cm" style:rel-column-width="15995*"/>
    </style:style>
    <style:style style:name="Table16" style:family="table">
      <style:table-properties style:width="8.724cm" table:align="margins"/>
    </style:style>
    <style:style style:name="Table16.A" style:family="table-column">
      <style:table-column-properties style:column-width="3.099cm" style:rel-column-width="23280*"/>
    </style:style>
    <style:style style:name="Table16.B" style:family="table-column">
      <style:table-column-properties style:column-width="1.909cm" style:rel-column-width="14336*"/>
    </style:style>
    <style:style style:name="Table16.C" style:family="table-column">
      <style:table-column-properties style:column-width="1.891cm" style:rel-column-width="14204*"/>
    </style:style>
    <style:style style:name="Table16.D" style:family="table-column">
      <style:table-column-properties style:column-width="1.826cm" style:rel-column-width="13715*"/>
    </style:style>
    <style:style style:name="Table16.1" style:family="table-row">
      <style:table-row-properties style:min-row-height="3.099cm"/>
    </style:style>
    <style:style style:name="Table17" style:family="table">
      <style:table-properties style:width="5.027cm" fo:break-before="auto" fo:break-after="auto" table:align="left" fo:keep-with-next="auto" style:may-break-between-rows="true" table:border-model="collapsing"/>
    </style:style>
    <style:style style:name="Table17.A" style:family="table-column">
      <style:table-column-properties style:column-width="4.309cm"/>
    </style:style>
    <style:style style:name="Table17.B" style:family="table-column">
      <style:table-column-properties style:column-width="0.718cm"/>
    </style:style>
    <style:style style:name="Table17.1" style:family="table-row">
      <style:table-row-properties fo:keep-together="auto"/>
    </style:style>
    <style:style style:name="Table17.A1" style:family="table-cell">
      <style:table-cell-properties fo:background-color="transparent" fo:padding="0cm" fo:border="none" style:writing-mode="page">
        <style:background-image/>
      </style:table-cell-properties>
    </style:style>
    <style:style style:name="Table17.2" style:family="table-row">
      <style:table-row-properties fo:background-color="#cccccc" fo:keep-together="auto">
        <style:background-image/>
      </style:table-row-properties>
    </style:style>
    <style:style style:name="Table17.A2" style:family="table-cell">
      <style:table-cell-properties fo:background-color="#cccccc" fo:padding="0cm" fo:border="none" style:writing-mode="page">
        <style:background-image/>
      </style:table-cell-properties>
    </style:style>
    <style:style style:name="Table17.A6" style:family="table-cell">
      <style:table-cell-properties fo:background-color="#cccccc" style:writing-mode="page">
        <style:background-image/>
      </style:table-cell-properties>
    </style:style>
    <style:style style:name="Table17.B6" style:family="table-cell">
      <style:table-cell-properties fo:background-color="#cccccc" style:writing-mode="page">
        <style:background-image/>
      </style:table-cell-properties>
    </style:style>
    <style:style style:name="Table17.A8" style:family="table-cell">
      <style:table-cell-properties fo:background-color="#cccccc" style:writing-mode="page">
        <style:background-image/>
      </style:table-cell-properties>
    </style:style>
    <style:style style:name="Table17.B8" style:family="table-cell">
      <style:table-cell-properties fo:background-color="#cccccc" style:writing-mode="page">
        <style:background-image/>
      </style:table-cell-properties>
    </style:style>
    <style:style style:name="Table17.A10" style:family="table-cell">
      <style:table-cell-properties fo:background-color="#cccccc" style:writing-mode="page">
        <style:background-image/>
      </style:table-cell-properties>
    </style:style>
    <style:style style:name="Table17.B10" style:family="table-cell">
      <style:table-cell-properties fo:background-color="#cccccc" style:writing-mode="page">
        <style:background-image/>
      </style:table-cell-properties>
    </style:style>
    <style:style style:name="Table17.A12" style:family="table-cell">
      <style:table-cell-properties fo:background-color="#cccccc" style:writing-mode="page">
        <style:background-image/>
      </style:table-cell-properties>
    </style:style>
    <style:style style:name="Table17.B12" style:family="table-cell">
      <style:table-cell-properties fo:background-color="#cccccc" style:writing-mode="page">
        <style:background-image/>
      </style:table-cell-properties>
    </style:style>
    <style:style style:name="Table17.A14" style:family="table-cell">
      <style:table-cell-properties fo:background-color="#cccccc" style:writing-mode="page">
        <style:background-image/>
      </style:table-cell-properties>
    </style:style>
    <style:style style:name="Table17.B14" style:family="table-cell">
      <style:table-cell-properties fo:background-color="#cccccc" style:writing-mode="page">
        <style:background-image/>
      </style:table-cell-properties>
    </style:style>
    <style:style style:name="Table18" style:family="table">
      <style:table-properties style:width="5.027cm" fo:break-before="auto" fo:break-after="auto" table:align="left" fo:keep-with-next="auto" style:may-break-between-rows="true" table:border-model="collapsing"/>
    </style:style>
    <style:style style:name="Table18.A" style:family="table-column">
      <style:table-column-properties style:column-width="4.309cm"/>
    </style:style>
    <style:style style:name="Table18.B" style:family="table-column">
      <style:table-column-properties style:column-width="0.718cm"/>
    </style:style>
    <style:style style:name="Table18.1" style:family="table-row">
      <style:table-row-properties fo:keep-together="auto"/>
    </style:style>
    <style:style style:name="Table18.A1" style:family="table-cell">
      <style:table-cell-properties fo:background-color="transparent" fo:padding="0cm" fo:border="none" style:writing-mode="page">
        <style:background-image/>
      </style:table-cell-properties>
    </style:style>
    <style:style style:name="Table18.A2" style:family="table-cell">
      <style:table-cell-properties fo:background-color="#cccccc">
        <style:background-image/>
      </style:table-cell-properties>
    </style:style>
    <style:style style:name="Table18.B2" style:family="table-cell">
      <style:table-cell-properties fo:background-color="#cccccc">
        <style:background-image/>
      </style:table-cell-properties>
    </style:style>
    <style:style style:name="Table18.A4" style:family="table-cell">
      <style:table-cell-properties fo:background-color="#cccccc">
        <style:background-image/>
      </style:table-cell-properties>
    </style:style>
    <style:style style:name="Table18.B4" style:family="table-cell">
      <style:table-cell-properties fo:background-color="#cccccc">
        <style:background-image/>
      </style:table-cell-properties>
    </style:style>
    <style:style style:name="Table19" style:family="table">
      <style:table-properties style:width="5.034cm" fo:break-before="auto" fo:break-after="auto" table:align="margins" fo:keep-with-next="auto" style:may-break-between-rows="true" table:border-model="collapsing"/>
    </style:style>
    <style:style style:name="Table19.A" style:family="table-column">
      <style:table-column-properties style:column-width="4.309cm" style:rel-column-width="56097*"/>
    </style:style>
    <style:style style:name="Table19.B" style:family="table-column">
      <style:table-column-properties style:column-width="0.725cm" style:rel-column-width="9438*"/>
    </style:style>
    <style:style style:name="Table19.1" style:family="table-row">
      <style:table-row-properties fo:keep-together="auto"/>
    </style:style>
    <style:style style:name="Table19.A1" style:family="table-cell">
      <style:table-cell-properties fo:background-color="transparent" fo:padding="0cm" fo:border="none" style:writing-mode="page">
        <style:background-image/>
      </style:table-cell-properties>
    </style:style>
    <style:style style:name="Table19.A2" style:family="table-cell">
      <style:table-cell-properties fo:background-color="#cccccc" fo:padding="0cm" fo:border="none" style:writing-mode="page">
        <style:background-image/>
      </style:table-cell-properties>
    </style:style>
    <style:style style:name="Table20" style:family="table">
      <style:table-properties style:width="5.034cm" fo:break-before="auto" fo:break-after="auto" table:align="margins" fo:keep-with-next="auto" style:may-break-between-rows="true" table:border-model="collapsing"/>
    </style:style>
    <style:style style:name="Table20.A" style:family="table-column">
      <style:table-column-properties style:column-width="4.593cm" style:rel-column-width="59794*"/>
    </style:style>
    <style:style style:name="Table20.B" style:family="table-column">
      <style:table-column-properties style:column-width="0.441cm" style:rel-column-width="5741*"/>
    </style:style>
    <style:style style:name="Table20.1" style:family="table-row">
      <style:table-row-properties fo:keep-together="auto"/>
    </style:style>
    <style:style style:name="Table20.A1" style:family="table-cell">
      <style:table-cell-properties fo:background-color="transparent" fo:padding="0cm" fo:border="none" style:writing-mode="page">
        <style:background-image/>
      </style:table-cell-properties>
    </style:style>
    <style:style style:name="Table20.A2" style:family="table-cell">
      <style:table-cell-properties fo:background-color="#cccccc" fo:padding="0cm" fo:border="none" style:writing-mode="page">
        <style:background-image/>
      </style:table-cell-properties>
    </style:style>
    <style:style style:name="Table20.8" style:family="table-row">
      <style:table-row-properties fo:background-color="#cccccc" fo:keep-together="auto">
        <style:background-image/>
      </style:table-row-properties>
    </style:style>
    <style:style style:name="Table21" style:family="table">
      <style:table-properties style:width="5.034cm" fo:break-before="auto" fo:break-after="auto" table:align="margins" fo:keep-with-next="auto" style:may-break-between-rows="true" table:border-model="collapsing"/>
    </style:style>
    <style:style style:name="Table21.A" style:family="table-column">
      <style:table-column-properties style:column-width="4.101cm" style:rel-column-width="53387*"/>
    </style:style>
    <style:style style:name="Table21.B" style:family="table-column">
      <style:table-column-properties style:column-width="0.933cm" style:rel-column-width="12148*"/>
    </style:style>
    <style:style style:name="Table21.1" style:family="table-row">
      <style:table-row-properties fo:keep-together="auto"/>
    </style:style>
    <style:style style:name="Table21.A1" style:family="table-cell">
      <style:table-cell-properties fo:background-color="transparent" fo:padding="0cm" fo:border="none" style:writing-mode="page">
        <style:background-image/>
      </style:table-cell-properties>
    </style:style>
    <style:style style:name="Table21.A2" style:family="table-cell">
      <style:table-cell-properties fo:background-color="#cccccc" fo:padding="0cm" fo:border="none" style:writing-mode="page">
        <style:background-image/>
      </style:table-cell-properties>
    </style:style>
    <style:style style:name="Table22" style:family="table">
      <style:table-properties style:width="5.034cm" fo:break-before="auto" fo:break-after="auto" table:align="margins" fo:keep-with-next="auto" style:may-break-between-rows="true" table:border-model="collapsing"/>
    </style:style>
    <style:style style:name="Table22.A" style:family="table-column">
      <style:table-column-properties style:column-width="4.006cm" style:rel-column-width="52147*"/>
    </style:style>
    <style:style style:name="Table22.B" style:family="table-column">
      <style:table-column-properties style:column-width="1.028cm" style:rel-column-width="13388*"/>
    </style:style>
    <style:style style:name="Table22.1" style:family="table-row">
      <style:table-row-properties fo:keep-together="auto"/>
    </style:style>
    <style:style style:name="Table22.A1" style:family="table-cell">
      <style:table-cell-properties fo:background-color="transparent" fo:padding="0cm" fo:border="none" style:writing-mode="page">
        <style:background-image/>
      </style:table-cell-properties>
    </style:style>
    <style:style style:name="Table22.A2" style:family="table-cell">
      <style:table-cell-properties fo:background-color="#cccccc" fo:padding="0cm" fo:border="none" style:writing-mode="page">
        <style:background-image/>
      </style:table-cell-properties>
    </style:style>
    <style:style style:name="Table23" style:family="table">
      <style:table-properties style:width="5.034cm" fo:break-before="auto" fo:break-after="auto" table:align="margins" fo:keep-with-next="auto" style:may-break-between-rows="true" table:border-model="collapsing"/>
    </style:style>
    <style:style style:name="Table23.A" style:family="table-column">
      <style:table-column-properties style:column-width="4.006cm" style:rel-column-width="52147*"/>
    </style:style>
    <style:style style:name="Table23.B" style:family="table-column">
      <style:table-column-properties style:column-width="1.028cm" style:rel-column-width="13388*"/>
    </style:style>
    <style:style style:name="Table23.1" style:family="table-row">
      <style:table-row-properties fo:keep-together="auto"/>
    </style:style>
    <style:style style:name="Table23.A1" style:family="table-cell">
      <style:table-cell-properties fo:background-color="transparent" fo:padding="0cm" fo:border="none" style:writing-mode="page">
        <style:background-image/>
      </style:table-cell-properties>
    </style:style>
    <style:style style:name="Table23.A2" style:family="table-cell">
      <style:table-cell-properties fo:background-color="#cccccc" fo:padding="0cm" fo:border="none" style:writing-mode="page">
        <style:background-image/>
      </style:table-cell-properties>
    </style:style>
    <style:style style:name="Table23.12" style:family="table-row">
      <style:table-row-properties fo:background-color="#cccccc" fo:keep-together="auto">
        <style:background-image/>
      </style:table-row-properties>
    </style:style>
    <style:style style:name="Table24" style:family="table">
      <style:table-properties style:width="5.034cm" fo:break-before="auto" fo:break-after="auto" table:align="margins" fo:keep-with-next="auto" style:may-break-between-rows="true" table:border-model="collapsing"/>
    </style:style>
    <style:style style:name="Table24.A" style:family="table-column">
      <style:table-column-properties style:column-width="4.006cm" style:rel-column-width="52147*"/>
    </style:style>
    <style:style style:name="Table24.B" style:family="table-column">
      <style:table-column-properties style:column-width="1.028cm" style:rel-column-width="13388*"/>
    </style:style>
    <style:style style:name="Table24.1" style:family="table-row">
      <style:table-row-properties fo:keep-together="auto"/>
    </style:style>
    <style:style style:name="Table24.A1" style:family="table-cell">
      <style:table-cell-properties fo:background-color="transparent" fo:padding="0cm" fo:border="none" style:writing-mode="page">
        <style:background-image/>
      </style:table-cell-properties>
    </style:style>
    <style:style style:name="Table24.A2" style:family="table-cell">
      <style:table-cell-properties fo:background-color="#cccccc" fo:padding="0cm" fo:border="none" style:writing-mode="page">
        <style:background-image/>
      </style:table-cell-properties>
    </style:style>
    <style:style style:name="Table25" style:family="table">
      <style:table-properties style:width="5.027cm" fo:break-before="auto" fo:break-after="auto" table:align="left" fo:keep-with-next="auto" style:may-break-between-rows="true" table:border-model="collapsing"/>
    </style:style>
    <style:style style:name="Table25.A" style:family="table-column">
      <style:table-column-properties style:column-width="3.307cm"/>
    </style:style>
    <style:style style:name="Table25.B" style:family="table-column">
      <style:table-column-properties style:column-width="1.72cm"/>
    </style:style>
    <style:style style:name="Table25.1" style:family="table-row">
      <style:table-row-properties fo:keep-together="auto"/>
    </style:style>
    <style:style style:name="Table25.A1" style:family="table-cell">
      <style:table-cell-properties fo:background-color="transparent" fo:padding="0cm" fo:border="none" style:writing-mode="page">
        <style:background-image/>
      </style:table-cell-properties>
    </style:style>
    <style:style style:name="Table25.A2" style:family="table-cell">
      <style:table-cell-properties fo:background-color="#cccccc" fo:padding="0cm" fo:border="none" style:writing-mode="page">
        <style:background-image/>
      </style:table-cell-properties>
    </style:style>
    <style:style style:name="Table26" style:family="table">
      <style:table-properties style:width="5.027cm" fo:break-before="auto" fo:break-after="auto" table:align="left" fo:keep-with-next="auto" style:may-break-between-rows="true" table:border-model="collapsing"/>
    </style:style>
    <style:style style:name="Table26.A" style:family="table-column">
      <style:table-column-properties style:column-width="3.307cm"/>
    </style:style>
    <style:style style:name="Table26.B" style:family="table-column">
      <style:table-column-properties style:column-width="1.72cm"/>
    </style:style>
    <style:style style:name="Table26.1" style:family="table-row">
      <style:table-row-properties fo:keep-together="auto"/>
    </style:style>
    <style:style style:name="Table26.A1" style:family="table-cell">
      <style:table-cell-properties fo:background-color="transparent" fo:padding="0cm" fo:border="none" style:writing-mode="page">
        <style:background-image/>
      </style:table-cell-properties>
    </style:style>
    <style:style style:name="Table26.A2" style:family="table-cell">
      <style:table-cell-properties fo:background-color="#cccccc" fo:padding="0cm" fo:border="none" style:writing-mode="page">
        <style:background-image/>
      </style:table-cell-properties>
    </style:style>
    <style:style style:name="Table27" style:family="table">
      <style:table-properties style:width="5.027cm" fo:break-before="auto" fo:break-after="auto" table:align="left" fo:keep-with-next="auto" style:may-break-between-rows="true" table:border-model="collapsing"/>
    </style:style>
    <style:style style:name="Table27.A" style:family="table-column">
      <style:table-column-properties style:column-width="4.403cm"/>
    </style:style>
    <style:style style:name="Table27.B" style:family="table-column">
      <style:table-column-properties style:column-width="0.624cm"/>
    </style:style>
    <style:style style:name="Table27.1" style:family="table-row">
      <style:table-row-properties fo:keep-together="auto"/>
    </style:style>
    <style:style style:name="Table27.A1" style:family="table-cell">
      <style:table-cell-properties fo:background-color="transparent" fo:padding="0cm" fo:border="none" style:writing-mode="page">
        <style:background-image/>
      </style:table-cell-properties>
    </style:style>
    <style:style style:name="Table27.A2" style:family="table-cell">
      <style:table-cell-properties fo:background-color="#cccccc" fo:padding="0cm" fo:border="none" style:writing-mode="page">
        <style:background-image/>
      </style:table-cell-properties>
    </style:style>
    <style:style style:name="Table27.10" style:family="table-row">
      <style:table-row-properties fo:background-color="#cccccc" fo:keep-together="auto">
        <style:background-image/>
      </style:table-row-properties>
    </style:style>
    <style:style style:name="Table28" style:family="table">
      <style:table-properties style:width="5.027cm" fo:break-before="auto" fo:break-after="auto" table:align="left" fo:keep-with-next="auto" style:may-break-between-rows="true" table:border-model="collapsing"/>
    </style:style>
    <style:style style:name="Table28.A" style:family="table-column">
      <style:table-column-properties style:column-width="3.591cm"/>
    </style:style>
    <style:style style:name="Table28.B" style:family="table-column">
      <style:table-column-properties style:column-width="1.436cm"/>
    </style:style>
    <style:style style:name="Table28.1" style:family="table-row">
      <style:table-row-properties fo:keep-together="auto"/>
    </style:style>
    <style:style style:name="Table28.A1" style:family="table-cell">
      <style:table-cell-properties fo:background-color="transparent" fo:padding="0cm" fo:border="none" style:writing-mode="page">
        <style:background-image/>
      </style:table-cell-properties>
    </style:style>
    <style:style style:name="Table28.A2" style:family="table-cell">
      <style:table-cell-properties fo:background-color="#cccccc" fo:padding="0cm" fo:border="none" style:writing-mode="page">
        <style:background-image/>
      </style:table-cell-properties>
    </style:style>
    <style:style style:name="Table29" style:family="table">
      <style:table-properties style:width="8.724cm" table:align="margins"/>
    </style:style>
    <style:style style:name="Table29.A" style:family="table-column">
      <style:table-column-properties style:column-width="1.7cm" style:rel-column-width="12773*"/>
    </style:style>
    <style:style style:name="Table29.B" style:family="table-column">
      <style:table-column-properties style:column-width="1.607cm" style:rel-column-width="12070*"/>
    </style:style>
    <style:style style:name="Table29.C" style:family="table-column">
      <style:table-column-properties style:column-width="2.097cm" style:rel-column-width="15754*"/>
    </style:style>
    <style:style style:name="Table29.D" style:family="table-column">
      <style:table-column-properties style:column-width="1.891cm" style:rel-column-width="14204*"/>
    </style:style>
    <style:style style:name="Table29.E" style:family="table-column">
      <style:table-column-properties style:column-width="1.429cm" style:rel-column-width="10734*"/>
    </style:style>
    <style:style style:name="Table29.A1" style:family="table-cell">
      <style:table-cell-properties fo:padding="0.097cm" fo:border-left="none" fo:border-right="none" fo:border-top="0.05pt solid #000000" fo:border-bottom="0.05pt solid #000000"/>
    </style:style>
    <style:style style:name="Table29.A2" style:family="table-cell">
      <style:table-cell-properties fo:padding="0.097cm" fo:border-left="none" fo:border-right="none" fo:border-top="none" fo:border-bottom="0.05pt solid #000000"/>
    </style:style>
    <style:style style:name="P1" style:family="paragraph" style:parent-style-name="Standard">
      <style:paragraph-properties fo:margin-top="0cm" fo:margin-bottom="0cm" loext:contextual-spacing="false" fo:padding="0.049cm" fo:border="none" style:shadow="none">
        <style:drop-cap/>
      </style:paragraph-properties>
      <style:text-properties fo:font-size="20pt" fo:font-style="italic" fo:font-weight="bold" officeooo:rsid="006ec82f" officeooo:paragraph-rsid="006ec82f" style:font-size-asian="10.5pt" style:font-style-asian="italic" style:font-weight-asian="bold" style:font-style-complex="italic" style:font-weight-complex="bold"/>
    </style:style>
    <style:style style:name="P2" style:family="paragraph" style:parent-style-name="Standard">
      <style:paragraph-properties fo:margin-top="0cm" fo:margin-bottom="0cm" loext:contextual-spacing="false" fo:padding="0.049cm" fo:border="none" style:shadow="none">
        <style:drop-cap/>
      </style:paragraph-properties>
      <style:text-properties fo:font-size="20pt" fo:font-style="italic" fo:font-weight="bold" officeooo:rsid="0092302e" officeooo:paragraph-rsid="0092302e" style:font-size-asian="10.5pt" style:font-style-asian="italic" style:font-weight-asian="bold" style:font-style-complex="italic" style:font-weight-complex="bold"/>
    </style:style>
    <style:style style:name="P3" style:family="paragraph" style:parent-style-name="Standard">
      <style:paragraph-properties fo:margin-top="0cm" fo:margin-bottom="0cm" loext:contextual-spacing="false" fo:padding="0.049cm" fo:border="none" style:shadow="none">
        <style:drop-cap/>
      </style:paragraph-properties>
      <style:text-properties fo:font-size="20pt" fo:font-style="normal" fo:font-weight="bold" officeooo:rsid="009a22bd" officeooo:paragraph-rsid="009a22bd" style:font-size-asian="10.5pt" style:font-style-asian="normal" style:font-weight-asian="bold" style:font-style-complex="normal" style:font-weight-complex="bold"/>
    </style:style>
    <style:style style:name="P4" style:family="paragraph" style:parent-style-name="Standard">
      <style:paragraph-properties fo:margin-top="0cm" fo:margin-bottom="0cm" loext:contextual-spacing="false" fo:padding="0.049cm" fo:border="none" style:shadow="none">
        <style:drop-cap/>
      </style:paragraph-properties>
      <style:text-properties fo:font-size="20pt" fo:font-style="normal" fo:font-weight="bold" officeooo:rsid="009dc6b5" officeooo:paragraph-rsid="009dc6b5" style:font-size-asian="10.5pt" style:font-style-asian="normal" style:font-weight-asian="bold" style:font-style-complex="normal" style:font-weight-complex="bold"/>
    </style:style>
    <style:style style:name="P5" style:family="paragraph" style:parent-style-name="Standard">
      <style:paragraph-properties fo:margin-top="0cm" fo:margin-bottom="0cm" loext:contextual-spacing="false" fo:padding="0.049cm" fo:border="none" style:shadow="none">
        <style:drop-cap/>
      </style:paragraph-properties>
      <style:text-properties fo:font-size="10pt" fo:font-style="italic" fo:font-weight="normal" officeooo:rsid="007297e7" officeooo:paragraph-rsid="007297e7" style:font-size-asian="10.5pt" style:font-style-asian="italic" style:font-weight-asian="normal" style:font-style-complex="italic" style:font-weight-complex="normal"/>
    </style:style>
    <style:style style:name="P6" style:family="paragraph" style:parent-style-name="Standard">
      <style:paragraph-properties fo:margin-top="0cm" fo:margin-bottom="0cm" loext:contextual-spacing="false" fo:padding="0.049cm" fo:border="none" style:shadow="none">
        <style:drop-cap/>
      </style:paragraph-properties>
      <style:text-properties fo:font-size="10pt" fo:font-style="normal" fo:font-weight="normal" officeooo:rsid="00a35a19" officeooo:paragraph-rsid="00a35a19" style:font-size-asian="10.5pt" style:font-style-asian="normal" style:font-weight-asian="normal" style:font-style-complex="normal" style:font-weight-complex="normal"/>
    </style:style>
    <style:style style:name="P7" style:family="paragraph" style:parent-style-name="Table_20_Contents">
      <style:paragraph-properties fo:margin-top="0cm" fo:margin-bottom="0cm" loext:contextual-spacing="false"/>
      <style:text-properties officeooo:rsid="00497fb8" officeooo:paragraph-rsid="00497fb8"/>
    </style:style>
    <style:style style:name="P8" style:family="paragraph" style:parent-style-name="Table_20_Contents">
      <style:paragraph-properties fo:margin-top="0cm" fo:margin-bottom="0cm" loext:contextual-spacing="false"/>
      <style:text-properties officeooo:rsid="00497fb8" officeooo:paragraph-rsid="004a75be"/>
    </style:style>
    <style:style style:name="P9" style:family="paragraph" style:parent-style-name="Table_20_Contents">
      <style:paragraph-properties fo:margin-top="0cm" fo:margin-bottom="0cm" loext:contextual-spacing="false"/>
      <style:text-properties officeooo:rsid="00497fb8" officeooo:paragraph-rsid="004b59be"/>
    </style:style>
    <style:style style:name="P10" style:family="paragraph" style:parent-style-name="Table_20_Contents">
      <style:paragraph-properties fo:margin-top="0cm" fo:margin-bottom="0cm" loext:contextual-spacing="false"/>
      <style:text-properties officeooo:rsid="00497fb8" officeooo:paragraph-rsid="004b6fde"/>
    </style:style>
    <style:style style:name="P11" style:family="paragraph" style:parent-style-name="Table_20_Contents">
      <style:paragraph-properties fo:margin-top="0cm" fo:margin-bottom="0cm" loext:contextual-spacing="false"/>
      <style:text-properties officeooo:rsid="00497fb8" officeooo:paragraph-rsid="004cb473"/>
    </style:style>
    <style:style style:name="P12" style:family="paragraph" style:parent-style-name="Table_20_Contents">
      <style:paragraph-properties fo:margin-top="0cm" fo:margin-bottom="0cm" loext:contextual-spacing="false"/>
      <style:text-properties officeooo:rsid="0043c178" officeooo:paragraph-rsid="0043c178"/>
    </style:style>
    <style:style style:name="P13" style:family="paragraph" style:parent-style-name="Table_20_Contents">
      <style:paragraph-properties fo:margin-top="0cm" fo:margin-bottom="0cm" loext:contextual-spacing="false"/>
      <style:text-properties officeooo:rsid="0043c178" officeooo:paragraph-rsid="0047f303"/>
    </style:style>
    <style:style style:name="P14" style:family="paragraph" style:parent-style-name="Table_20_Contents">
      <style:paragraph-properties fo:margin-top="0cm" fo:margin-bottom="0cm" loext:contextual-spacing="false"/>
      <style:text-properties officeooo:rsid="0043c178" officeooo:paragraph-rsid="00454067"/>
    </style:style>
    <style:style style:name="P15" style:family="paragraph" style:parent-style-name="Table_20_Contents">
      <style:paragraph-properties fo:margin-top="0cm" fo:margin-bottom="0cm" loext:contextual-spacing="false"/>
      <style:text-properties officeooo:rsid="00454067" officeooo:paragraph-rsid="0047f303"/>
    </style:style>
    <style:style style:name="P16" style:family="paragraph" style:parent-style-name="Table_20_Contents">
      <style:paragraph-properties fo:margin-top="0cm" fo:margin-bottom="0cm" loext:contextual-spacing="false"/>
      <style:text-properties officeooo:rsid="0046c9b3" officeooo:paragraph-rsid="0047f303"/>
    </style:style>
    <style:style style:name="P17" style:family="paragraph" style:parent-style-name="Table_20_Contents">
      <style:paragraph-properties fo:margin-top="0cm" fo:margin-bottom="0cm" loext:contextual-spacing="false"/>
      <style:text-properties officeooo:rsid="0047f303" officeooo:paragraph-rsid="0047f303"/>
    </style:style>
    <style:style style:name="P18" style:family="paragraph" style:parent-style-name="Table_20_Contents">
      <style:paragraph-properties fo:margin-top="0cm" fo:margin-bottom="0cm" loext:contextual-spacing="false"/>
      <style:text-properties officeooo:rsid="00499392" officeooo:paragraph-rsid="00499392"/>
    </style:style>
    <style:style style:name="P19" style:family="paragraph" style:parent-style-name="Table_20_Contents">
      <style:paragraph-properties fo:margin-top="0cm" fo:margin-bottom="0cm" loext:contextual-spacing="false"/>
      <style:text-properties officeooo:rsid="00499392" officeooo:paragraph-rsid="004f3dd0"/>
    </style:style>
    <style:style style:name="P20" style:family="paragraph" style:parent-style-name="Table_20_Contents">
      <style:paragraph-properties fo:margin-top="0cm" fo:margin-bottom="0cm" loext:contextual-spacing="false"/>
      <style:text-properties officeooo:rsid="00499392" officeooo:paragraph-rsid="005028f2"/>
    </style:style>
    <style:style style:name="P21" style:family="paragraph" style:parent-style-name="Table_20_Contents">
      <style:paragraph-properties fo:margin-top="0cm" fo:margin-bottom="0cm" loext:contextual-spacing="false"/>
      <style:text-properties officeooo:rsid="004a75be" officeooo:paragraph-rsid="004a75be"/>
    </style:style>
    <style:style style:name="P22" style:family="paragraph" style:parent-style-name="Table_20_Contents">
      <style:paragraph-properties fo:margin-top="0cm" fo:margin-bottom="0cm" loext:contextual-spacing="false"/>
      <style:text-properties officeooo:rsid="004a75be" officeooo:paragraph-rsid="004b59be"/>
    </style:style>
    <style:style style:name="P23" style:family="paragraph" style:parent-style-name="Table_20_Contents">
      <style:paragraph-properties fo:margin-top="0cm" fo:margin-bottom="0cm" loext:contextual-spacing="false"/>
      <style:text-properties officeooo:rsid="004b59be" officeooo:paragraph-rsid="004b59be"/>
    </style:style>
    <style:style style:name="P24" style:family="paragraph" style:parent-style-name="Table_20_Contents">
      <style:paragraph-properties fo:margin-top="0cm" fo:margin-bottom="0cm" loext:contextual-spacing="false"/>
      <style:text-properties officeooo:rsid="004b6fde" officeooo:paragraph-rsid="004b6fde"/>
    </style:style>
    <style:style style:name="P25" style:family="paragraph" style:parent-style-name="Table_20_Contents">
      <style:paragraph-properties fo:margin-top="0cm" fo:margin-bottom="0cm" loext:contextual-spacing="false"/>
      <style:text-properties officeooo:rsid="004cb473" officeooo:paragraph-rsid="004cb473"/>
    </style:style>
    <style:style style:name="P26" style:family="paragraph" style:parent-style-name="Table_20_Contents">
      <style:paragraph-properties fo:margin-top="0cm" fo:margin-bottom="0cm" loext:contextual-spacing="false"/>
      <style:text-properties officeooo:rsid="004cb473" officeooo:paragraph-rsid="004d0dc8"/>
    </style:style>
    <style:style style:name="P27" style:family="paragraph" style:parent-style-name="Table_20_Contents">
      <style:paragraph-properties fo:margin-top="0cm" fo:margin-bottom="0cm" loext:contextual-spacing="false"/>
      <style:text-properties officeooo:rsid="004f3dd0" officeooo:paragraph-rsid="004f3dd0"/>
    </style:style>
    <style:style style:name="P28" style:family="paragraph" style:parent-style-name="Table_20_Contents">
      <style:paragraph-properties fo:margin-top="0cm" fo:margin-bottom="0cm" loext:contextual-spacing="false"/>
      <style:text-properties officeooo:rsid="004f3dd0" officeooo:paragraph-rsid="005028f2"/>
    </style:style>
    <style:style style:name="P29" style:family="paragraph" style:parent-style-name="Table_20_Contents">
      <style:paragraph-properties fo:margin-top="0cm" fo:margin-bottom="0cm" loext:contextual-spacing="false"/>
      <style:text-properties officeooo:rsid="004f3dd0" officeooo:paragraph-rsid="00506822"/>
    </style:style>
    <style:style style:name="P30" style:family="paragraph" style:parent-style-name="Table_20_Contents">
      <style:paragraph-properties fo:margin-top="0cm" fo:margin-bottom="0cm" loext:contextual-spacing="false"/>
      <style:text-properties officeooo:rsid="005028f2" officeooo:paragraph-rsid="005028f2"/>
    </style:style>
    <style:style style:name="P31" style:family="paragraph" style:parent-style-name="Table_20_Contents">
      <style:paragraph-properties fo:margin-top="0cm" fo:margin-bottom="0cm" loext:contextual-spacing="false"/>
      <style:text-properties officeooo:rsid="005028f2" officeooo:paragraph-rsid="00506822"/>
    </style:style>
    <style:style style:name="P32" style:family="paragraph" style:parent-style-name="Table_20_Contents">
      <style:paragraph-properties fo:margin-top="0cm" fo:margin-bottom="0cm" loext:contextual-spacing="false"/>
      <style:text-properties officeooo:rsid="00506822" officeooo:paragraph-rsid="00506822"/>
    </style:style>
    <style:style style:name="P33" style:family="paragraph" style:parent-style-name="Table_20_Contents">
      <style:paragraph-properties fo:margin-top="0cm" fo:margin-bottom="0cm" loext:contextual-spacing="false"/>
      <style:text-properties officeooo:rsid="0051dd97" officeooo:paragraph-rsid="0051dd97"/>
    </style:style>
    <style:style style:name="P34" style:family="paragraph" style:parent-style-name="Table_20_Contents">
      <style:paragraph-properties fo:margin-top="0cm" fo:margin-bottom="0cm" loext:contextual-spacing="false" fo:text-align="center" style:justify-single-word="false"/>
      <style:text-properties officeooo:rsid="0051dd97" officeooo:paragraph-rsid="0051dd97"/>
    </style:style>
    <style:style style:name="P35" style:family="paragraph" style:parent-style-name="Table_20_Contents">
      <style:paragraph-properties fo:margin-top="0cm" fo:margin-bottom="0cm" loext:contextual-spacing="false"/>
      <style:text-properties officeooo:rsid="0051dd97" officeooo:paragraph-rsid="00529fbb"/>
    </style:style>
    <style:style style:name="P36" style:family="paragraph" style:parent-style-name="Table_20_Contents">
      <style:paragraph-properties fo:margin-top="0cm" fo:margin-bottom="0cm" loext:contextual-spacing="false"/>
      <style:text-properties officeooo:rsid="0051dd97" officeooo:paragraph-rsid="0055ad41"/>
    </style:style>
    <style:style style:name="P37" style:family="paragraph" style:parent-style-name="Table_20_Contents">
      <style:paragraph-properties fo:margin-top="0cm" fo:margin-bottom="0cm" loext:contextual-spacing="false"/>
      <style:text-properties officeooo:rsid="0051dd97" officeooo:paragraph-rsid="005942a3"/>
    </style:style>
    <style:style style:name="P38" style:family="paragraph" style:parent-style-name="Table_20_Contents">
      <style:paragraph-properties fo:margin-top="0cm" fo:margin-bottom="0cm" loext:contextual-spacing="false"/>
      <style:text-properties officeooo:rsid="0051dd97" officeooo:paragraph-rsid="005ab3aa"/>
    </style:style>
    <style:style style:name="P39" style:family="paragraph" style:parent-style-name="Table_20_Contents">
      <style:paragraph-properties fo:margin-top="0cm" fo:margin-bottom="0cm" loext:contextual-spacing="false"/>
      <style:text-properties officeooo:rsid="0051dd97" officeooo:paragraph-rsid="005db2be"/>
    </style:style>
    <style:style style:name="P40" style:family="paragraph" style:parent-style-name="Table_20_Contents">
      <style:paragraph-properties fo:margin-top="0cm" fo:margin-bottom="0cm" loext:contextual-spacing="false"/>
      <style:text-properties officeooo:rsid="0051dd97" officeooo:paragraph-rsid="005e318d"/>
    </style:style>
    <style:style style:name="P41" style:family="paragraph" style:parent-style-name="Table_20_Contents">
      <style:paragraph-properties fo:margin-top="0cm" fo:margin-bottom="0cm" loext:contextual-spacing="false"/>
      <style:text-properties officeooo:rsid="0051dd97" officeooo:paragraph-rsid="005f2777"/>
    </style:style>
    <style:style style:name="P42" style:family="paragraph" style:parent-style-name="Table_20_Contents">
      <style:paragraph-properties fo:margin-top="0cm" fo:margin-bottom="0cm" loext:contextual-spacing="false"/>
      <style:text-properties officeooo:rsid="0051dd97" officeooo:paragraph-rsid="0061a2d0"/>
    </style:style>
    <style:style style:name="P43" style:family="paragraph" style:parent-style-name="Table_20_Contents">
      <style:paragraph-properties fo:margin-top="0cm" fo:margin-bottom="0cm" loext:contextual-spacing="false" fo:text-align="center" style:justify-single-word="false"/>
      <style:text-properties fo:font-weight="bold" officeooo:rsid="0051dd97" officeooo:paragraph-rsid="0051dd97" style:font-weight-asian="bold" style:font-weight-complex="bold"/>
    </style:style>
    <style:style style:name="P44" style:family="paragraph" style:parent-style-name="Table_20_Contents">
      <style:paragraph-properties fo:margin-top="0cm" fo:margin-bottom="0cm" loext:contextual-spacing="false"/>
      <style:text-properties officeooo:rsid="00529fbb" officeooo:paragraph-rsid="00529fbb"/>
    </style:style>
    <style:style style:name="P45" style:family="paragraph" style:parent-style-name="Table_20_Contents">
      <style:paragraph-properties fo:margin-top="0cm" fo:margin-bottom="0cm" loext:contextual-spacing="false"/>
      <style:text-properties officeooo:rsid="00529fbb" officeooo:paragraph-rsid="00544b5f"/>
    </style:style>
    <style:style style:name="P46" style:family="paragraph" style:parent-style-name="Table_20_Contents">
      <style:paragraph-properties fo:margin-top="0cm" fo:margin-bottom="0cm" loext:contextual-spacing="false"/>
      <style:text-properties officeooo:rsid="00529fbb" officeooo:paragraph-rsid="0055ad41"/>
    </style:style>
    <style:style style:name="P47" style:family="paragraph" style:parent-style-name="Table_20_Contents">
      <style:paragraph-properties fo:margin-top="0cm" fo:margin-bottom="0cm" loext:contextual-spacing="false"/>
      <style:text-properties officeooo:rsid="00529fbb" officeooo:paragraph-rsid="00567584"/>
    </style:style>
    <style:style style:name="P48" style:family="paragraph" style:parent-style-name="Table_20_Contents">
      <style:paragraph-properties fo:margin-top="0cm" fo:margin-bottom="0cm" loext:contextual-spacing="false"/>
      <style:text-properties officeooo:rsid="005942a3" officeooo:paragraph-rsid="005942a3"/>
    </style:style>
    <style:style style:name="P49" style:family="paragraph" style:parent-style-name="Table_20_Contents">
      <style:paragraph-properties fo:margin-top="0cm" fo:margin-bottom="0cm" loext:contextual-spacing="false"/>
      <style:text-properties officeooo:rsid="005942a3" officeooo:paragraph-rsid="005ab3aa"/>
    </style:style>
    <style:style style:name="P50" style:family="paragraph" style:parent-style-name="Table_20_Contents">
      <style:paragraph-properties fo:margin-top="0cm" fo:margin-bottom="0cm" loext:contextual-spacing="false"/>
      <style:text-properties officeooo:rsid="005ab3aa" officeooo:paragraph-rsid="005ab3aa"/>
    </style:style>
    <style:style style:name="P51" style:family="paragraph" style:parent-style-name="Table_20_Contents">
      <style:paragraph-properties fo:margin-top="0cm" fo:margin-bottom="0cm" loext:contextual-spacing="false"/>
      <style:text-properties officeooo:rsid="005db2be" officeooo:paragraph-rsid="005e2074"/>
    </style:style>
    <style:style style:name="P52" style:family="paragraph" style:parent-style-name="Table_20_Contents">
      <style:paragraph-properties fo:margin-top="0cm" fo:margin-bottom="0cm" loext:contextual-spacing="false"/>
      <style:text-properties officeooo:rsid="005e2074" officeooo:paragraph-rsid="005e2074"/>
    </style:style>
    <style:style style:name="P53" style:family="paragraph" style:parent-style-name="Table_20_Contents">
      <style:paragraph-properties fo:margin-top="0cm" fo:margin-bottom="0cm" loext:contextual-spacing="false"/>
      <style:text-properties officeooo:rsid="005e318d" officeooo:paragraph-rsid="005e318d"/>
    </style:style>
    <style:style style:name="P54" style:family="paragraph" style:parent-style-name="Table_20_Contents">
      <style:paragraph-properties fo:margin-top="0cm" fo:margin-bottom="0cm" loext:contextual-spacing="false"/>
      <style:text-properties officeooo:rsid="005f2777" officeooo:paragraph-rsid="005f2777"/>
    </style:style>
    <style:style style:name="P55" style:family="paragraph" style:parent-style-name="Table_20_Contents">
      <style:paragraph-properties fo:margin-top="0cm" fo:margin-bottom="0cm" loext:contextual-spacing="false"/>
      <style:text-properties officeooo:rsid="005f2777" officeooo:paragraph-rsid="0061a1ce"/>
    </style:style>
    <style:style style:name="P56" style:family="paragraph" style:parent-style-name="Table_20_Contents">
      <style:paragraph-properties fo:margin-top="0cm" fo:margin-bottom="0cm" loext:contextual-spacing="false"/>
      <style:text-properties officeooo:rsid="0061a1ce" officeooo:paragraph-rsid="0061a1ce"/>
    </style:style>
    <style:style style:name="P57" style:family="paragraph" style:parent-style-name="Table_20_Contents">
      <style:paragraph-properties fo:margin-top="0cm" fo:margin-bottom="0cm" loext:contextual-spacing="false"/>
      <style:text-properties fo:font-weight="normal" officeooo:rsid="004b6fde" officeooo:paragraph-rsid="004b6fde" style:font-weight-asian="normal" style:font-weight-complex="normal"/>
    </style:style>
    <style:style style:name="P58" style:family="paragraph" style:parent-style-name="Table_20_Contents">
      <style:paragraph-properties fo:margin-top="0cm" fo:margin-bottom="0cm" loext:contextual-spacing="false" fo:text-align="end" style:justify-single-word="false"/>
      <style:text-properties officeooo:rsid="00915a15" officeooo:paragraph-rsid="00915a15"/>
    </style:style>
    <style:style style:name="P59" style:family="paragraph" style:parent-style-name="Table_20_Contents">
      <style:paragraph-properties fo:margin-top="0cm" fo:margin-bottom="0cm" loext:contextual-spacing="false"/>
      <style:text-properties officeooo:rsid="00915a15" officeooo:paragraph-rsid="00915a15"/>
    </style:style>
    <style:style style:name="P60"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15a15" officeooo:paragraph-rsid="00915a1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15a15" officeooo:paragraph-rsid="00915a15"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2302e" officeooo:paragraph-rsid="0094101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2302e" officeooo:paragraph-rsid="0092302e"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4101e" officeooo:paragraph-rsid="0094101e"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6fe1b" officeooo:paragraph-rsid="0096fe1b"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6fe1b" officeooo:paragraph-rsid="0097ce6f"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6fe1b" officeooo:paragraph-rsid="0096fe1b"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51c4c" officeooo:paragraph-rsid="00951c4c"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7ce6f" officeooo:paragraph-rsid="0097ce6f"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4e3c" officeooo:paragraph-rsid="009c4e3c"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4e3c" officeooo:paragraph-rsid="009c4e3c"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b78f" officeooo:paragraph-rsid="009cb78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b78f" officeooo:paragraph-rsid="009cb78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dc6b5" officeooo:paragraph-rsid="009dc6b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dc6b5" officeooo:paragraph-rsid="009dc6b5"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f4c15" officeooo:paragraph-rsid="009f4c15"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f4c15" officeooo:paragraph-rsid="009f4c15"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870" officeooo:paragraph-rsid="00a0c870"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870" officeooo:paragraph-rsid="00a0c87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a24" officeooo:paragraph-rsid="00a0ca24"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a24" officeooo:paragraph-rsid="00a0ca24"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7ce6f" officeooo:paragraph-rsid="0097ce6f"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6fe1b" officeooo:paragraph-rsid="0096fe1b"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2302e" officeooo:paragraph-rsid="0092302e"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4101e" officeooo:paragraph-rsid="0094101e"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Standard">
      <style:paragraph-properties fo:margin-top="0cm" fo:margin-bottom="0cm" loext:contextual-spacing="false"/>
      <style:text-properties fo:font-size="40pt" fo:font-style="italic" fo:font-weight="bold" officeooo:rsid="00a49e84" officeooo:paragraph-rsid="00a49e84" style:font-size-asian="10.5pt" style:font-style-asian="italic" style:font-weight-asian="bold" style:font-style-complex="italic" style:font-weight-complex="bold"/>
    </style:style>
    <style:style style:name="P87" style:family="paragraph" style:parent-style-name="Standard">
      <style:paragraph-properties fo:margin-top="0cm" fo:margin-bottom="0cm" loext:contextual-spacing="false"/>
      <style:text-properties fo:font-size="20pt" fo:font-style="italic" fo:font-weight="bold" officeooo:rsid="00a49e84" officeooo:paragraph-rsid="00a49e84" style:font-size-asian="10.5pt" style:font-style-asian="italic" style:font-weight-asian="bold" style:font-style-complex="italic" style:font-weight-complex="bold"/>
    </style:style>
    <style:style style:name="P88" style:family="paragraph" style:parent-style-name="Standard">
      <style:paragraph-properties fo:margin-top="0cm" fo:margin-bottom="0cm" loext:contextual-spacing="false"/>
      <style:text-properties fo:font-size="20pt" fo:font-style="italic" fo:font-weight="bold" officeooo:rsid="00a5f844" officeooo:paragraph-rsid="00a68619" style:font-size-asian="10.5pt" style:font-style-asian="italic" style:font-weight-asian="bold" style:font-style-complex="italic" style:font-weight-complex="bold"/>
    </style:style>
    <style:style style:name="P89" style:family="paragraph" style:parent-style-name="Standard">
      <style:paragraph-properties fo:margin-top="0cm" fo:margin-bottom="0cm" loext:contextual-spacing="false"/>
      <style:text-properties fo:font-size="20pt" fo:font-style="italic" fo:font-weight="bold" officeooo:rsid="00aa0dcc" officeooo:paragraph-rsid="00aa0dcc" style:font-size-asian="10.5pt" style:font-style-asian="italic" style:font-weight-asian="bold" style:font-style-complex="italic" style:font-weight-complex="bold"/>
    </style:style>
    <style:style style:name="P90" style:family="paragraph" style:parent-style-name="Standard">
      <style:paragraph-properties fo:margin-top="0cm" fo:margin-bottom="0cm" loext:contextual-spacing="false"/>
      <style:text-properties fo:font-size="20pt" fo:font-style="italic" fo:font-weight="bold" officeooo:rsid="00b38dc6" officeooo:paragraph-rsid="00b38dc6" style:font-size-asian="10.5pt" style:font-style-asian="italic" style:font-weight-asian="bold" style:font-style-complex="italic" style:font-weight-complex="bold"/>
    </style:style>
    <style:style style:name="P91" style:family="paragraph" style:parent-style-name="Standard">
      <style:paragraph-properties fo:margin-top="0cm" fo:margin-bottom="0cm" loext:contextual-spacing="false"/>
      <style:text-properties fo:font-size="20pt" fo:font-style="italic" fo:font-weight="bold" officeooo:rsid="00b3c573" officeooo:paragraph-rsid="00b3c573" style:font-size-asian="10.5pt" style:font-style-asian="italic" style:font-weight-asian="bold" style:font-style-complex="italic" style:font-weight-complex="bold"/>
    </style:style>
    <style:style style:name="P92" style:family="paragraph" style:parent-style-name="Standard">
      <style:paragraph-properties fo:margin-top="0cm" fo:margin-bottom="0cm" loext:contextual-spacing="false"/>
      <style:text-properties fo:font-size="20pt" fo:letter-spacing="normal" fo:font-style="italic" fo:font-weight="bold" officeooo:rsid="00c29991" officeooo:paragraph-rsid="00c29991" style:font-size-asian="10.5pt" style:font-style-asian="italic" style:font-weight-asian="bold" style:font-style-complex="italic" style:font-weight-complex="bold"/>
    </style:style>
    <style:style style:name="P93" style:family="paragraph" style:parent-style-name="Standard">
      <style:paragraph-properties fo:margin-top="0cm" fo:margin-bottom="0cm" loext:contextual-spacing="false"/>
      <style:text-properties officeooo:rsid="00b3c573" officeooo:paragraph-rsid="00b3c573"/>
    </style:style>
    <style:style style:name="P94" style:family="paragraph" style:parent-style-name="Standard">
      <style:paragraph-properties fo:margin-top="0cm" fo:margin-bottom="0cm" loext:contextual-spacing="false"/>
      <style:text-properties officeooo:rsid="00b38dc6" officeooo:paragraph-rsid="00b38dc6"/>
    </style:style>
    <style:style style:name="P95" style:family="paragraph" style:parent-style-name="Standard">
      <style:paragraph-properties fo:line-height="1.235cm"/>
      <style:text-properties style:font-name="Liberation Serif" fo:font-size="40pt" fo:letter-spacing="normal" fo:font-style="italic" fo:font-weight="bold" officeooo:rsid="0011f0fa" officeooo:paragraph-rsid="0011f0fa" style:font-size-asian="10.5pt" style:font-style-asian="italic" style:font-weight-asian="bold" style:font-style-complex="italic" style:font-weight-complex="bold"/>
    </style:style>
    <style:style style:name="P96" style:family="paragraph" style:parent-style-name="Standard">
      <style:text-properties officeooo:rsid="002dd42c" officeooo:paragraph-rsid="002dd42c"/>
    </style:style>
    <style:style style:name="P97" style:family="paragraph" style:parent-style-name="Standard">
      <style:paragraph-properties>
        <style:drop-cap/>
      </style:paragraph-properties>
      <style:text-properties officeooo:rsid="00369df5" officeooo:paragraph-rsid="00369df5"/>
    </style:style>
    <style:style style:name="P98" style:family="paragraph" style:parent-style-name="Standard">
      <style:paragraph-properties>
        <style:drop-cap/>
      </style:paragraph-properties>
      <style:text-properties officeooo:rsid="003879f8" officeooo:paragraph-rsid="003879f8"/>
    </style:style>
    <style:style style:name="P99" style:family="paragraph" style:parent-style-name="Standard">
      <style:paragraph-properties>
        <style:drop-cap style:lines="3" style:distance="0.25cm"/>
      </style:paragraph-properties>
      <style:text-properties officeooo:rsid="002fd49c" officeooo:paragraph-rsid="002fd49c"/>
    </style:style>
    <style:style style:name="P100" style:family="paragraph" style:parent-style-name="Standard">
      <style:text-properties fo:font-size="20pt" fo:font-style="italic" fo:font-weight="bold" officeooo:rsid="00bf0a33" officeooo:paragraph-rsid="00bf0a33" style:font-size-asian="10.5pt" style:font-style-asian="italic" style:font-weight-asian="bold" style:font-style-complex="italic" style:font-weight-complex="bold"/>
    </style:style>
    <style:style style:name="P101" style:family="paragraph" style:parent-style-name="Standard">
      <style:text-properties fo:font-size="20pt" fo:font-style="italic" fo:font-weight="bold" officeooo:rsid="00e6a507" officeooo:paragraph-rsid="00e6a507" style:font-size-asian="10.5pt" style:font-style-asian="italic" style:font-weight-asian="bold" style:font-style-complex="italic" style:font-weight-complex="bold"/>
    </style:style>
    <style:style style:name="P102" style:family="paragraph" style:parent-style-name="Standard">
      <style:text-properties fo:font-size="20pt" fo:font-style="italic" fo:font-weight="bold" officeooo:rsid="00ed9a13" officeooo:paragraph-rsid="00ed9a13" style:font-size-asian="10.5pt" style:font-style-asian="italic" style:font-weight-asian="bold" style:font-style-complex="italic" style:font-weight-complex="bold"/>
    </style:style>
    <style:style style:name="P103" style:family="paragraph" style:parent-style-name="Standard">
      <style:text-properties fo:font-size="20pt" fo:letter-spacing="-0.025cm" fo:font-style="italic" fo:font-weight="bold" officeooo:rsid="00c1b757" officeooo:paragraph-rsid="00c1b757" style:font-size-asian="10.5pt" style:font-style-asian="italic" style:font-weight-asian="bold" style:font-style-complex="italic" style:font-weight-complex="bold"/>
    </style:style>
    <style:style style:name="P104" style:family="paragraph" style:parent-style-name="Standard">
      <style:text-properties fo:font-size="20pt" fo:letter-spacing="normal" fo:font-style="italic" fo:font-weight="bold" officeooo:rsid="00ca5e1e" officeooo:paragraph-rsid="00ca5e1e" style:font-size-asian="10.5pt" style:font-style-asian="italic" style:font-weight-asian="bold" style:font-style-complex="italic" style:font-weight-complex="bold"/>
    </style:style>
    <style:style style:name="P105" style:family="paragraph" style:parent-style-name="Standard">
      <style:text-properties fo:font-size="20pt" fo:letter-spacing="normal" fo:font-style="italic" fo:font-weight="bold" officeooo:rsid="00c7a188" officeooo:paragraph-rsid="00c7a188" style:font-size-asian="10.5pt" style:font-style-asian="italic" style:font-weight-asian="bold" style:font-style-complex="italic" style:font-weight-complex="bold"/>
    </style:style>
    <style:style style:name="P106" style:family="paragraph" style:parent-style-name="Standard">
      <style:text-properties fo:font-size="20pt" fo:letter-spacing="normal" fo:font-style="italic" fo:font-weight="bold" officeooo:rsid="00ce39a8" officeooo:paragraph-rsid="00ce39a8" style:font-size-asian="10.5pt" style:font-style-asian="italic" style:font-weight-asian="bold" style:font-style-complex="italic" style:font-weight-complex="bold"/>
    </style:style>
    <style:style style:name="P107" style:family="paragraph" style:parent-style-name="Standard">
      <style:text-properties fo:font-size="22pt" fo:font-style="italic" fo:font-weight="bold" officeooo:rsid="00c03f48" officeooo:paragraph-rsid="00c03f48" style:font-size-asian="10.5pt" style:font-style-asian="italic" style:font-weight-asian="bold" style:font-style-complex="italic" style:font-weight-complex="bold"/>
    </style:style>
    <style:style style:name="P108" style:family="paragraph" style:parent-style-name="Standard">
      <style:text-properties fo:font-size="10pt" fo:font-style="normal" fo:font-weight="normal" officeooo:rsid="00a49e84" officeooo:paragraph-rsid="00a49e84" style:font-size-asian="10.5pt"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ize="10pt" fo:font-style="normal" fo:font-weight="normal" officeooo:rsid="00b7b051" officeooo:paragraph-rsid="00b7b051" style:font-size-asian="10.5pt" style:font-style-asian="normal" style:font-weight-asian="normal" style:font-style-complex="normal" style:font-weight-complex="normal"/>
    </style:style>
    <style:style style:name="P110" style:family="paragraph" style:parent-style-name="Standard">
      <style:text-properties fo:font-size="10pt" fo:font-style="normal" fo:font-weight="normal" officeooo:rsid="00efa6ff" officeooo:paragraph-rsid="00efa6ff" style:font-size-asian="10.5pt" style:font-style-asian="normal" style:font-weight-asian="normal" style:font-style-complex="normal" style:font-weight-complex="normal"/>
    </style:style>
    <style:style style:name="P111" style:family="paragraph" style:parent-style-name="Standard">
      <style:text-properties fo:font-size="10pt" fo:font-style="normal" fo:font-weight="normal" officeooo:rsid="01378ecd" officeooo:paragraph-rsid="01389404" style:font-size-asian="10.5pt" style:font-style-asian="normal" style:font-weight-asian="normal" style:font-style-complex="normal" style:font-weight-complex="normal"/>
    </style:style>
    <style:style style:name="P112" style:family="paragraph" style:parent-style-name="Standard">
      <style:text-properties fo:font-size="10pt" fo:letter-spacing="normal" fo:font-style="normal" fo:font-weight="normal" officeooo:rsid="00c1b757" officeooo:paragraph-rsid="00c1b757" style:font-size-asian="10.5pt" style:font-style-asian="normal" style:font-weight-asian="normal" style:font-style-complex="normal" style:font-weight-complex="normal"/>
    </style:style>
    <style:style style:name="P113" style:family="paragraph" style:parent-style-name="Standard">
      <style:text-properties fo:font-size="10pt" fo:letter-spacing="normal" fo:font-style="normal" fo:font-weight="normal" officeooo:rsid="00c3e939" officeooo:paragraph-rsid="00c3e939" style:font-size-asian="10.5pt" style:font-style-asian="normal" style:font-weight-asian="normal" style:font-style-complex="normal" style:font-weight-complex="normal"/>
    </style:style>
    <style:style style:name="P114" style:family="paragraph" style:parent-style-name="Standard">
      <style:text-properties fo:font-size="10pt" fo:letter-spacing="normal" fo:font-style="normal" fo:font-weight="normal" officeooo:rsid="00c7a188" officeooo:paragraph-rsid="00c7a188" style:font-size-asian="10.5pt" style:font-style-asian="normal" style:font-weight-asian="normal" style:font-style-complex="normal" style:font-weight-complex="normal"/>
    </style:style>
    <style:style style:name="P115" style:family="paragraph" style:parent-style-name="Standard">
      <style:text-properties fo:font-size="10pt" fo:letter-spacing="normal" fo:font-style="normal" fo:font-weight="normal" officeooo:rsid="00ca5e1e" officeooo:paragraph-rsid="00ca5e1e" style:font-size-asian="10.5pt" style:font-style-asian="normal" style:font-weight-asian="normal" style:font-style-complex="normal" style:font-weight-complex="normal"/>
    </style:style>
    <style:style style:name="P116" style:family="paragraph" style:parent-style-name="Standard">
      <style:text-properties fo:font-size="10pt" fo:letter-spacing="normal" fo:font-style="normal" fo:font-weight="normal" officeooo:rsid="00cbbd1d" officeooo:paragraph-rsid="00cbbd1d" style:font-size-asian="10.5pt" style:font-style-asian="normal" style:font-weight-asian="normal" style:font-style-complex="normal" style:font-weight-complex="normal"/>
    </style:style>
    <style:style style:name="P117" style:family="paragraph" style:parent-style-name="Standard">
      <style:text-properties fo:font-size="10pt" fo:letter-spacing="normal" fo:font-style="normal" fo:font-weight="normal" officeooo:rsid="00cd1f01" officeooo:paragraph-rsid="00cd1f01" style:font-size-asian="10.5pt" style:font-style-asian="normal" style:font-weight-asian="normal" style:font-style-complex="normal" style:font-weight-complex="normal"/>
    </style:style>
    <style:style style:name="P118" style:family="paragraph" style:parent-style-name="Standard">
      <style:text-properties fo:font-size="10pt" fo:letter-spacing="normal" fo:font-style="normal" fo:font-weight="normal" officeooo:rsid="00ce39a8" officeooo:paragraph-rsid="00d19099" style:font-size-asian="10.5pt" style:font-style-asian="normal" style:font-weight-asian="normal" style:font-style-complex="normal" style:font-weight-complex="normal"/>
    </style:style>
    <style:style style:name="P119" style:family="paragraph" style:parent-style-name="Standard">
      <style:text-properties fo:font-size="10pt" fo:letter-spacing="normal" fo:font-style="normal" fo:font-weight="normal" officeooo:rsid="00da46c8" officeooo:paragraph-rsid="00da46c8" style:font-size-asian="10.5pt" style:font-style-asian="normal" style:font-weight-asian="normal" style:font-style-complex="normal" style:font-weight-complex="normal"/>
    </style:style>
    <style:style style:name="P120" style:family="paragraph" style:parent-style-name="Standard">
      <style:text-properties officeooo:rsid="00a5f844" officeooo:paragraph-rsid="00a5f844"/>
    </style:style>
    <style:style style:name="P121" style:family="paragraph" style:parent-style-name="Standard">
      <style:text-properties officeooo:rsid="00a819a4" officeooo:paragraph-rsid="00a819a4"/>
    </style:style>
    <style:style style:name="P122" style:family="paragraph" style:parent-style-name="Standard">
      <style:text-properties officeooo:rsid="00aacf98" officeooo:paragraph-rsid="00aacf98"/>
    </style:style>
    <style:style style:name="P123" style:family="paragraph" style:parent-style-name="Standard">
      <style:text-properties officeooo:rsid="00abcb0c" officeooo:paragraph-rsid="00abcb0c"/>
    </style:style>
    <style:style style:name="P124" style:family="paragraph" style:parent-style-name="Standard">
      <style:text-properties officeooo:rsid="00af18ab" officeooo:paragraph-rsid="00af18ab"/>
    </style:style>
    <style:style style:name="P125" style:family="paragraph" style:parent-style-name="Standard">
      <style:text-properties officeooo:rsid="00b02d6f" officeooo:paragraph-rsid="00b02d6f"/>
    </style:style>
    <style:style style:name="P126" style:family="paragraph" style:parent-style-name="Standard">
      <style:text-properties officeooo:rsid="00bddf01" officeooo:paragraph-rsid="00bddf01"/>
    </style:style>
    <style:style style:name="P127" style:family="paragraph" style:parent-style-name="Standard">
      <style:text-properties officeooo:rsid="00bf0a33" officeooo:paragraph-rsid="00bf0a33"/>
    </style:style>
    <style:style style:name="P128" style:family="paragraph" style:parent-style-name="Standard">
      <style:text-properties officeooo:rsid="00c12eb6" officeooo:paragraph-rsid="00c12eb6"/>
    </style:style>
    <style:style style:name="P129" style:family="paragraph" style:parent-style-name="Standard">
      <style:text-properties officeooo:rsid="00e6a507" officeooo:paragraph-rsid="00e6a507"/>
    </style:style>
    <style:style style:name="P130" style:family="paragraph" style:parent-style-name="Standard">
      <style:text-properties officeooo:rsid="00e6b11c" officeooo:paragraph-rsid="00e6b11c"/>
    </style:style>
    <style:style style:name="P131" style:family="paragraph" style:parent-style-name="Standard">
      <style:text-properties officeooo:rsid="00e6d663" officeooo:paragraph-rsid="00e6d663"/>
    </style:style>
    <style:style style:name="P132" style:family="paragraph" style:parent-style-name="Standard">
      <style:text-properties officeooo:rsid="00e9835f" officeooo:paragraph-rsid="00e9835f"/>
    </style:style>
    <style:style style:name="P133" style:family="paragraph" style:parent-style-name="Standard">
      <style:text-properties officeooo:rsid="00ed9a13" officeooo:paragraph-rsid="00ed9a13"/>
    </style:style>
    <style:style style:name="P134" style:family="paragraph" style:parent-style-name="Standard">
      <style:text-properties officeooo:rsid="01378ecd" officeooo:paragraph-rsid="01378ecd"/>
    </style:style>
    <style:style style:name="P135" style:family="paragraph" style:parent-style-name="Standard">
      <style:text-properties officeooo:paragraph-rsid="01389404"/>
    </style:style>
    <style:style style:name="P136" style:family="paragraph" style:parent-style-name="Standard">
      <style:paragraph-properties fo:margin-top="0.101cm" fo:margin-bottom="0cm" loext:contextual-spacing="false" fo:line-height="0.406cm"/>
      <style:text-properties style:font-name="Liberation Serif" fo:letter-spacing="normal"/>
    </style:style>
    <style:style style:name="P137" style:family="paragraph" style:parent-style-name="Standard">
      <style:paragraph-properties fo:margin-top="0.101cm" fo:margin-bottom="0cm" loext:contextual-spacing="false" fo:line-height="0.388cm"/>
      <style:text-properties style:font-name="Liberation Serif" fo:letter-spacing="normal"/>
    </style:style>
    <style:style style:name="P138" style:family="paragraph" style:parent-style-name="Standard">
      <style:paragraph-properties fo:margin-top="0.101cm" fo:margin-bottom="0cm" loext:contextual-spacing="false" fo:line-height="0.406cm"/>
      <style:text-properties style:font-name="Liberation Serif" fo:letter-spacing="normal" fo:font-style="italic" fo:font-weight="bold" style:font-style-asian="italic" style:font-weight-asian="bold" style:font-style-complex="italic" style:font-weight-complex="bold"/>
    </style:style>
    <style:style style:name="P139" style:family="paragraph" style:parent-style-name="Standard">
      <style:paragraph-properties fo:margin-top="0.101cm" fo:margin-bottom="0cm" loext:contextual-spacing="false" fo:line-height="0.388cm">
        <style:drop-cap style:lines="3" style:distance="0.25cm"/>
      </style:paragraph-properties>
      <style:text-properties style:font-name="Liberation Serif" fo:letter-spacing="normal" officeooo:rsid="002ae391" officeooo:paragraph-rsid="002ae391"/>
    </style:style>
    <style:style style:name="P140" style:family="paragraph" style:parent-style-name="Standard">
      <style:paragraph-properties fo:margin-top="0.101cm" fo:margin-bottom="0cm" loext:contextual-spacing="false" fo:line-height="1.235cm"/>
      <style:text-properties style:font-name="Liberation Serif" fo:font-size="40pt" fo:letter-spacing="normal" fo:font-style="italic" fo:font-weight="bold" officeooo:rsid="002966bc" officeooo:paragraph-rsid="002966bc" style:font-size-asian="10.5pt" style:font-style-asian="italic" style:font-weight-asian="bold" style:font-style-complex="italic" style:font-weight-complex="bold"/>
    </style:style>
    <style:style style:name="P141" style:family="paragraph" style:parent-style-name="Standard">
      <style:paragraph-properties fo:margin-top="0.101cm" fo:margin-bottom="0cm" loext:contextual-spacing="false" fo:text-align="start" style:justify-single-word="false"/>
      <style:text-properties officeooo:rsid="00b7b051" officeooo:paragraph-rsid="00b7b051"/>
    </style:style>
    <style:style style:name="P142" style:family="paragraph" style:parent-style-name="Standard">
      <style:paragraph-properties fo:margin-top="0.101cm" fo:margin-bottom="0cm" loext:contextual-spacing="false" fo:text-align="start" style:justify-single-word="false"/>
      <style:text-properties officeooo:rsid="00b99334" officeooo:paragraph-rsid="00b99334"/>
    </style:style>
    <style:style style:name="P143" style:family="paragraph" style:parent-style-name="Standard">
      <style:paragraph-properties fo:margin-top="0.101cm" fo:margin-bottom="0cm" loext:contextual-spacing="false" fo:padding="0.049cm" fo:border-left="none" fo:border-right="none" fo:border-top="0.06pt solid #000000" fo:border-bottom="0.06pt solid #000000" style:shadow="none"/>
      <style:text-properties officeooo:rsid="00a5f844" officeooo:paragraph-rsid="00a68619"/>
    </style:style>
    <style:style style:name="P144" style:family="paragraph" style:parent-style-name="Standard">
      <style:paragraph-properties fo:margin-top="0.101cm" fo:margin-bottom="0cm" loext:contextual-spacing="false" fo:text-align="start" style:justify-single-word="false" fo:padding="0.049cm" fo:border-left="none" fo:border-right="none" fo:border-top="0.06pt solid #000000" fo:border-bottom="0.06pt solid #000000" style:shadow="none"/>
      <style:text-properties fo:font-size="10pt" fo:letter-spacing="-0.004cm" fo:font-style="normal" fo:font-weight="normal" officeooo:rsid="00bb5f8b" officeooo:paragraph-rsid="00bb5f8b" style:font-size-asian="10.5pt" style:font-style-asian="normal" style:font-weight-asian="normal" style:font-style-complex="normal" style:font-weight-complex="normal"/>
    </style:style>
    <style:style style:name="P145" style:family="paragraph" style:parent-style-name="Standard">
      <style:paragraph-properties fo:margin-top="0.199cm" fo:margin-bottom="0cm" loext:contextual-spacing="false" fo:padding="0.049cm" fo:border="none" style:shadow="none">
        <style:drop-cap/>
      </style:paragraph-properties>
      <style:text-properties fo:font-size="20pt" fo:font-style="italic" fo:font-weight="bold" officeooo:rsid="0043c178" officeooo:paragraph-rsid="0043c178" style:font-size-asian="10.5pt" style:font-style-asian="italic" style:font-weight-asian="bold" style:font-style-complex="italic" style:font-weight-complex="bold"/>
    </style:style>
    <style:style style:name="P146" style:family="paragraph" style:parent-style-name="Standard">
      <style:paragraph-properties fo:margin-top="0.199cm" fo:margin-bottom="0cm" loext:contextual-spacing="false" fo:padding="0.049cm" fo:border="none" style:shadow="none">
        <style:drop-cap/>
      </style:paragraph-properties>
      <style:text-properties fo:font-size="20pt" fo:font-style="italic" fo:font-weight="bold" officeooo:rsid="0051dd97" officeooo:paragraph-rsid="0051dd97" style:font-size-asian="10.5pt" style:font-style-asian="italic" style:font-weight-asian="bold" style:font-style-complex="italic" style:font-weight-complex="bold"/>
    </style:style>
    <style:style style:name="P147" style:family="paragraph" style:parent-style-name="Standard">
      <style:paragraph-properties fo:margin-top="0.199cm" fo:margin-bottom="0cm" loext:contextual-spacing="false" fo:padding="0.049cm" fo:border="none" style:shadow="none">
        <style:drop-cap/>
      </style:paragraph-properties>
      <style:text-properties fo:font-size="20pt" fo:font-style="italic" fo:font-weight="bold" officeooo:rsid="0058172a" officeooo:paragraph-rsid="0058172a" style:font-size-asian="10.5pt" style:font-style-asian="italic" style:font-weight-asian="bold" style:font-style-complex="italic" style:font-weight-complex="bold"/>
    </style:style>
    <style:style style:name="P148" style:family="paragraph" style:parent-style-name="Standard">
      <loext:graphic-properties draw:fill="none"/>
      <style:paragraph-properties fo:background-color="transparent" fo:padding="0.049cm" fo:border-left="none" fo:border-right="none" fo:border-top="0.06pt solid #000000" fo:border-bottom="0.06pt solid #000000" style:shadow="none">
        <style:drop-cap/>
      </style:paragraph-properties>
      <style:text-properties officeooo:rsid="00369df5" officeooo:paragraph-rsid="00369df5"/>
    </style:style>
    <style:style style:name="P149" style:family="paragraph" style:parent-style-name="Standard">
      <style:paragraph-properties fo:padding="0.049cm" fo:border-left="none" fo:border-right="none" fo:border-top="0.06pt solid #000000" fo:border-bottom="0.06pt solid #000000" style:shadow="none"/>
      <style:text-properties officeooo:rsid="002dd42c" officeooo:paragraph-rsid="002dd42c"/>
    </style:style>
    <style:style style:name="P150" style:family="paragraph" style:parent-style-name="Standard">
      <style:paragraph-properties fo:padding="0.049cm" fo:border-left="none" fo:border-right="none" fo:border-top="0.06pt solid #000000" fo:border-bottom="0.06pt solid #000000" style:shadow="none">
        <style:drop-cap/>
      </style:paragraph-properties>
      <style:text-properties officeooo:rsid="002fd49c" officeooo:paragraph-rsid="002fd49c"/>
    </style:style>
    <style:style style:name="P151" style:family="paragraph" style:parent-style-name="Standard">
      <style:paragraph-properties fo:padding="0.049cm" fo:border-left="none" fo:border-right="none" fo:border-top="0.06pt solid #000000" fo:border-bottom="0.06pt solid #000000" style:shadow="none">
        <style:drop-cap/>
      </style:paragraph-properties>
      <style:text-properties officeooo:rsid="003b5a39" officeooo:paragraph-rsid="003b5a39"/>
    </style:style>
    <style:style style:name="P152" style:family="paragraph" style:parent-style-name="Standard">
      <style:paragraph-properties fo:padding="0.049cm" fo:border-left="none" fo:border-right="none" fo:border-top="0.06pt solid #000000" fo:border-bottom="0.06pt solid #000000" style:shadow="none">
        <style:drop-cap/>
      </style:paragraph-properties>
      <style:text-properties officeooo:rsid="003c35b9" officeooo:paragraph-rsid="003c35b9"/>
    </style:style>
    <style:style style:name="P153" style:family="paragraph" style:parent-style-name="Standard">
      <style:paragraph-properties fo:padding="0.049cm" fo:border-left="none" fo:border-right="none" fo:border-top="0.06pt solid #000000" fo:border-bottom="0.06pt solid #000000" style:shadow="none">
        <style:drop-cap/>
      </style:paragraph-properties>
      <style:text-properties officeooo:rsid="003fe58f" officeooo:paragraph-rsid="003fe58f"/>
    </style:style>
    <style:style style:name="P154" style:family="paragraph" style:parent-style-name="Standard">
      <style:paragraph-properties fo:padding="0.049cm" fo:border-left="none" fo:border-right="none" fo:border-top="0.06pt solid #000000" fo:border-bottom="0.06pt solid #000000" style:shadow="none"/>
      <style:text-properties officeooo:rsid="00aa0dcc" officeooo:paragraph-rsid="00aa0dcc"/>
    </style:style>
    <style:style style:name="P155" style:family="paragraph" style:parent-style-name="Standard">
      <style:paragraph-properties fo:padding="0.049cm" fo:border-left="none" fo:border-right="none" fo:border-top="0.06pt solid #000000" fo:border-bottom="0.06pt solid #000000" style:shadow="none"/>
      <style:text-properties officeooo:rsid="00abcb0c" officeooo:paragraph-rsid="00abcb0c"/>
    </style:style>
    <style:style style:name="P156" style:family="paragraph" style:parent-style-name="Standard">
      <style:paragraph-properties fo:padding="0.049cm" fo:border-left="none" fo:border-right="none" fo:border-top="0.06pt solid #000000" fo:border-bottom="0.06pt solid #000000" style:shadow="none"/>
      <style:text-properties officeooo:rsid="00b02d6f" officeooo:paragraph-rsid="00b02d6f"/>
    </style:style>
    <style:style style:name="P157" style:family="paragraph" style:parent-style-name="Standard">
      <style:paragraph-properties fo:padding="0.049cm" fo:border-left="none" fo:border-right="none" fo:border-top="0.06pt solid #000000" fo:border-bottom="0.06pt solid #000000" style:shadow="none"/>
      <style:text-properties officeooo:rsid="00b38dc6" officeooo:paragraph-rsid="00b38dc6"/>
    </style:style>
    <style:style style:name="P158" style:family="paragraph" style:parent-style-name="Standard">
      <style:paragraph-properties fo:text-align="start" style:justify-single-word="false" fo:padding="0.049cm" fo:border-left="none" fo:border-right="none" fo:border-top="0.06pt solid #000000" fo:border-bottom="0.06pt solid #000000" style:shadow="none"/>
      <style:text-properties officeooo:rsid="00b66807" officeooo:paragraph-rsid="00b66807"/>
    </style:style>
    <style:style style:name="P159"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c1b757" officeooo:paragraph-rsid="00c1b757" style:font-size-asian="10.5pt" style:font-style-asian="normal" style:font-weight-asian="normal" style:font-style-complex="normal" style:font-weight-complex="normal"/>
    </style:style>
    <style:style style:name="P160"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c89a4a" officeooo:paragraph-rsid="00c89a4a" style:font-size-asian="10.5pt" style:font-style-asian="normal" style:font-weight-asian="normal" style:font-style-complex="normal" style:font-weight-complex="normal"/>
    </style:style>
    <style:style style:name="P161"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ce39a8" officeooo:paragraph-rsid="00ce39a8" style:font-size-asian="10.5pt" style:font-style-asian="normal" style:font-weight-asian="normal" style:font-style-complex="normal" style:font-weight-complex="normal"/>
    </style:style>
    <style:style style:name="P162"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d6c700" officeooo:paragraph-rsid="00d6c700" style:font-size-asian="10.5pt" style:font-style-asian="normal" style:font-weight-asian="normal" style:font-style-complex="normal" style:font-weight-complex="normal"/>
    </style:style>
    <style:style style:name="P163"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df8164" officeooo:paragraph-rsid="00df8164" style:font-size-asian="10.5pt" style:font-style-asian="normal" style:font-weight-asian="normal" style:font-style-complex="normal" style:font-weight-complex="normal"/>
    </style:style>
    <style:style style:name="P164" style:family="paragraph" style:parent-style-name="Standard">
      <style:paragraph-properties fo:padding="0.049cm" fo:border-left="none" fo:border-right="none" fo:border-top="0.06pt solid #000000" fo:border-bottom="0.06pt solid #000000" style:shadow="none"/>
      <style:text-properties officeooo:rsid="00e6d663" officeooo:paragraph-rsid="00e6d663"/>
    </style:style>
    <style:style style:name="P165" style:family="paragraph" style:parent-style-name="Standard">
      <style:paragraph-properties fo:padding="0.049cm" fo:border-left="none" fo:border-right="none" fo:border-top="0.06pt solid #000000" fo:border-bottom="0.06pt solid #000000" style:shadow="none"/>
      <style:text-properties fo:letter-spacing="-0.007cm" fo:font-weight="normal" officeooo:rsid="00e9835f" officeooo:paragraph-rsid="00e9835f" style:font-weight-asian="normal" style:font-weight-complex="normal"/>
    </style:style>
    <style:style style:name="P166" style:family="paragraph" style:parent-style-name="Standard">
      <style:paragraph-properties style:shadow="none">
        <style:drop-cap style:lines="3" style:distance="0.25cm"/>
      </style:paragraph-properties>
      <style:text-properties officeooo:rsid="003b5a39" officeooo:paragraph-rsid="003b5a39"/>
    </style:style>
    <style:style style:name="P167" style:family="paragraph" style:parent-style-name="Standard">
      <style:paragraph-properties style:shadow="none">
        <style:drop-cap style:lines="3" style:distance="0.25cm"/>
      </style:paragraph-properties>
      <style:text-properties officeooo:rsid="003c35b9" officeooo:paragraph-rsid="003c35b9"/>
    </style:style>
    <style:style style:name="P168" style:family="paragraph" style:parent-style-name="Standard">
      <style:paragraph-properties fo:padding="0.049cm" fo:border="none" style:shadow="none">
        <style:drop-cap/>
      </style:paragraph-properties>
      <style:text-properties fo:font-size="20pt" fo:font-style="italic" fo:font-weight="bold" officeooo:rsid="0066ade9" officeooo:paragraph-rsid="0066ade9" style:font-size-asian="10.5pt" style:font-style-asian="italic" style:font-weight-asian="bold" style:font-style-complex="italic" style:font-weight-complex="bold"/>
    </style:style>
    <style:style style:name="P169" style:family="paragraph" style:parent-style-name="Standard">
      <style:paragraph-properties fo:padding="0.049cm" fo:border="none" style:shadow="none">
        <style:drop-cap/>
      </style:paragraph-properties>
      <style:text-properties fo:font-size="20pt" fo:font-style="italic" fo:font-weight="bold" officeooo:rsid="006b5cb5" officeooo:paragraph-rsid="006b5cb5" style:font-size-asian="10.5pt" style:font-style-asian="italic" style:font-weight-asian="bold" style:font-style-complex="italic" style:font-weight-complex="bold"/>
    </style:style>
    <style:style style:name="P170" style:family="paragraph" style:parent-style-name="Standard">
      <style:paragraph-properties fo:padding="0.049cm" fo:border="none" style:shadow="none">
        <style:drop-cap/>
      </style:paragraph-properties>
      <style:text-properties fo:font-size="20pt" fo:font-style="italic" fo:font-weight="bold" officeooo:rsid="006ec82f" officeooo:paragraph-rsid="006ec82f" style:font-size-asian="10.5pt" style:font-style-asian="italic" style:font-weight-asian="bold" style:font-style-complex="italic" style:font-weight-complex="bold"/>
    </style:style>
    <style:style style:name="P171" style:family="paragraph" style:parent-style-name="Standard">
      <style:paragraph-properties fo:padding="0.049cm" fo:border="none" style:shadow="none">
        <style:drop-cap/>
      </style:paragraph-properties>
      <style:text-properties fo:font-size="20pt" fo:font-style="italic" fo:font-weight="bold" officeooo:rsid="00845767" officeooo:paragraph-rsid="00845767" style:font-size-asian="10.5pt" style:font-style-asian="italic" style:font-weight-asian="bold" style:font-style-complex="italic" style:font-weight-complex="bold"/>
    </style:style>
    <style:style style:name="P172" style:family="paragraph" style:parent-style-name="Standard">
      <style:paragraph-properties fo:padding="0.049cm" fo:border="none" style:shadow="none">
        <style:drop-cap/>
      </style:paragraph-properties>
      <style:text-properties fo:font-size="20pt" fo:font-style="italic" fo:font-weight="bold" officeooo:rsid="00915a15" officeooo:paragraph-rsid="00915a15" style:font-size-asian="10.5pt" style:font-style-asian="italic" style:font-weight-asian="bold" style:font-style-complex="italic" style:font-weight-complex="bold"/>
    </style:style>
    <style:style style:name="P173" style:family="paragraph" style:parent-style-name="Standard">
      <style:paragraph-properties fo:padding="0.049cm" fo:border="none" style:shadow="none">
        <style:drop-cap/>
      </style:paragraph-properties>
      <style:text-properties fo:font-size="20pt" fo:font-style="italic" fo:font-weight="bold" officeooo:rsid="00951c4c" officeooo:paragraph-rsid="00951c4c" style:font-size-asian="10.5pt" style:font-style-asian="italic" style:font-weight-asian="bold" style:font-style-complex="italic" style:font-weight-complex="bold"/>
    </style:style>
    <style:style style:name="P174" style:family="paragraph" style:parent-style-name="Standard">
      <style:paragraph-properties fo:padding="0.049cm" fo:border="none" style:shadow="none">
        <style:drop-cap/>
      </style:paragraph-properties>
      <style:text-properties fo:font-size="20pt" fo:font-style="italic" fo:font-weight="bold" officeooo:rsid="0096fe1b" officeooo:paragraph-rsid="0096fe1b" style:font-size-asian="10.5pt" style:font-style-asian="italic" style:font-weight-asian="bold" style:font-style-complex="italic" style:font-weight-complex="bold"/>
    </style:style>
    <style:style style:name="P175" style:family="paragraph" style:parent-style-name="Standard">
      <style:paragraph-properties fo:padding="0.049cm" fo:border="none" style:shadow="none">
        <style:drop-cap/>
      </style:paragraph-properties>
      <style:text-properties fo:font-size="20pt" fo:font-style="italic" fo:font-weight="bold" officeooo:rsid="009cb78f" officeooo:paragraph-rsid="009cb78f" style:font-size-asian="10.5pt" style:font-style-asian="italic" style:font-weight-asian="bold" style:font-style-complex="italic" style:font-weight-complex="bold"/>
    </style:style>
    <style:style style:name="P176" style:family="paragraph" style:parent-style-name="Standard">
      <style:paragraph-properties fo:padding="0.049cm" fo:border="none" style:shadow="none">
        <style:drop-cap/>
      </style:paragraph-properties>
      <style:text-properties fo:font-size="20pt" fo:font-style="italic" fo:font-weight="bold" officeooo:rsid="009dc6b5" officeooo:paragraph-rsid="009dc6b5" style:font-size-asian="10.5pt" style:font-style-asian="italic" style:font-weight-asian="bold" style:font-style-complex="italic" style:font-weight-complex="bold"/>
    </style:style>
    <style:style style:name="P177" style:family="paragraph" style:parent-style-name="Standard">
      <style:paragraph-properties fo:padding="0.049cm" fo:border="none" style:shadow="none">
        <style:drop-cap/>
      </style:paragraph-properties>
      <style:text-properties fo:font-size="20pt" fo:font-style="italic" fo:font-weight="bold" officeooo:rsid="009f4c15" officeooo:paragraph-rsid="009f4c15" style:font-size-asian="10.5pt" style:font-style-asian="italic" style:font-weight-asian="bold" style:font-style-complex="italic" style:font-weight-complex="bold"/>
    </style:style>
    <style:style style:name="P178" style:family="paragraph" style:parent-style-name="Standard">
      <style:paragraph-properties fo:padding="0.049cm" fo:border="none" style:shadow="none">
        <style:drop-cap/>
      </style:paragraph-properties>
      <style:text-properties fo:font-size="20pt" fo:font-style="italic" fo:font-weight="bold" officeooo:rsid="00a0c870" officeooo:paragraph-rsid="00a0c870" style:font-size-asian="10.5pt" style:font-style-asian="italic" style:font-weight-asian="bold" style:font-style-complex="italic" style:font-weight-complex="bold"/>
    </style:style>
    <style:style style:name="P179" style:family="paragraph" style:parent-style-name="Standard">
      <style:paragraph-properties fo:padding="0.049cm" fo:border="none" style:shadow="none">
        <style:drop-cap/>
      </style:paragraph-properties>
      <style:text-properties fo:font-size="20pt" fo:font-style="italic" fo:font-weight="bold" officeooo:rsid="00a0ca24" officeooo:paragraph-rsid="00a0ca24" style:font-size-asian="10.5pt" style:font-style-asian="italic" style:font-weight-asian="bold" style:font-style-complex="italic" style:font-weight-complex="bold"/>
    </style:style>
    <style:style style:name="P180" style:family="paragraph" style:parent-style-name="Standard">
      <style:paragraph-properties fo:padding="0.049cm" fo:border="none" style:shadow="none">
        <style:drop-cap/>
      </style:paragraph-properties>
      <style:text-properties fo:font-size="40pt" fo:font-style="italic" fo:font-weight="bold" officeooo:rsid="0043c178" officeooo:paragraph-rsid="0043c178" style:font-size-asian="10.5pt" style:font-style-asian="italic" style:font-weight-asian="bold" style:font-style-complex="italic" style:font-weight-complex="bold"/>
    </style:style>
    <style:style style:name="P181" style:family="paragraph" style:parent-style-name="Standard">
      <style:paragraph-properties fo:line-height="1.235cm" fo:padding="0.049cm" fo:border="none" style:shadow="none">
        <style:drop-cap/>
      </style:paragraph-properties>
      <style:text-properties fo:font-size="40pt" fo:font-style="italic" fo:font-weight="bold" officeooo:rsid="0066ade9" officeooo:paragraph-rsid="0066ade9" style:font-size-asian="10.5pt" style:font-style-asian="italic" style:font-weight-asian="bold" style:font-style-complex="italic" style:font-weight-complex="bold"/>
    </style:style>
    <style:style style:name="P182" style:family="paragraph" style:parent-style-name="Standard">
      <style:paragraph-properties fo:padding="0.049cm" fo:border="none" style:shadow="none">
        <style:drop-cap/>
      </style:paragraph-properties>
      <style:text-properties fo:font-size="10pt" fo:font-style="normal" fo:font-weight="normal" officeooo:rsid="0083da61" officeooo:paragraph-rsid="0087a766" style:font-size-asian="10.5pt" style:font-style-asian="normal" style:font-weight-asian="normal" style:font-style-complex="normal" style:font-weight-complex="normal"/>
    </style:style>
    <style:style style:name="P183" style:family="paragraph" style:parent-style-name="Standard">
      <style:paragraph-properties fo:padding="0.049cm" fo:border="none" style:shadow="none">
        <style:drop-cap/>
      </style:paragraph-properties>
      <style:text-properties fo:font-size="10pt" fo:font-style="normal" fo:font-weight="normal" officeooo:rsid="009dc6b5" officeooo:paragraph-rsid="009dc6b5" style:font-size-asian="10.5pt" style:font-style-asian="normal" style:font-weight-asian="normal" style:font-style-complex="normal" style:font-weight-complex="normal"/>
    </style:style>
    <style:style style:name="P184" style:family="paragraph" style:parent-style-name="Standard">
      <style:paragraph-properties fo:margin-top="0.4cm" fo:margin-bottom="0cm" loext:contextual-spacing="false" fo:padding="0.049cm" fo:border="none" style:shadow="none">
        <style:drop-cap/>
      </style:paragraph-properties>
      <style:text-properties fo:font-size="20pt" fo:font-style="italic" fo:font-weight="bold" officeooo:rsid="0058c627" officeooo:paragraph-rsid="0058c627" style:font-size-asian="10.5pt" style:font-style-asian="italic" style:font-weight-asian="bold" style:font-style-complex="italic" style:font-weight-complex="bold"/>
    </style:style>
    <style:style style:name="P185" style:family="paragraph" style:parent-style-name="Table_20_Contents">
      <style:paragraph-properties fo:text-align="center" style:justify-single-word="false"/>
      <style:text-properties officeooo:rsid="00691223" officeooo:paragraph-rsid="00691223"/>
    </style:style>
    <style:style style:name="P186" style:family="paragraph" style:parent-style-name="Table_20_Contents">
      <style:paragraph-properties fo:text-align="center" style:justify-single-word="false"/>
      <style:text-properties officeooo:rsid="00697018" officeooo:paragraph-rsid="00697018"/>
    </style:style>
    <style:style style:name="P187" style:family="paragraph" style:parent-style-name="Table_20_Contents">
      <style:paragraph-properties fo:text-align="center" style:justify-single-word="false"/>
      <style:text-properties officeooo:rsid="006b5cb5" officeooo:paragraph-rsid="006b5cb5"/>
    </style:style>
    <style:style style:name="P188" style:family="paragraph" style:parent-style-name="Table_20_Contents">
      <style:paragraph-properties fo:text-align="center" style:justify-single-word="false"/>
      <style:text-properties fo:font-weight="bold" officeooo:rsid="00691223" officeooo:paragraph-rsid="006b5cb5" style:font-weight-asian="bold" style:font-weight-complex="bold"/>
    </style:style>
    <style:style style:name="P189" style:family="paragraph" style:parent-style-name="Table_20_Contents">
      <style:paragraph-properties fo:text-align="center" style:justify-single-word="false"/>
      <style:text-properties fo:font-weight="bold" officeooo:rsid="00691223" officeooo:paragraph-rsid="00691223" style:font-weight-asian="bold" style:font-weight-complex="bold"/>
    </style:style>
    <style:style style:name="P190" style:family="paragraph" style:parent-style-name="Table_20_Contents">
      <style:paragraph-properties fo:text-align="center" style:justify-single-word="false"/>
      <style:text-properties fo:font-weight="bold" officeooo:rsid="00697018" officeooo:paragraph-rsid="006b5cb5" style:font-weight-asian="bold" style:font-weight-complex="bold"/>
    </style:style>
    <style:style style:name="P191" style:family="paragraph" style:parent-style-name="Table_20_Contents">
      <style:paragraph-properties fo:text-align="center" style:justify-single-word="false"/>
      <style:text-properties fo:font-weight="bold" officeooo:rsid="00697018" officeooo:paragraph-rsid="00697018" style:font-weight-asian="bold" style:font-weight-complex="bold"/>
    </style:style>
    <style:style style:name="P192" style:family="paragraph" style:parent-style-name="Table_20_Contents">
      <style:text-properties officeooo:rsid="007297e7" officeooo:paragraph-rsid="007297e7"/>
    </style:style>
    <style:style style:name="P193" style:family="paragraph" style:parent-style-name="Table_20_Contents">
      <style:text-properties officeooo:rsid="007297e7" officeooo:paragraph-rsid="007415fe"/>
    </style:style>
    <style:style style:name="P194" style:family="paragraph" style:parent-style-name="Table_20_Contents">
      <style:text-properties officeooo:rsid="007297e7" officeooo:paragraph-rsid="00774f06"/>
    </style:style>
    <style:style style:name="P195" style:family="paragraph" style:parent-style-name="Table_20_Contents">
      <style:text-properties officeooo:rsid="007297e7" officeooo:paragraph-rsid="00785e45"/>
    </style:style>
    <style:style style:name="P196" style:family="paragraph" style:parent-style-name="Table_20_Contents">
      <style:text-properties officeooo:rsid="007297e7" officeooo:paragraph-rsid="007a1737"/>
    </style:style>
    <style:style style:name="P197" style:family="paragraph" style:parent-style-name="Table_20_Contents">
      <style:text-properties officeooo:rsid="007297e7" officeooo:paragraph-rsid="007fff05"/>
    </style:style>
    <style:style style:name="P198" style:family="paragraph" style:parent-style-name="Table_20_Contents">
      <style:text-properties officeooo:rsid="007415fe" officeooo:paragraph-rsid="007415fe"/>
    </style:style>
    <style:style style:name="P199" style:family="paragraph" style:parent-style-name="Table_20_Contents">
      <style:text-properties officeooo:rsid="00774f06" officeooo:paragraph-rsid="00774f06"/>
    </style:style>
    <style:style style:name="P200" style:family="paragraph" style:parent-style-name="Table_20_Contents">
      <style:text-properties officeooo:rsid="00774f06" officeooo:paragraph-rsid="007fff05"/>
    </style:style>
    <style:style style:name="P201" style:family="paragraph" style:parent-style-name="Table_20_Contents">
      <style:text-properties officeooo:rsid="00785e45" officeooo:paragraph-rsid="00785e45"/>
    </style:style>
    <style:style style:name="P202" style:family="paragraph" style:parent-style-name="Table_20_Contents">
      <style:text-properties officeooo:rsid="00785e45" officeooo:paragraph-rsid="007a1737"/>
    </style:style>
    <style:style style:name="P203" style:family="paragraph" style:parent-style-name="Table_20_Contents">
      <style:text-properties officeooo:rsid="007a1737" officeooo:paragraph-rsid="007a1737"/>
    </style:style>
    <style:style style:name="P204" style:family="paragraph" style:parent-style-name="Table_20_Contents">
      <style:paragraph-properties fo:text-align="center" style:justify-single-word="false"/>
      <style:text-properties officeooo:rsid="00b3c573" officeooo:paragraph-rsid="00b3c573"/>
    </style:style>
    <style:style style:name="P205" style:family="paragraph" style:parent-style-name="_35_-columns">
      <style:paragraph-properties fo:line-height="1.235cm"/>
    </style:style>
    <style:style style:name="P206" style:family="paragraph" style:parent-style-name="Table_20_Contents">
      <style:paragraph-properties fo:margin-top="0.03cm" fo:margin-bottom="0cm" loext:contextual-spacing="false"/>
    </style:style>
    <style:style style:name="P207" style:family="paragraph" style:parent-style-name="Table_20_Contents">
      <style:paragraph-properties fo:margin-top="0.03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margin-top="0.03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margin-top="0.03cm" fo:margin-bottom="0cm" loext:contextual-spacing="false" fo:text-align="end" style:justify-single-word="false"/>
    </style:style>
    <style:style style:name="P210" style:family="paragraph" style:parent-style-name="Standard" style:list-style-name="L1">
      <style:paragraph-properties fo:margin-top="0cm" fo:margin-bottom="0cm" loext:contextual-spacing="false"/>
      <style:text-properties fo:font-size="10pt" fo:font-style="normal" fo:font-weight="normal" officeooo:rsid="00a49e84" officeooo:paragraph-rsid="00a49e84" style:font-size-asian="10.5pt" style:font-style-asian="normal" style:font-weight-asian="normal" style:font-style-complex="normal" style:font-weight-complex="normal"/>
    </style:style>
    <style:style style:name="P211" style:family="paragraph" style:parent-style-name="Standard" style:list-style-name="L2">
      <style:paragraph-properties fo:margin-top="0cm" fo:margin-bottom="0cm" loext:contextual-spacing="false"/>
      <style:text-properties officeooo:paragraph-rsid="00efa6ff"/>
    </style:style>
    <style:style style:name="P212" style:family="paragraph" style:parent-style-name="Standard" style:list-style-name="L2">
      <style:paragraph-properties fo:margin-top="0cm" fo:margin-bottom="0cm" loext:contextual-spacing="false"/>
      <style:text-properties officeooo:paragraph-rsid="012a0c91"/>
    </style:style>
    <style:style style:name="P213" style:family="paragraph" style:parent-style-name="Standard" style:list-style-name="L2">
      <style:paragraph-properties fo:margin-top="0cm" fo:margin-bottom="0cm" loext:contextual-spacing="false"/>
      <style:text-properties fo:letter-spacing="-0.011cm" officeooo:rsid="00efa6ff" officeooo:paragraph-rsid="00efa6ff"/>
    </style:style>
    <style:style style:name="P214" style:family="paragraph" style:parent-style-name="Standard" style:list-style-name="L2">
      <style:paragraph-properties fo:margin-top="0cm" fo:margin-bottom="0cm" loext:contextual-spacing="false"/>
      <style:text-properties fo:letter-spacing="-0.011cm" officeooo:rsid="00f23c17" officeooo:paragraph-rsid="00f23c17"/>
    </style:style>
    <style:style style:name="P215" style:family="paragraph" style:parent-style-name="Standard" style:list-style-name="L2">
      <style:paragraph-properties fo:margin-top="0cm" fo:margin-bottom="0cm" loext:contextual-spacing="false"/>
      <style:text-properties fo:letter-spacing="-0.011cm" officeooo:rsid="00f34893" officeooo:paragraph-rsid="00f34893"/>
    </style:style>
    <style:style style:name="P216" style:family="paragraph" style:parent-style-name="Standard" style:list-style-name="L2">
      <style:paragraph-properties fo:margin-top="0cm" fo:margin-bottom="0cm" loext:contextual-spacing="false"/>
      <style:text-properties fo:letter-spacing="-0.011cm" officeooo:rsid="00f43b19" officeooo:paragraph-rsid="00f43b19"/>
    </style:style>
    <style:style style:name="P217" style:family="paragraph" style:parent-style-name="Standard" style:list-style-name="L2">
      <style:paragraph-properties fo:margin-top="0cm" fo:margin-bottom="0cm" loext:contextual-spacing="false"/>
      <style:text-properties fo:letter-spacing="-0.011cm" fo:font-weight="normal" officeooo:rsid="00f57317" officeooo:paragraph-rsid="00f57317" style:font-weight-asian="normal" style:font-weight-complex="normal"/>
    </style:style>
    <style:style style:name="P218" style:family="paragraph" style:parent-style-name="Standard" style:list-style-name="L2">
      <style:paragraph-properties fo:margin-top="0cm" fo:margin-bottom="0cm" loext:contextual-spacing="false"/>
      <style:text-properties fo:letter-spacing="-0.011cm" fo:font-weight="normal" officeooo:rsid="00f585d0" officeooo:paragraph-rsid="00f585d0" style:font-weight-asian="normal" style:font-weight-complex="normal"/>
    </style:style>
    <style:style style:name="P219" style:family="paragraph" style:parent-style-name="Standard" style:list-style-name="L2">
      <style:paragraph-properties fo:margin-top="0cm" fo:margin-bottom="0cm" loext:contextual-spacing="false"/>
      <style:text-properties fo:letter-spacing="-0.011cm" fo:font-weight="normal" officeooo:rsid="00f5e13d" officeooo:paragraph-rsid="00f5e13d" style:font-weight-asian="normal" style:font-weight-complex="normal"/>
    </style:style>
    <style:style style:name="P220" style:family="paragraph" style:parent-style-name="Standard" style:list-style-name="L2">
      <style:paragraph-properties fo:margin-top="0cm" fo:margin-bottom="0cm" loext:contextual-spacing="false"/>
      <style:text-properties fo:letter-spacing="-0.011cm" fo:font-weight="normal" officeooo:rsid="00f74f26" officeooo:paragraph-rsid="00f74f26" style:font-weight-asian="normal" style:font-weight-complex="normal"/>
    </style:style>
    <style:style style:name="P221" style:family="paragraph" style:parent-style-name="Standard" style:list-style-name="L2">
      <style:paragraph-properties fo:margin-top="0cm" fo:margin-bottom="0cm" loext:contextual-spacing="false"/>
      <style:text-properties fo:letter-spacing="-0.011cm" fo:font-weight="normal" officeooo:rsid="00fae7a2" officeooo:paragraph-rsid="00fae7a2" style:font-weight-asian="normal" style:font-weight-complex="normal"/>
    </style:style>
    <style:style style:name="P222" style:family="paragraph" style:parent-style-name="Standard" style:list-style-name="L2">
      <style:paragraph-properties fo:margin-top="0cm" fo:margin-bottom="0cm" loext:contextual-spacing="false"/>
      <style:text-properties fo:letter-spacing="-0.011cm" fo:font-weight="normal" officeooo:rsid="00fb2fa7" officeooo:paragraph-rsid="00fb2fa7" style:font-weight-asian="normal" style:font-weight-complex="normal"/>
    </style:style>
    <style:style style:name="P223" style:family="paragraph" style:parent-style-name="Standard" style:list-style-name="L2">
      <style:paragraph-properties fo:margin-top="0cm" fo:margin-bottom="0cm" loext:contextual-spacing="false"/>
      <style:text-properties fo:letter-spacing="-0.011cm" fo:font-weight="normal" officeooo:rsid="00fd1d5c" officeooo:paragraph-rsid="00fd1d5c" style:font-weight-asian="normal" style:font-weight-complex="normal"/>
    </style:style>
    <style:style style:name="P224" style:family="paragraph" style:parent-style-name="Standard" style:list-style-name="L2">
      <style:paragraph-properties fo:margin-top="0cm" fo:margin-bottom="0cm" loext:contextual-spacing="false"/>
      <style:text-properties fo:letter-spacing="-0.011cm" fo:font-weight="normal" officeooo:rsid="00fe515c" officeooo:paragraph-rsid="00fe515c" style:font-weight-asian="normal" style:font-weight-complex="normal"/>
    </style:style>
    <style:style style:name="P225" style:family="paragraph" style:parent-style-name="Standard" style:list-style-name="L2">
      <style:paragraph-properties fo:margin-top="0cm" fo:margin-bottom="0cm" loext:contextual-spacing="false"/>
      <style:text-properties fo:letter-spacing="-0.011cm" fo:font-weight="normal" officeooo:rsid="00ffa442" officeooo:paragraph-rsid="00ffa442" style:font-weight-asian="normal" style:font-weight-complex="normal"/>
    </style:style>
    <style:style style:name="P226" style:family="paragraph" style:parent-style-name="Standard" style:list-style-name="L2">
      <style:paragraph-properties fo:margin-top="0cm" fo:margin-bottom="0cm" loext:contextual-spacing="false"/>
      <style:text-properties fo:letter-spacing="-0.011cm" fo:font-weight="normal" officeooo:rsid="01016344" officeooo:paragraph-rsid="01016344" style:font-weight-asian="normal" style:font-weight-complex="normal"/>
    </style:style>
    <style:style style:name="P227" style:family="paragraph" style:parent-style-name="Standard" style:list-style-name="L2">
      <style:paragraph-properties fo:margin-top="0cm" fo:margin-bottom="0cm" loext:contextual-spacing="false"/>
      <style:text-properties fo:letter-spacing="-0.011cm" fo:font-weight="normal" officeooo:rsid="01053355" officeooo:paragraph-rsid="01053355" style:font-weight-asian="normal" style:font-weight-complex="normal"/>
    </style:style>
    <style:style style:name="P228" style:family="paragraph" style:parent-style-name="Standard" style:list-style-name="L2">
      <style:paragraph-properties fo:margin-top="0cm" fo:margin-bottom="0cm" loext:contextual-spacing="false"/>
      <style:text-properties fo:letter-spacing="-0.011cm" fo:font-weight="normal" officeooo:rsid="0106a8f6" officeooo:paragraph-rsid="0106a8f6" style:font-weight-asian="normal" style:font-weight-complex="normal"/>
    </style:style>
    <style:style style:name="P229" style:family="paragraph" style:parent-style-name="Standard" style:list-style-name="L2">
      <style:paragraph-properties fo:margin-top="0cm" fo:margin-bottom="0cm" loext:contextual-spacing="false"/>
      <style:text-properties fo:letter-spacing="-0.011cm" fo:font-weight="normal" officeooo:rsid="010ccb6d" officeooo:paragraph-rsid="010ccb6d" style:font-weight-asian="normal" style:font-weight-complex="normal"/>
    </style:style>
    <style:style style:name="P230" style:family="paragraph" style:parent-style-name="Standard" style:list-style-name="L2">
      <style:paragraph-properties fo:margin-top="0cm" fo:margin-bottom="0cm" loext:contextual-spacing="false"/>
      <style:text-properties fo:letter-spacing="-0.011cm" fo:font-weight="normal" officeooo:rsid="010e1f1f" officeooo:paragraph-rsid="010e1f1f" style:font-weight-asian="normal" style:font-weight-complex="normal"/>
    </style:style>
    <style:style style:name="P231" style:family="paragraph" style:parent-style-name="Standard" style:list-style-name="L2">
      <style:paragraph-properties fo:margin-top="0cm" fo:margin-bottom="0cm" loext:contextual-spacing="false"/>
      <style:text-properties fo:letter-spacing="-0.011cm" fo:font-weight="normal" officeooo:rsid="010fe4b2" officeooo:paragraph-rsid="010fe4b2" style:font-weight-asian="normal" style:font-weight-complex="normal"/>
    </style:style>
    <style:style style:name="P232" style:family="paragraph" style:parent-style-name="Standard" style:list-style-name="L2">
      <style:paragraph-properties fo:margin-top="0cm" fo:margin-bottom="0cm" loext:contextual-spacing="false"/>
      <style:text-properties fo:letter-spacing="-0.011cm" fo:font-weight="normal" officeooo:rsid="01114926" officeooo:paragraph-rsid="01114926" style:font-weight-asian="normal" style:font-weight-complex="normal"/>
    </style:style>
    <style:style style:name="P233" style:family="paragraph" style:parent-style-name="Standard" style:list-style-name="L2">
      <style:paragraph-properties fo:margin-top="0cm" fo:margin-bottom="0cm" loext:contextual-spacing="false"/>
      <style:text-properties fo:letter-spacing="-0.011cm" fo:font-weight="normal" officeooo:rsid="011209a1" officeooo:paragraph-rsid="011209a1" style:font-weight-asian="normal" style:font-weight-complex="normal"/>
    </style:style>
    <style:style style:name="P234" style:family="paragraph" style:parent-style-name="Standard" style:list-style-name="L2">
      <style:paragraph-properties fo:margin-top="0cm" fo:margin-bottom="0cm" loext:contextual-spacing="false"/>
      <style:text-properties fo:letter-spacing="-0.011cm" fo:font-weight="normal" officeooo:rsid="011255fc" officeooo:paragraph-rsid="011255fc" style:font-weight-asian="normal" style:font-weight-complex="normal"/>
    </style:style>
    <style:style style:name="P235" style:family="paragraph" style:parent-style-name="Standard" style:list-style-name="L2">
      <style:paragraph-properties fo:margin-top="0cm" fo:margin-bottom="0cm" loext:contextual-spacing="false"/>
      <style:text-properties fo:letter-spacing="-0.011cm" fo:font-weight="normal" officeooo:rsid="0112c29b" officeooo:paragraph-rsid="0112c29b" style:font-weight-asian="normal" style:font-weight-complex="normal"/>
    </style:style>
    <style:style style:name="P236" style:family="paragraph" style:parent-style-name="Standard" style:list-style-name="L2">
      <style:paragraph-properties fo:margin-top="0cm" fo:margin-bottom="0cm" loext:contextual-spacing="false"/>
      <style:text-properties fo:letter-spacing="-0.011cm" fo:font-weight="normal" officeooo:rsid="01153d84" officeooo:paragraph-rsid="01153d84" style:font-weight-asian="normal" style:font-weight-complex="normal"/>
    </style:style>
    <style:style style:name="P237" style:family="paragraph" style:parent-style-name="Standard" style:list-style-name="L2">
      <style:paragraph-properties fo:margin-top="0cm" fo:margin-bottom="0cm" loext:contextual-spacing="false"/>
      <style:text-properties fo:letter-spacing="-0.011cm" fo:font-weight="normal" officeooo:rsid="011642f4" officeooo:paragraph-rsid="011642f4" style:font-weight-asian="normal" style:font-weight-complex="normal"/>
    </style:style>
    <style:style style:name="P238" style:family="paragraph" style:parent-style-name="Standard" style:list-style-name="L2">
      <style:paragraph-properties fo:margin-top="0cm" fo:margin-bottom="0cm" loext:contextual-spacing="false"/>
      <style:text-properties fo:letter-spacing="-0.011cm" fo:font-weight="normal" officeooo:rsid="011950b5" officeooo:paragraph-rsid="011950b5" style:font-weight-asian="normal" style:font-weight-complex="normal"/>
    </style:style>
    <style:style style:name="P239" style:family="paragraph" style:parent-style-name="Standard" style:list-style-name="L2">
      <style:paragraph-properties fo:margin-top="0cm" fo:margin-bottom="0cm" loext:contextual-spacing="false"/>
      <style:text-properties fo:letter-spacing="-0.011cm" fo:font-weight="normal" officeooo:rsid="011b005c" officeooo:paragraph-rsid="011b005c" style:font-weight-asian="normal" style:font-weight-complex="normal"/>
    </style:style>
    <style:style style:name="P240" style:family="paragraph" style:parent-style-name="Standard" style:list-style-name="L2">
      <style:paragraph-properties fo:margin-top="0cm" fo:margin-bottom="0cm" loext:contextual-spacing="false"/>
      <style:text-properties fo:letter-spacing="-0.011cm" fo:font-weight="normal" officeooo:rsid="011cefb5" officeooo:paragraph-rsid="011cefb5" style:font-weight-asian="normal" style:font-weight-complex="normal"/>
    </style:style>
    <style:style style:name="P241" style:family="paragraph" style:parent-style-name="Standard" style:list-style-name="L2">
      <style:paragraph-properties fo:margin-top="0cm" fo:margin-bottom="0cm" loext:contextual-spacing="false"/>
      <style:text-properties fo:letter-spacing="-0.011cm" fo:font-weight="normal" officeooo:rsid="011f4981" officeooo:paragraph-rsid="011f4981" style:font-weight-asian="normal" style:font-weight-complex="normal"/>
    </style:style>
    <style:style style:name="P242" style:family="paragraph" style:parent-style-name="Standard" style:list-style-name="L2">
      <style:paragraph-properties fo:margin-top="0cm" fo:margin-bottom="0cm" loext:contextual-spacing="false"/>
      <style:text-properties fo:letter-spacing="-0.011cm" fo:font-weight="normal" officeooo:rsid="011f84db" officeooo:paragraph-rsid="011f84db" style:font-weight-asian="normal" style:font-weight-complex="normal"/>
    </style:style>
    <style:style style:name="P243" style:family="paragraph" style:parent-style-name="Standard" style:list-style-name="L2">
      <style:paragraph-properties fo:margin-top="0cm" fo:margin-bottom="0cm" loext:contextual-spacing="false"/>
      <style:text-properties fo:letter-spacing="-0.011cm" fo:font-weight="normal" officeooo:rsid="01217cec" officeooo:paragraph-rsid="01217cec" style:font-weight-asian="normal" style:font-weight-complex="normal"/>
    </style:style>
    <style:style style:name="P244" style:family="paragraph" style:parent-style-name="Standard" style:list-style-name="L2">
      <style:paragraph-properties fo:margin-top="0cm" fo:margin-bottom="0cm" loext:contextual-spacing="false"/>
      <style:text-properties fo:letter-spacing="-0.011cm" fo:font-weight="normal" officeooo:rsid="012274e6" officeooo:paragraph-rsid="012274e6" style:font-weight-asian="normal" style:font-weight-complex="normal"/>
    </style:style>
    <style:style style:name="P245" style:family="paragraph" style:parent-style-name="Standard" style:list-style-name="L2">
      <style:paragraph-properties fo:margin-top="0cm" fo:margin-bottom="0cm" loext:contextual-spacing="false"/>
      <style:text-properties fo:letter-spacing="-0.011cm" fo:font-weight="normal" officeooo:rsid="01239235" officeooo:paragraph-rsid="01239235" style:font-weight-asian="normal" style:font-weight-complex="normal"/>
    </style:style>
    <style:style style:name="P246" style:family="paragraph" style:parent-style-name="Standard" style:list-style-name="L2">
      <style:paragraph-properties fo:margin-top="0cm" fo:margin-bottom="0cm" loext:contextual-spacing="false"/>
      <style:text-properties fo:letter-spacing="-0.011cm" fo:font-weight="normal" officeooo:rsid="01259b2e" officeooo:paragraph-rsid="01259b2e" style:font-weight-asian="normal" style:font-weight-complex="normal"/>
    </style:style>
    <style:style style:name="P247" style:family="paragraph" style:parent-style-name="Standard" style:list-style-name="L2">
      <style:paragraph-properties fo:margin-top="0cm" fo:margin-bottom="0cm" loext:contextual-spacing="false"/>
      <style:text-properties fo:letter-spacing="-0.011cm" fo:font-weight="normal" officeooo:rsid="012837ca" officeooo:paragraph-rsid="012837ca" style:font-weight-asian="normal" style:font-weight-complex="normal"/>
    </style:style>
    <style:style style:name="P248" style:family="paragraph" style:parent-style-name="Standard" style:list-style-name="L2">
      <style:paragraph-properties fo:margin-top="0cm" fo:margin-bottom="0cm" loext:contextual-spacing="false"/>
      <style:text-properties fo:letter-spacing="-0.011cm" fo:font-weight="normal" officeooo:rsid="0128b1c7" officeooo:paragraph-rsid="0128b1c7" style:font-weight-asian="normal" style:font-weight-complex="normal"/>
    </style:style>
    <style:style style:name="P249" style:family="paragraph" style:parent-style-name="Standard" style:list-style-name="L2">
      <style:paragraph-properties fo:margin-top="0cm" fo:margin-bottom="0cm" loext:contextual-spacing="false"/>
      <style:text-properties fo:letter-spacing="-0.011cm" fo:font-weight="normal" officeooo:rsid="0129eed7" officeooo:paragraph-rsid="0129eed7" style:font-weight-asian="normal" style:font-weight-complex="normal"/>
    </style:style>
    <style:style style:name="P250" style:family="paragraph" style:parent-style-name="Standard" style:list-style-name="L2">
      <style:paragraph-properties fo:margin-top="0cm" fo:margin-bottom="0cm" loext:contextual-spacing="false"/>
      <style:text-properties fo:letter-spacing="-0.025cm" fo:font-weight="normal" officeooo:rsid="00f5e13d" officeooo:paragraph-rsid="00f5e13d" style:font-weight-asian="normal" style:font-weight-complex="normal"/>
    </style:style>
    <style:style style:name="P251" style:family="paragraph" style:parent-style-name="Standard" style:list-style-name="L2">
      <style:paragraph-properties fo:margin-top="0cm" fo:margin-bottom="0cm" loext:contextual-spacing="false"/>
      <style:text-properties fo:letter-spacing="-0.014cm" fo:font-weight="normal" officeooo:rsid="01053355" officeooo:paragraph-rsid="01053355" style:font-weight-asian="normal" style:font-weight-complex="normal"/>
    </style:style>
    <style:style style:name="P252" style:family="paragraph" style:parent-style-name="Standard" style:list-style-name="L2">
      <style:paragraph-properties fo:margin-top="0cm" fo:margin-bottom="0cm" loext:contextual-spacing="false"/>
      <style:text-properties fo:letter-spacing="-0.014cm" fo:font-weight="normal" officeooo:rsid="0114596e" officeooo:paragraph-rsid="0114596e" style:font-weight-asian="normal" style:font-weight-complex="normal"/>
    </style:style>
    <style:style style:name="P253" style:family="paragraph" style:parent-style-name="Standard" style:list-style-name="L2">
      <style:paragraph-properties fo:margin-top="0cm" fo:margin-bottom="0cm" loext:contextual-spacing="false"/>
      <style:text-properties fo:letter-spacing="-0.014cm" fo:font-weight="normal" officeooo:rsid="011bd568" officeooo:paragraph-rsid="011bd568" style:font-weight-asian="normal" style:font-weight-complex="normal"/>
    </style:style>
    <style:style style:name="P254" style:family="paragraph" style:parent-style-name="Standard" style:list-style-name="L2">
      <style:paragraph-properties fo:margin-top="0cm" fo:margin-bottom="0cm" loext:contextual-spacing="false"/>
      <style:text-properties fo:letter-spacing="-0.018cm" fo:font-weight="normal" officeooo:rsid="0128b1c7" officeooo:paragraph-rsid="0128b1c7" style:font-weight-asian="normal" style:font-weight-complex="normal"/>
    </style:style>
    <style:style style:name="P255" style:family="paragraph" style:parent-style-name="Standard" style:list-style-name="L2">
      <style:paragraph-properties fo:margin-top="0cm" fo:margin-bottom="0cm" loext:contextual-spacing="false"/>
      <style:text-properties fo:letter-spacing="-0.018cm" fo:font-weight="normal" officeooo:rsid="0129eed7" officeooo:paragraph-rsid="0129eed7" style:font-weight-asian="normal" style:font-weight-complex="normal"/>
    </style:style>
    <style:style style:name="P256" style:family="paragraph" style:parent-style-name="Standard" style:list-style-name="L2">
      <style:paragraph-properties fo:margin-top="0cm" fo:margin-bottom="0cm" loext:contextual-spacing="false"/>
      <style:text-properties fo:letter-spacing="-0.021cm" fo:font-weight="normal" officeooo:rsid="0128b1c7" officeooo:paragraph-rsid="0128b1c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c1f99c" style:font-weight-asian="bold" style:font-weight-complex="bold"/>
    </style:style>
    <style:style style:name="T3" style:family="text">
      <style:text-properties fo:font-weight="bold" officeooo:rsid="00c65a28" style:font-weight-asian="bold" style:font-weight-complex="bold"/>
    </style:style>
    <style:style style:name="T4" style:family="text">
      <style:text-properties fo:font-weight="bold" officeooo:rsid="00ee954a" style:font-weight-asian="bold" style:font-weight-complex="bold"/>
    </style:style>
    <style:style style:name="T5" style:family="text">
      <style:text-properties fo:font-weight="bold" officeooo:rsid="00efa6ff" style:font-weight-asian="bold" style:font-weight-complex="bold"/>
    </style:style>
    <style:style style:name="T6" style:family="text">
      <style:text-properties fo:font-weight="bold" officeooo:rsid="00f43b19" style:font-weight-asian="bold" style:font-weight-complex="bold"/>
    </style:style>
    <style:style style:name="T7" style:family="text">
      <style:text-properties fo:font-weight="bold" officeooo:rsid="011b005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afd5" style:font-weight-asian="normal" style:font-weight-complex="normal"/>
    </style:style>
    <style:style style:name="T10" style:family="text">
      <style:text-properties fo:font-weight="normal" officeooo:rsid="0017fbbc" style:font-weight-asian="normal" style:font-weight-complex="normal"/>
    </style:style>
    <style:style style:name="T11" style:family="text">
      <style:text-properties fo:font-weight="normal" officeooo:rsid="002aeef7" style:font-weight-asian="normal" style:font-weight-complex="normal"/>
    </style:style>
    <style:style style:name="T12" style:family="text">
      <style:text-properties fo:font-weight="normal" officeooo:rsid="002ef668" style:font-weight-asian="normal" style:font-weight-complex="normal"/>
    </style:style>
    <style:style style:name="T13" style:family="text">
      <style:text-properties fo:font-weight="normal" officeooo:rsid="00398811" style:font-weight-asian="normal" style:font-weight-complex="normal"/>
    </style:style>
    <style:style style:name="T14" style:family="text">
      <style:text-properties fo:font-weight="normal" officeooo:rsid="003e42bc" style:font-weight-asian="normal" style:font-weight-complex="normal"/>
    </style:style>
    <style:style style:name="T15" style:family="text">
      <style:text-properties fo:font-weight="normal" officeooo:rsid="003fe58f" style:font-weight-asian="normal" style:font-weight-complex="normal"/>
    </style:style>
    <style:style style:name="T16" style:family="text">
      <style:text-properties fo:font-weight="normal" officeooo:rsid="004b6fde" style:font-weight-asian="normal" style:font-weight-complex="normal"/>
    </style:style>
    <style:style style:name="T17" style:family="text">
      <style:text-properties fo:font-weight="normal" officeooo:rsid="0058172a" style:font-weight-asian="normal" style:font-weight-complex="normal"/>
    </style:style>
    <style:style style:name="T18" style:family="text">
      <style:text-properties fo:font-weight="normal" officeooo:rsid="0058c627" style:font-weight-asian="normal" style:font-weight-complex="normal"/>
    </style:style>
    <style:style style:name="T19" style:family="text">
      <style:text-properties fo:font-weight="normal" officeooo:rsid="007cd8f9"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ef668" style:font-style-asian="italic" style:font-weight-asian="bold" style:font-style-complex="italic" style:font-weight-complex="bold"/>
    </style:style>
    <style:style style:name="T22" style:family="text">
      <style:text-properties fo:font-style="italic" fo:font-weight="bold" officeooo:rsid="003b5a39" style:font-style-asian="italic" style:font-weight-asian="bold" style:font-style-complex="italic" style:font-weight-complex="bold"/>
    </style:style>
    <style:style style:name="T23" style:family="text">
      <style:text-properties fo:font-style="italic" fo:font-weight="bold" officeooo:rsid="00385a4b" style:font-style-asian="italic" style:font-weight-asian="bold" style:font-style-complex="italic" style:font-weight-complex="bold"/>
    </style:style>
    <style:style style:name="T24" style:family="text">
      <style:text-properties fo:font-style="italic" fo:font-weight="normal" style:font-style-asian="italic"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officeooo:rsid="0027d6f3"/>
    </style:style>
    <style:style style:name="T29" style:family="text">
      <style:text-properties officeooo:rsid="002aeef7"/>
    </style:style>
    <style:style style:name="T30" style:family="text">
      <style:text-properties officeooo:rsid="002ef668"/>
    </style:style>
    <style:style style:name="T31" style:family="text">
      <style:text-properties officeooo:rsid="00310a80"/>
    </style:style>
    <style:style style:name="T32" style:family="text">
      <style:text-properties officeooo:rsid="0032cb8d"/>
    </style:style>
    <style:style style:name="T33" style:family="text">
      <style:text-properties officeooo:rsid="003b5a39"/>
    </style:style>
    <style:style style:name="T34" style:family="text">
      <style:text-properties officeooo:rsid="003c35b9"/>
    </style:style>
    <style:style style:name="T35" style:family="text">
      <style:text-properties officeooo:rsid="003e42bc"/>
    </style:style>
    <style:style style:name="T36" style:family="text">
      <style:text-properties officeooo:rsid="003fe58f"/>
    </style:style>
    <style:style style:name="T37" style:family="text">
      <style:text-properties officeooo:rsid="00410771"/>
    </style:style>
    <style:style style:name="T38" style:family="text">
      <style:text-properties officeooo:rsid="00422684"/>
    </style:style>
    <style:style style:name="T39" style:family="text">
      <style:text-properties officeooo:rsid="00424a37"/>
    </style:style>
    <style:style style:name="T40" style:family="text">
      <style:text-properties officeooo:rsid="00454067"/>
    </style:style>
    <style:style style:name="T41" style:family="text">
      <style:text-properties officeooo:rsid="0046c9b3"/>
    </style:style>
    <style:style style:name="T42" style:family="text">
      <style:text-properties officeooo:rsid="0047f303"/>
    </style:style>
    <style:style style:name="T43" style:family="text">
      <style:text-properties officeooo:rsid="004a75be"/>
    </style:style>
    <style:style style:name="T44" style:family="text">
      <style:text-properties officeooo:rsid="004b59be"/>
    </style:style>
    <style:style style:name="T45" style:family="text">
      <style:text-properties officeooo:rsid="004b6fde"/>
    </style:style>
    <style:style style:name="T46" style:family="text">
      <style:text-properties officeooo:rsid="004c1b23"/>
    </style:style>
    <style:style style:name="T47" style:family="text">
      <style:text-properties officeooo:rsid="004cb473"/>
    </style:style>
    <style:style style:name="T48" style:family="text">
      <style:text-properties officeooo:rsid="004f3dd0"/>
    </style:style>
    <style:style style:name="T49" style:family="text">
      <style:text-properties officeooo:rsid="005028f2"/>
    </style:style>
    <style:style style:name="T50" style:family="text">
      <style:text-properties officeooo:rsid="00506822"/>
    </style:style>
    <style:style style:name="T51" style:family="text">
      <style:text-properties officeooo:rsid="00529fbb"/>
    </style:style>
    <style:style style:name="T52" style:family="text">
      <style:text-properties officeooo:rsid="0055ad41"/>
    </style:style>
    <style:style style:name="T53" style:family="text">
      <style:text-properties officeooo:rsid="005942a3"/>
    </style:style>
    <style:style style:name="T54" style:family="text">
      <style:text-properties officeooo:rsid="005ab3aa"/>
    </style:style>
    <style:style style:name="T55" style:family="text">
      <style:text-properties officeooo:rsid="005c5c8b"/>
    </style:style>
    <style:style style:name="T56" style:family="text">
      <style:text-properties officeooo:rsid="005db2be"/>
    </style:style>
    <style:style style:name="T57" style:family="text">
      <style:text-properties officeooo:rsid="005e2074"/>
    </style:style>
    <style:style style:name="T58" style:family="text">
      <style:text-properties officeooo:rsid="005e318d"/>
    </style:style>
    <style:style style:name="T59" style:family="text">
      <style:text-properties officeooo:rsid="005f2777"/>
    </style:style>
    <style:style style:name="T60" style:family="text">
      <style:text-properties officeooo:rsid="0061a1ce"/>
    </style:style>
    <style:style style:name="T61" style:family="text">
      <style:text-properties officeooo:rsid="0061a2d0"/>
    </style:style>
    <style:style style:name="T62" style:family="text">
      <style:text-properties officeooo:rsid="00632894"/>
    </style:style>
    <style:style style:name="T63" style:family="text">
      <style:text-properties officeooo:rsid="0070a05a"/>
    </style:style>
    <style:style style:name="T64" style:family="text">
      <style:text-properties officeooo:rsid="007415fe"/>
    </style:style>
    <style:style style:name="T65" style:family="text">
      <style:text-properties officeooo:rsid="007742a9"/>
    </style:style>
    <style:style style:name="T66" style:family="text">
      <style:text-properties officeooo:rsid="00774f06"/>
    </style:style>
    <style:style style:name="T67" style:family="text">
      <style:text-properties officeooo:rsid="00785e45"/>
    </style:style>
    <style:style style:name="T68" style:family="text">
      <style:text-properties officeooo:rsid="007a1737"/>
    </style:style>
    <style:style style:name="T69" style:family="text">
      <style:text-properties officeooo:rsid="00845767"/>
    </style:style>
    <style:style style:name="T70" style:family="text">
      <style:text-properties officeooo:rsid="0087a766"/>
    </style:style>
    <style:style style:name="T71" style:family="text">
      <style:text-properties fo:font-size="10pt" fo:font-style="normal" fo:font-weight="normal" style:font-size-asian="10.5pt" style:font-style-asian="normal" style:font-weight-asian="normal" style:font-style-complex="normal" style:font-weight-complex="normal"/>
    </style:style>
    <style:style style:name="T72" style:family="text">
      <style:text-properties fo:font-size="10pt" fo:font-style="normal" fo:font-weight="normal" officeooo:rsid="00aacf98" style:font-size-asian="10.5pt" style:font-style-asian="normal" style:font-weight-asian="normal" style:font-style-complex="normal" style:font-weight-complex="normal"/>
    </style:style>
    <style:style style:name="T73" style:family="text">
      <style:text-properties fo:font-size="10pt" fo:font-style="normal" fo:font-weight="normal" officeooo:rsid="00abcb0c" style:font-size-asian="10.5pt" style:font-style-asian="normal" style:font-weight-asian="normal" style:font-style-complex="normal" style:font-weight-complex="normal"/>
    </style:style>
    <style:style style:name="T74" style:family="text">
      <style:text-properties fo:font-size="10pt" fo:font-style="normal" fo:font-weight="normal" officeooo:rsid="00ac34ad" style:font-size-asian="10.5pt" style:font-style-asian="normal" style:font-weight-asian="normal" style:font-style-complex="normal" style:font-weight-complex="normal"/>
    </style:style>
    <style:style style:name="T75" style:family="text">
      <style:text-properties fo:font-size="10pt" fo:font-style="normal" fo:font-weight="normal" officeooo:rsid="00adf721" style:font-size-asian="10.5pt" style:font-style-asian="normal" style:font-weight-asian="normal" style:font-style-complex="normal" style:font-weight-complex="normal"/>
    </style:style>
    <style:style style:name="T76" style:family="text">
      <style:text-properties fo:font-size="10pt" fo:font-style="normal" fo:font-weight="normal" officeooo:rsid="00af18ab" style:font-size-asian="10.5pt" style:font-style-asian="normal" style:font-weight-asian="normal" style:font-style-complex="normal" style:font-weight-complex="normal"/>
    </style:style>
    <style:style style:name="T77" style:family="text">
      <style:text-properties fo:font-size="10pt" fo:font-style="normal" fo:font-weight="normal" officeooo:rsid="00b210e0" style:font-size-asian="10.5pt" style:font-style-asian="normal" style:font-weight-asian="normal" style:font-style-complex="normal" style:font-weight-complex="normal"/>
    </style:style>
    <style:style style:name="T78" style:family="text">
      <style:text-properties fo:font-size="10pt" fo:font-style="normal" fo:font-weight="normal" officeooo:rsid="00b38dc6" style:font-size-asian="10.5pt" style:font-style-asian="normal" style:font-weight-asian="normal" style:font-style-complex="normal" style:font-weight-complex="normal"/>
    </style:style>
    <style:style style:name="T79" style:family="text">
      <style:text-properties fo:font-size="10pt" fo:font-style="normal" fo:font-weight="normal" officeooo:rsid="00b3c573" style:font-size-asian="10.5pt" style:font-style-asian="normal" style:font-weight-asian="normal" style:font-style-complex="normal" style:font-weight-complex="normal"/>
    </style:style>
    <style:style style:name="T80" style:family="text">
      <style:text-properties fo:font-size="10pt" fo:font-style="normal" fo:font-weight="normal" officeooo:rsid="00b66807" style:font-size-asian="10.5pt" style:font-style-asian="normal" style:font-weight-asian="normal" style:font-style-complex="normal" style:font-weight-complex="normal"/>
    </style:style>
    <style:style style:name="T81" style:family="text">
      <style:text-properties fo:font-size="10pt" fo:font-style="normal" fo:font-weight="normal" officeooo:rsid="00b7b051" style:font-size-asian="10.5pt" style:font-style-asian="normal" style:font-weight-asian="normal" style:font-style-complex="normal" style:font-weight-complex="normal"/>
    </style:style>
    <style:style style:name="T82" style:family="text">
      <style:text-properties fo:font-size="10pt" fo:font-style="normal" fo:font-weight="normal" officeooo:rsid="00b83452" style:font-size-asian="10.5pt" style:font-style-asian="normal" style:font-weight-asian="normal" style:font-style-complex="normal" style:font-weight-complex="normal"/>
    </style:style>
    <style:style style:name="T83" style:family="text">
      <style:text-properties fo:font-size="10pt" fo:font-style="normal" fo:font-weight="normal" officeooo:rsid="00e298ed" style:font-size-asian="10.5pt" style:font-style-asian="normal" style:font-weight-asian="normal" style:font-style-complex="normal" style:font-weight-complex="normal"/>
    </style:style>
    <style:style style:name="T84" style:family="text">
      <style:text-properties fo:font-size="10pt" fo:font-style="normal" fo:font-weight="normal" officeooo:rsid="0137d2cf" style:font-size-asian="10.5pt" style:font-style-asian="normal" style:font-weight-asian="normal" style:font-style-complex="normal" style:font-weight-complex="normal"/>
    </style:style>
    <style:style style:name="T85" style:family="text">
      <style:text-properties fo:font-size="10pt" fo:font-style="normal" fo:font-weight="bold" style:font-size-asian="10.5pt" style:font-style-asian="normal" style:font-weight-asian="bold" style:font-style-complex="normal" style:font-weight-complex="bold"/>
    </style:style>
    <style:style style:name="T86" style:family="text">
      <style:text-properties fo:font-size="10pt" fo:font-style="normal" fo:font-weight="bold" officeooo:rsid="00ac34ad" style:font-size-asian="10.5pt" style:font-style-asian="normal" style:font-weight-asian="bold" style:font-style-complex="normal" style:font-weight-complex="bold"/>
    </style:style>
    <style:style style:name="T87" style:family="text">
      <style:text-properties fo:font-size="10pt" fo:font-style="normal" fo:font-weight="bold" officeooo:rsid="00abcb0c" style:font-size-asian="10.5pt" style:font-style-asian="normal" style:font-weight-asian="bold" style:font-style-complex="normal" style:font-weight-complex="bold"/>
    </style:style>
    <style:style style:name="T88" style:family="text">
      <style:text-properties fo:font-size="10pt" fo:font-style="normal" fo:font-weight="bold" officeooo:rsid="00b210e0" style:font-size-asian="10.5pt" style:font-style-asian="normal" style:font-weight-asian="bold" style:font-style-complex="normal" style:font-weight-complex="bold"/>
    </style:style>
    <style:style style:name="T89" style:family="text">
      <style:text-properties fo:font-size="10pt" fo:font-style="normal" fo:font-weight="bold" officeooo:rsid="00b83452" style:font-size-asian="10.5pt" style:font-style-asian="normal" style:font-weight-asian="bold" style:font-style-complex="normal" style:font-weight-complex="bold"/>
    </style:style>
    <style:style style:name="T90" style:family="text">
      <style:text-properties fo:font-size="10pt" fo:letter-spacing="-0.004cm" fo:font-style="normal" fo:font-weight="normal" style:font-size-asian="10.5pt" style:font-style-asian="normal" style:font-weight-asian="normal" style:font-style-complex="normal" style:font-weight-complex="normal"/>
    </style:style>
    <style:style style:name="T91" style:family="text">
      <style:text-properties fo:font-size="10pt" fo:letter-spacing="-0.004cm" fo:font-style="normal" fo:font-weight="normal" officeooo:rsid="00a9992e" style:font-size-asian="10.5pt" style:font-style-asian="normal" style:font-weight-asian="normal" style:font-style-complex="normal" style:font-weight-complex="normal"/>
    </style:style>
    <style:style style:name="T92" style:family="text">
      <style:text-properties fo:font-size="10pt" fo:letter-spacing="-0.004cm" fo:font-style="normal" fo:font-weight="normal" officeooo:rsid="0141d663" style:font-size-asian="10.5pt" style:font-style-asian="normal" style:font-weight-asian="normal" style:font-style-complex="normal" style:font-weight-complex="normal"/>
    </style:style>
    <style:style style:name="T93" style:family="text">
      <style:text-properties fo:font-size="10pt" fo:letter-spacing="-0.007cm" fo:font-style="normal" fo:font-weight="normal" style:font-size-asian="10.5pt" style:font-style-asian="normal" style:font-weight-asian="normal" style:font-style-complex="normal" style:font-weight-complex="normal"/>
    </style:style>
    <style:style style:name="T94" style:family="text">
      <style:text-properties fo:font-size="10pt" fo:letter-spacing="-0.007cm" fo:font-style="normal" fo:font-weight="normal" officeooo:rsid="00b7b051" style:font-size-asian="10.5pt" style:font-style-asian="normal" style:font-weight-asian="normal" style:font-style-complex="normal" style:font-weight-complex="normal"/>
    </style:style>
    <style:style style:name="T95" style:family="text">
      <style:text-properties fo:font-size="10pt" fo:letter-spacing="-0.011cm" fo:font-style="normal" fo:font-weight="normal" style:font-size-asian="10.5pt" style:font-style-asian="normal" style:font-weight-asian="normal" style:font-style-complex="normal" style:font-weight-complex="normal"/>
    </style:style>
    <style:style style:name="T96" style:family="text">
      <style:text-properties fo:font-size="10pt" fo:letter-spacing="-0.018cm" fo:font-style="normal" fo:font-weight="normal" style:font-size-asian="10.5pt" style:font-style-asian="normal" style:font-weight-asian="normal" style:font-style-complex="normal" style:font-weight-complex="normal"/>
    </style:style>
    <style:style style:name="T97" style:family="text">
      <style:text-properties fo:font-size="10pt" fo:font-style="italic" fo:font-weight="bold" style:font-size-asian="10.5pt" style:font-style-asian="italic" style:font-weight-asian="bold" style:font-style-complex="italic" style:font-weight-complex="bold"/>
    </style:style>
    <style:style style:name="T98" style:family="text">
      <style:text-properties fo:font-size="10pt" fo:font-style="italic" fo:font-weight="bold" officeooo:rsid="00a9992e" style:font-size-asian="10.5pt" style:font-style-asian="italic" style:font-weight-asian="bold" style:font-style-complex="italic" style:font-weight-complex="bold"/>
    </style:style>
    <style:style style:name="T99" style:family="text">
      <style:text-properties fo:font-size="10pt" fo:font-style="italic" fo:font-weight="bold" officeooo:rsid="00b210e0" style:font-size-asian="10.5pt" style:font-style-asian="italic" style:font-weight-asian="bold" style:font-style-complex="italic" style:font-weight-complex="bold"/>
    </style:style>
    <style:style style:name="T100" style:family="text">
      <style:text-properties fo:font-size="10pt" fo:font-style="italic" fo:font-weight="bold" officeooo:rsid="00b7b051" style:font-size-asian="10.5pt" style:font-style-asian="italic" style:font-weight-asian="bold" style:font-style-complex="italic" style:font-weight-complex="bold"/>
    </style:style>
    <style:style style:name="T101" style:family="text">
      <style:text-properties officeooo:rsid="008971c2"/>
    </style:style>
    <style:style style:name="T102" style:family="text">
      <style:text-properties officeooo:rsid="008ee305"/>
    </style:style>
    <style:style style:name="T103" style:family="text">
      <style:text-properties officeooo:rsid="008f6bd2"/>
    </style:style>
    <style:style style:name="T104" style:family="text">
      <style:text-properties officeooo:rsid="0094101e"/>
    </style:style>
    <style:style style:name="T105" style:family="text">
      <style:text-properties officeooo:rsid="0097ce6f"/>
    </style:style>
    <style:style style:name="T106" style:family="text">
      <style:text-properties officeooo:rsid="00a19339"/>
    </style:style>
    <style:style style:name="T107" style:family="text">
      <style:text-properties fo:letter-spacing="-0.004cm"/>
    </style:style>
    <style:style style:name="T108" style:family="text">
      <style:text-properties fo:letter-spacing="-0.004cm" officeooo:rsid="00a819a4"/>
    </style:style>
    <style:style style:name="T109" style:family="text">
      <style:text-properties fo:letter-spacing="-0.004cm" officeooo:rsid="00c03f48"/>
    </style:style>
    <style:style style:name="T110" style:family="text">
      <style:text-properties fo:letter-spacing="-0.004cm" officeooo:rsid="00c10f83"/>
    </style:style>
    <style:style style:name="T111" style:family="text">
      <style:text-properties officeooo:rsid="00a5f844"/>
    </style:style>
    <style:style style:name="T112" style:family="text">
      <style:text-properties officeooo:rsid="00a68619"/>
    </style:style>
    <style:style style:name="T113" style:family="text">
      <style:text-properties fo:letter-spacing="-0.007cm" officeooo:rsid="00e16ca8"/>
    </style:style>
    <style:style style:name="T114" style:family="text">
      <style:text-properties fo:letter-spacing="normal"/>
    </style:style>
    <style:style style:name="T115" style:family="text">
      <style:text-properties fo:letter-spacing="normal" officeooo:rsid="00c03f48"/>
    </style:style>
    <style:style style:name="T116" style:family="text">
      <style:text-properties fo:letter-spacing="normal" fo:font-weight="bold" style:font-weight-asian="bold" style:font-weight-complex="bold"/>
    </style:style>
    <style:style style:name="T117" style:family="text">
      <style:text-properties officeooo:rsid="00bf0a33"/>
    </style:style>
    <style:style style:name="T118" style:family="text">
      <style:text-properties officeooo:rsid="00c03f48"/>
    </style:style>
    <style:style style:name="T119" style:family="text">
      <style:text-properties officeooo:rsid="00c12eb6"/>
    </style:style>
    <style:style style:name="T120" style:family="text">
      <style:text-properties officeooo:rsid="00c45508"/>
    </style:style>
    <style:style style:name="T121" style:family="text">
      <style:text-properties officeooo:rsid="00c65a28"/>
    </style:style>
    <style:style style:name="T122" style:family="text">
      <style:text-properties officeooo:rsid="00c89a4a"/>
    </style:style>
    <style:style style:name="T123" style:family="text">
      <style:text-properties officeooo:rsid="00ca2015"/>
    </style:style>
    <style:style style:name="T124" style:family="text">
      <style:text-properties officeooo:rsid="00cbbd1d"/>
    </style:style>
    <style:style style:name="T125" style:family="text">
      <style:text-properties style:text-underline-style="none" fo:font-weight="bold" style:font-weight-asian="bold" style:font-weight-complex="bold"/>
    </style:style>
    <style:style style:name="T126" style:family="text">
      <style:text-properties officeooo:rsid="00cd78c7"/>
    </style:style>
    <style:style style:name="T127" style:family="text">
      <style:text-properties officeooo:rsid="00ce39a8"/>
    </style:style>
    <style:style style:name="T128" style:family="text">
      <style:text-properties officeooo:rsid="00d19099"/>
    </style:style>
    <style:style style:name="T129" style:family="text">
      <style:text-properties officeooo:rsid="00d8bfd7"/>
    </style:style>
    <style:style style:name="T130" style:family="text">
      <style:text-properties officeooo:rsid="00ddb82b"/>
    </style:style>
    <style:style style:name="T131" style:family="text">
      <style:text-properties officeooo:rsid="00e16ca8"/>
    </style:style>
    <style:style style:name="T132" style:family="text">
      <style:text-properties officeooo:rsid="00e298ed"/>
    </style:style>
    <style:style style:name="T133" style:family="text">
      <style:text-properties officeooo:rsid="00e6d663"/>
    </style:style>
    <style:style style:name="T134" style:family="text">
      <style:text-properties officeooo:rsid="00e9835f"/>
    </style:style>
    <style:style style:name="T135" style:family="text">
      <style:text-properties officeooo:rsid="00eb3b23"/>
    </style:style>
    <style:style style:name="T136" style:family="text">
      <style:text-properties officeooo:rsid="00ee954a"/>
    </style:style>
    <style:style style:name="T137" style:family="text">
      <style:text-properties officeooo:rsid="00efa6ff"/>
    </style:style>
    <style:style style:name="T138" style:family="text">
      <style:text-properties officeooo:rsid="00f14da0"/>
    </style:style>
    <style:style style:name="T139" style:family="text">
      <style:text-properties officeooo:rsid="00f74f26"/>
    </style:style>
    <style:style style:name="T140" style:family="text">
      <style:text-properties officeooo:rsid="00f90bbb"/>
    </style:style>
    <style:style style:name="T141" style:family="text">
      <style:text-properties officeooo:rsid="00fb2fa7"/>
    </style:style>
    <style:style style:name="T142" style:family="text">
      <style:text-properties officeooo:rsid="01053355"/>
    </style:style>
    <style:style style:name="T143" style:family="text">
      <style:text-properties officeooo:rsid="01084e96"/>
    </style:style>
    <style:style style:name="T144" style:family="text">
      <style:text-properties officeooo:rsid="011b005c"/>
    </style:style>
    <style:style style:name="T145" style:family="text">
      <style:text-properties officeooo:rsid="011b2dc3"/>
    </style:style>
    <style:style style:name="T146" style:family="text">
      <style:text-properties officeooo:rsid="011cefb5"/>
    </style:style>
    <style:style style:name="T147" style:family="text">
      <style:text-properties officeooo:rsid="011d67eb"/>
    </style:style>
    <style:style style:name="T148" style:family="text">
      <style:text-properties officeooo:rsid="01217cec"/>
    </style:style>
    <style:style style:name="T149" style:family="text">
      <style:text-properties officeooo:rsid="012274e6"/>
    </style:style>
    <style:style style:name="T150" style:family="text">
      <style:text-properties fo:letter-spacing="-0.011cm" fo:font-weight="normal" officeooo:rsid="012a0c91" style:font-weight-asian="normal" style:font-weight-complex="normal"/>
    </style:style>
    <style:style style:name="T151" style:family="text">
      <style:text-properties fo:letter-spacing="-0.021cm" fo:font-weight="bold" officeooo:rsid="012a0c91" style:font-weight-asian="bold" style:font-weight-complex="bold"/>
    </style:style>
    <style:style style:name="T152" style:family="text">
      <style:text-properties fo:letter-spacing="-0.021cm" fo:font-weight="normal" officeooo:rsid="012a0c91" style:font-weight-asian="normal" style:font-weight-complex="normal"/>
    </style:style>
    <style:style style:name="T153" style:family="text">
      <style:text-properties officeooo:rsid="01335688"/>
    </style:style>
    <style:style style:name="T154" style:family="text">
      <style:text-properties officeooo:rsid="01389404"/>
    </style:style>
    <style:style style:name="T155" style:family="text">
      <style:text-properties officeooo:rsid="013c191d"/>
    </style:style>
    <style:style style:name="T156" style:family="text">
      <style:text-properties officeooo:rsid="013d85dd"/>
    </style:style>
    <style:style style:name="T157" style:family="text">
      <style:text-properties officeooo:rsid="013de1c7"/>
    </style:style>
    <style:style style:name="T158" style:family="text">
      <style:text-properties officeooo:rsid="013e2aec"/>
    </style:style>
    <style:style style:name="T159" style:family="text">
      <style:text-properties officeooo:rsid="0141d663"/>
    </style:style>
    <style:style style:name="T160" style:family="text">
      <style:text-properties officeooo:rsid="0142ddf2"/>
    </style:style>
    <style:style style:name="T161" style:family="text">
      <style:text-properties officeooo:rsid="0157db81"/>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text:dont-balance-text-columns="true" style:editable="false">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1">
        <text:p text:style-name="P95">Knave</text:p>
        <text:p text:style-name="P137">KNAVE — это набор правил, созданный Б<text:span text:style-name="T28">е</text:span>ном Милтоном (Ben Milton) для игр в стиле олдскульных РПГ, но без классов. Правила можно и нужно дополнять, <text:s/>сокращать и изменять. </text:p>
        <text:p text:style-name="P137">Особенности Knave:</text:p>
        <text:p text:style-name="P136"><text:span text:style-name="T20">Отличная совместимость с <text:s/>OSR играми.</text:span> Если вы собрали целую библиотеку OSR бестиариев, приключений и книг заклинаний, вы можете перенести их в Knave напрямую, либо с минимальными изменениями.</text:p>
        <text:p text:style-name="P136"><text:span text:style-name="T20">Быстрое освоение, лёгкий старт.</text:span><text:span text:style-name="T8"> Если вы открываете мир OSR для новичков, Knave позволит им создать персонажей и изучить все правила за несколько минут.</text:span></text:p>
        <text:p text:style-name="P136"><text:span text:style-name="T20">Без классов.</text:span><text:span text:style-name="T8"> Каждый </text:span><text:span text:style-name="T13">ПИ (персонаж игрока)</text:span><text:span text:style-name="T8"> — </text:span><text:span text:style-name="T9">это</text:span><text:span text:style-name="T8"> Knave</text:span><text:span text:style-name="T9">. </text:span><text:span text:style-name="T13">Р</text:span><text:span text:style-name="T8">асхититель гробниц </text:span><text:span text:style-name="T9">и</text:span><text:span text:style-name="T8"> приключенец, </text:span><text:span text:style-name="T9">который владеет заклинаниями так же легко, как и мечом. Эта система идеальна для игроков, которые хотят переключать специализацию персонажа во время игры, и не любят ограничения. Роль персонажа в группе определяется в основном его снаряжением.</text:span></text:p>
        <text:p text:style-name="P136"><text:span text:style-name="T21">Свойства</text:span><text:span text:style-name="T20">.</text:span><text:span text:style-name="T8"> Все броски d20 используют шесть стандартных </text:span><text:span text:style-name="T12">свойств</text:span><text:span text:style-name="T8">. Использование значений </text:span><text:span text:style-name="T12">свойств</text:span><text:span text:style-name="T8"> и их бонусов упрощено и согласовано с механиками вроде защиты.</text:span></text:p>
        <text:p text:style-name="P136"><text:span text:style-name="T20">Выбирайте, кто совершает броски.</text:span><text:span text:style-name="T8"> Knave позволяет переключаться между смешанной системой бросков, и системой, при которой все броски совершаются игроками.</text:span></text:p>
        <text:p text:style-name="P136"><text:span text:style-name="T20">Медный стандарт.</text:span><text:span text:style-name="T25"> </text:span>В Knave считается, что самый распространённый вид денег — мед<text:span text:style-name="T31">як</text:span>. Все цены считаются в <text:span text:style-name="T31">медяках</text:span> и примерно соответствуют средневековым ценам.</text:p>
        <text:p text:style-name="P138">Список из 100 заклинаний, независимых от уровня.</text:p>
        <text:p text:style-name="P137"><text:span text:style-name="T20">Creative Commons Attribution 4.0 International License:</text:span><text:span text:style-name="T24"> </text:span><text:span text:style-name="T8">You are free to share and adapt this material for any purpose,</text:span><text:span text:style-name="T10"> including commercially, as long as you give attribution.</text:span></text:p>
        <text:p text:style-name="P137"><text:span text:style-name="T20">Комментарии автора.</text:span><text:span text:style-name="T8"> В правилах есть комментарии, объясняющие, почему каждое правило было записано именно так, чтобы было проще изменять эту игру.</text:span></text:p>
        <text:p text:style-name="P140">Создание персонажа</text:p>
        <text:p text:style-name="P139"><text:span text:style-name="T1">1</text:span><text:span text:style-name="T11">У</text:span><text:span text:style-name="T8"> </text:span><text:span text:style-name="T11">ПИ</text:span><text:span text:style-name="T8"> есть 6 </text:span><text:span text:style-name="T12">свойств</text:span><text:span text:style-name="T8">: Сила, Ловкость, Выносливость, Интеллект, Мудрость и Харизма. Кажд</text:span><text:span text:style-name="T12">ое</text:span><text:span text:style-name="T8"> </text:span><text:span text:style-name="T12">свойство </text:span><text:span text:style-name="T8">имеет два связанных значения: </text:span><text:span text:style-name="T1">защита</text:span><text:span text:style-name="T8"> и </text:span><text:span text:style-name="T1">бонус</text:span><text:span text:style-name="T8">. </text:span><text:span text:style-name="T11">Когда создаёте ПИ, бросьте 3d6 для каждо</text:span><text:span text:style-name="T12">го свойства</text:span><text:span text:style-name="T11">. Наименьшее из трёх значений — бонус данно</text:span><text:span text:style-name="T12">го свойства.</text:span><text:span text:style-name="T11"> Защита = бонус + 10. </text:span><text:span text:style-name="T14">Бонус свойства обозначается сокращением (СИЛ, ЛОВ и т.д.)</text:span></text:p>
        <text:p text:style-name="Standard">П<text:span text:style-name="T29">осле набрасывания свойств вы можете поменять местами величины двух свойств, если пожелаете.</text:span></text:p>
        <text:p text:style-name="P96"><text:span text:style-name="T20">Пример:</text:span> Вы бросаете 2, 2 и 6 для Силы. Наименьшее значение — 2, поэтому<text:span text:style-name="T35"> бонус силы (СИЛ) равен</text:span> +2 и защит<text:span text:style-name="T35">а силы равна</text:span> 12.</text:p>
        <text:p text:style-name="P149"><text:span text:style-name="T22">Комментарий</text:span><text:span text:style-name="T20"> автора:</text:span> «Защита по <text:span text:style-name="T30">свойству</text:span>» - это мой термин для того, что обычно называется величиной <text:span text:style-name="T30">свойства</text:span>. Он <text:span text:style-name="T30">назван</text:span> так, чтобы было очевиднее, как они работают при встречных спасбросках.</text:p>
        <text:p text:style-name="P96">При такой механике набрасывания <text:span text:style-name="T30">свойств</text:span> большинство будет начинаться с 11/+1. Бонус и защита трёх <text:span text:style-name="T30">свойств</text:span> <text:span text:style-name="T30">вырастают на единицу каждый раз, когда ПИ повышает уровень, вплоть до максимальных 20/+10 на 10 уровне. Так все вычисления остаются в пределах 10-20 и рассчитано на отражение того, как бонус атаки, кость хитов и спасброски в большинстве OSR играх увеличиваются на единицу за получение уровня.</text:span></text:p>
        <text:p text:style-name="P99"><text:span text:style-name="T1">2</text:span>ПИ на старте получают пайки на 2 дня и одно оружие <text:span text:style-name="T35">на</text:span> выбор. Набросайте <text:span text:style-name="T32">начальные</text:span> броню и снаряжение по таблицам <text:span text:style-name="T32">Начального</text:span> Снаряжения.</text:p>
        <text:p text:style-name="P150"><text:span text:style-name="T22">Комментарий</text:span><text:span text:style-name="T20"> автора:</text:span> <text:span text:style-name="T33">Н</text:span>абрасывание <text:span text:style-name="T32">начального</text:span> снаряжения значительно ускоряет создание <text:span text:style-name="T32">ПИ</text:span>. Это важно, если вы играете <text:span text:style-name="T31">в <text:s/>такую игру с высокой смертностью, как Knave. Если хотите, игроки могут получить 3d6x20 медяков. Имейте ввиду, что обычно у новых ПИ нет гримуаров, но вы можете добавить «случайный гримуар» в таблицу Снаряжение Приключенца или позволить новым ПИ набрасывать случайное заклинание, если они не берут броню.</text:span></text:p>
        <text:p text:style-name="P97"><text:span text:style-name="T37">Количество слотов</text:span> инвентаря равн<text:span text:style-name="T37">о</text:span> защите Выносливости. Большинство вещей занимают один слот, но некоторые <text:span text:style-name="T37">могут занимать несколько слотов</text:span>. Некоторые мелкие вещи могут быть собраны в одном слоте. Спросите у ведущего, если не уверены.</text:p>
        <text:p text:style-name="P148"><text:span text:style-name="T23">Комментарий</text:span><text:span text:style-name="T20"> автора:</text:span> <text:span text:style-name="T33">Благодаря слотам, отслеживание нагрузки происходит быстро и легко. Это важно, так как управление ресурсами — важный аспект игры. Слоты также служат для тонкой настройки ПИ, ведь стиль игры и роль в группе определяются предметами, которые есть у ПИ.</text:span></text:p>
        <text:p text:style-name="P98">Броня имеет значение защиты брони. Запишите его на листе персонажа вместе с бонусом брони (защита-10). Если ПИ не носит броню, то его защита брони равна 11 и бонус брони равен +1.</text:p>
        <text:p text:style-name="P151"><text:span text:style-name="T20">Комментарий автора:</text:span> «Защита брони» аналогична классу брони большинства OSR игр. Переименование нужно для связи защиты брони и защиты свойства. Бонус брони нужен для боёв, <text:span text:style-name="T36">в которых броски совершают только игроки</text:span>. <text:span text:style-name="T36">П</text:span>одробнее в разделе боя.</text:p>
        <text:p text:style-name="P166"><text:span text:style-name="T26">3</text:span>Бросьте 1d8 для вашего начального и <text:span text:style-name="T38">максимального </text:span>значения здоровья. ПИ может лечиться на 1d8 + ТЕЛ. Скорость исследования <text:span text:style-name="T38">местности</text:span> <text:span text:style-name="T34">равна</text:span> <text:span text:style-name="T157">36 метров</text:span> за <text:span text:style-name="T38">один ход исследования.</text:span> <text:span text:style-name="T39">С</text:span>корость <text:span text:style-name="T38">перемещения</text:span> в бою <text:span text:style-name="T38">равна 12 метров</text:span> за раунд.</text:p>
        <text:p text:style-name="P152"><text:span text:style-name="T20">Комментарий автора:</text:span> <text:span text:style-name="T36">В</text:span> Knave у всех существ кость здоровья d8. Это упрощает игру и оставляет совместимость с большинством OSR книг. ТЕЛ не добавляется к броскам на здоровье. Если ведущий не хочет, чтобы ПИ были слабыми, можно перебрасывать начальное здоровье, если значение меньше 5.</text:p>
        <text:p text:style-name="P167"><text:span text:style-name="T1">4</text:span><text:span text:style-name="T15">Придумайте или накидайте описание персонажа: телосложение, лицо, кожу, волосы, одежду, </text:span><text:span text:style-name="T18">добродетель</text:span><text:span text:style-name="T15">, </text:span><text:span text:style-name="T17">порок</text:span><text:span text:style-name="T15">, голос, предысторию и мировоззрение по таблицам на следующей странице. Выберите пол и имя для персонажа, но сильно не привязывайтесь к нему. Этот мир полон опасностей.</text:span></text:p>
        <text:p text:style-name="P153"><text:span text:style-name="T20">Комментарий автора:</text:span><text:span text:style-name="T8"> накидывание большинства характеристик персонажа ускоряет его создание, но и также позволяет создавать удивительно уникальных персонажей, которых большинство игроков и не догадалось бы создать.</text:span></text:p>
      </text:section>
      <text:section text:style-name="Sect1" text:name="page2">
        <text:p text:style-name="P180"><text:soft-page-break/>Описание</text:p>
        <text:p text:style-name="P145">Телосложение</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12">1. Атлет</text:p>
              <text:p text:style-name="P13">2. <text:span text:style-name="T42">Крошка</text:span></text:p>
              <text:p text:style-name="P12">3. Тучный</text:p>
              <text:p text:style-name="P14">4. <text:span text:style-name="T40">Грубый</text:span></text:p>
              <text:p text:style-name="P12">5. Тощий</text:p>
            </table:table-cell>
            <table:table-cell office:value-type="string">
              <text:p text:style-name="P12">6. Неуклюжий</text:p>
              <text:p text:style-name="P12">7. Долговязый</text:p>
              <text:p text:style-name="P12">8. <text:span text:style-name="T40">Порезанный</text:span></text:p>
              <text:p text:style-name="P15">9. <text:span text:style-name="T42">Стройный</text:span></text:p>
              <text:p text:style-name="P15">10. <text:span text:style-name="T42">Гибкий</text:span></text:p>
            </table:table-cell>
            <table:table-cell office:value-type="string">
              <text:p text:style-name="P16">11. <text:span text:style-name="T42">Крепкий</text:span></text:p>
              <text:p text:style-name="P16">12. <text:span text:style-name="T42">Коротыш</text:span></text:p>
              <text:p text:style-name="P17">13. Дылда</text:p>
              <text:p text:style-name="P17">14. Дряблый</text:p>
              <text:p text:style-name="P17">15. Статный</text:p>
            </table:table-cell>
            <table:table-cell office:value-type="string">
              <text:p text:style-name="P17">16. <text:span text:style-name="T41">Костлявый</text:span></text:p>
              <text:p text:style-name="P17">17. <text:span text:style-name="T41">Жилистый</text:span></text:p>
              <text:p text:style-name="P17">18. Мускулистый</text:p>
              <text:p text:style-name="P17">19. Утончённый</text:p>
              <text:p text:style-name="P17">20. Поджарый</text:p>
            </table:table-cell>
          </table:table-row>
        </table:table>
        <text:p text:style-name="P145">Лицо</text:p>
        <table:table table:name="Table2" table:style-name="Table2">
          <table:table-column table:style-name="Table2.A"/>
          <table:table-column table:style-name="Table2.B"/>
          <table:table-column table:style-name="Table2.C"/>
          <table:table-column table:style-name="Table2.D"/>
          <table:table-row>
            <table:table-cell office:value-type="string">
              <text:p text:style-name="P8">1. <text:span text:style-name="T43">Круглое</text:span></text:p>
              <text:p text:style-name="P8">2. <text:span text:style-name="T43">Хищное</text:span></text:p>
              <text:p text:style-name="P8">3. <text:span text:style-name="T43">Узкое</text:span></text:p>
              <text:p text:style-name="P9">4. <text:span text:style-name="T44">Волчье</text:span></text:p>
              <text:p text:style-name="P7">5. <text:span text:style-name="T43">Нежное</text:span></text:p>
            </table:table-cell>
            <table:table-cell office:value-type="string">
              <text:p text:style-name="P21">6. Осунувшееся</text:p>
              <text:p text:style-name="P21">7. Аристократа</text:p>
              <text:p text:style-name="P21">8. Измученное</text:p>
              <text:p text:style-name="P21">9. Шаловливое</text:p>
              <text:p text:style-name="P21">10. Сломанное</text:p>
            </table:table-cell>
            <table:table-cell office:value-type="string">
              <text:p text:style-name="P21">11. Туповатое</text:p>
              <text:p text:style-name="P21">12. Костлявое</text:p>
              <text:p text:style-name="P21">13. Крысиное</text:p>
              <text:p text:style-name="P22">14. <text:span text:style-name="T44">Квадратное</text:span></text:p>
              <text:p text:style-name="P21">15. Вытянутое</text:p>
            </table:table-cell>
            <table:table-cell office:value-type="string">
              <text:p text:style-name="P23">16. Острое</text:p>
              <text:p text:style-name="P23">17. Мягкое</text:p>
              <text:p text:style-name="P23">17. <text:span text:style-name="T43">Раздутое</text:span></text:p>
              <text:p text:style-name="P23">19. Широкое</text:p>
              <text:p text:style-name="P23">20. Точёное</text:p>
            </table:table-cell>
          </table:table-row>
        </table:table>
        <text:p text:style-name="P145">Кожа</text:p>
        <table:table table:name="Table3" table:style-name="Table3">
          <table:table-column table:style-name="Table3.A"/>
          <table:table-column table:style-name="Table3.B"/>
          <table:table-column table:style-name="Table3.C"/>
          <table:table-row>
            <table:table-cell table:style-name="Table3.A1" office:value-type="string">
              <text:p text:style-name="P7">1. <text:span text:style-name="T45">Боевой шрам</text:span></text:p>
              <text:p text:style-name="P7">2. <text:span text:style-name="T45">Родимое пятно</text:span></text:p>
              <text:p text:style-name="P10">3. <text:span text:style-name="T45">Проткнутая</text:span></text:p>
              <text:p text:style-name="P10">4. <text:span text:style-name="T45">Татуировки</text:span></text:p>
              <text:p text:style-name="P10">5. <text:span text:style-name="T16">Шрам от хлыста</text:span></text:p>
              <text:p text:style-name="P24">6. Солнечные ожоги</text:p>
              <text:p text:style-name="P24">7. <text:span text:style-name="T8">Боевая раскраска</text:span></text:p>
            </table:table-cell>
            <table:table-cell table:style-name="Table3.A1" office:value-type="string">
              <text:p text:style-name="P24">8. Тёмная</text:p>
              <text:p text:style-name="P24">9. Ожог</text:p>
              <text:p text:style-name="P24">10. Рябое</text:p>
              <text:p text:style-name="P24">11. В гриме</text:p>
              <text:p text:style-name="P24">12. Жирная</text:p>
              <text:p text:style-name="P24">13. Розовая</text:p>
              <text:p text:style-name="P24">14. Грубая</text:p>
            </table:table-cell>
            <table:table-cell table:style-name="Table3.A1" office:value-type="string">
              <text:p text:style-name="P24">15. Жёлтая</text:p>
              <text:p text:style-name="P24">16. <text:span text:style-name="T8">Идеальная</text:span></text:p>
              <text:p text:style-name="P57">17. Загорелая</text:p>
              <text:p text:style-name="P57">18. Бледная</text:p>
              <text:p text:style-name="P57">19. Обветренная</text:p>
              <text:p text:style-name="P24"><text:span text:style-name="T8">20. Воня</text:span><text:span text:style-name="T19">ет</text:span></text:p>
            </table:table-cell>
          </table:table-row>
        </table:table>
        <text:p text:style-name="P145">Волосы</text:p>
        <table:table table:name="Table4" table:style-name="Table4">
          <table:table-column table:style-name="Table4.A"/>
          <table:table-column table:style-name="Table4.B"/>
          <table:table-column table:style-name="Table4.C"/>
          <table:table-column table:style-name="Table4.D"/>
          <table:table-row>
            <table:table-cell office:value-type="string">
              <text:p text:style-name="P11">1. <text:span text:style-name="T47">Шелковистые</text:span></text:p>
              <text:p text:style-name="P7">2. <text:span text:style-name="T46">Заплетённые</text:span></text:p>
              <text:p text:style-name="P7">3. <text:span text:style-name="T46">Щетинистые</text:span></text:p>
              <text:p text:style-name="P7">4. <text:span text:style-name="T47">Стриженные</text:span></text:p>
              <text:p text:style-name="P7">5. <text:span text:style-name="T47">Зализанные</text:span></text:p>
            </table:table-cell>
            <table:table-cell office:value-type="string">
              <text:p text:style-name="P25">6. Жидкие</text:p>
              <text:p text:style-name="P25">7. Дреды</text:p>
              <text:p text:style-name="P25">8. Грязные</text:p>
              <text:p text:style-name="P25">9. Ирокез</text:p>
              <text:p text:style-name="P25">10. Лысый</text:p>
            </table:table-cell>
            <table:table-cell office:value-type="string">
              <text:p text:style-name="P25">11. Кудрявые</text:p>
              <text:p text:style-name="P25">12. Длинные</text:p>
              <text:p text:style-name="P26">13. Тонкие</text:p>
              <text:p text:style-name="P26">14. Хвост</text:p>
              <text:p text:style-name="P25">15. Жирные</text:p>
            </table:table-cell>
            <table:table-cell office:value-type="string">
              <text:p text:style-name="P26">16. Вьющиеся</text:p>
              <text:p text:style-name="P25">17. Лохматый</text:p>
              <text:p text:style-name="P25">18. Пучок</text:p>
              <text:p text:style-name="P25">19. Волнистые</text:p>
              <text:p text:style-name="P26">20. Шикарные</text:p>
            </table:table-cell>
          </table:table-row>
        </table:table>
        <text:p text:style-name="P145">Одежда</text:p>
        <table:table table:name="Table5" table:style-name="Table5">
          <table:table-column table:style-name="Table5.A"/>
          <table:table-column table:style-name="Table5.B"/>
          <table:table-column table:style-name="Table5.C"/>
          <table:table-column table:style-name="Table5.D"/>
          <table:table-row>
            <table:table-cell office:value-type="string">
              <text:p text:style-name="P19">1. <text:span text:style-name="T48">Старомодная</text:span></text:p>
              <text:p text:style-name="P19">2. <text:span text:style-name="T48">Потрёпанная</text:span></text:p>
              <text:p text:style-name="P20">3. <text:span text:style-name="T49">Мешковатая</text:span></text:p>
              <text:p text:style-name="P18">4. <text:span text:style-name="T48">Украшенная</text:span></text:p>
              <text:p text:style-name="P20">5. <text:span text:style-name="T49">Надушенная</text:span></text:p>
            </table:table-cell>
            <table:table-cell office:value-type="string">
              <text:p text:style-name="P29">6. <text:span text:style-name="T50">Истлевшая</text:span></text:p>
              <text:p text:style-name="P28">7. <text:span text:style-name="T49">Элегантная</text:span></text:p>
              <text:p text:style-name="P28">8. <text:span text:style-name="T49">Ритуальная</text:span></text:p>
              <text:p text:style-name="P27">9. Цветастая</text:p>
              <text:p text:style-name="P27">10. В пятнах</text:p>
            </table:table-cell>
            <table:table-cell office:value-type="string">
              <text:p text:style-name="P29">11. Грязная</text:p>
              <text:p text:style-name="P29">12. <text:span text:style-name="T50">Рваная</text:span></text:p>
              <text:p text:style-name="P29">13. <text:span text:style-name="T50">Мала</text:span></text:p>
              <text:p text:style-name="P27">14. Наряд</text:p>
              <text:p text:style-name="P28">15. Модная</text:p>
            </table:table-cell>
            <table:table-cell office:value-type="string">
              <text:p text:style-name="P30">16. Заплатки</text:p>
              <text:p text:style-name="P31">17. <text:span text:style-name="T48">Чужацкая</text:span></text:p>
              <text:p text:style-name="P31">18. <text:span text:style-name="T48">Странная</text:span></text:p>
              <text:p text:style-name="P32">19. <text:span text:style-name="T48">В крови</text:span></text:p>
              <text:p text:style-name="P32">20. <text:span text:style-name="T48">Древняя</text:span></text:p>
            </table:table-cell>
          </table:table-row>
        </table:table>
        <text:p text:style-name="P184">Добродетель</text:p>
        <table:table table:name="Table6" table:style-name="Table6">
          <table:table-column table:style-name="Table6.A"/>
          <table:table-column table:style-name="Table6.B"/>
          <table:table-column table:style-name="Table6.C"/>
          <table:table-row>
            <table:table-cell office:value-type="string">
              <text:p text:style-name="P35">1. <text:span text:style-name="T51">Идеалистический</text:span></text:p>
              <text:p text:style-name="P33">2. <text:span text:style-name="T52">Милосердный</text:span></text:p>
              <text:p text:style-name="P35">3. <text:span text:style-name="T51">Концентрация</text:span></text:p>
              <text:p text:style-name="P35">4. <text:span text:style-name="T51">Общительный</text:span></text:p>
              <text:p text:style-name="P36">5. <text:span text:style-name="T52">Невозмутимый</text:span></text:p>
              <text:p text:style-name="P44">6. Справедливый</text:p>
              <text:p text:style-name="P44">7. Дисциплина</text:p>
            </table:table-cell>
            <table:table-cell office:value-type="string">
              <text:p text:style-name="P44">8. Щедрый</text:p>
              <text:p text:style-name="P47">9. <text:span text:style-name="T52">Терпимый</text:span></text:p>
              <text:p text:style-name="P44">10. Амбиции</text:p>
              <text:p text:style-name="P44">11. Честный</text:p>
              <text:p text:style-name="P44">12. Скромный</text:p>
              <text:p text:style-name="P44">13. Смелый</text:p>
              <text:p text:style-name="P45">14. Учтивый</text:p>
            </table:table-cell>
            <table:table-cell office:value-type="string">
              <text:p text:style-name="P44">15. <text:span text:style-name="T52">Надёжный</text:span></text:p>
              <text:p text:style-name="P46">16. <text:span text:style-name="T52">Бдительный</text:span></text:p>
              <text:p text:style-name="P44">17. <text:span text:style-name="T52">Праведник</text:span></text:p>
              <text:p text:style-name="P46">18. <text:span text:style-name="T52">Любопытный</text:span></text:p>
              <text:p text:style-name="P44">19. <text:span text:style-name="T52">Мужественный</text:span></text:p>
              <text:p text:style-name="P47">20. Уважаемый</text:p>
              <text:p text:style-name="P44"/>
            </table:table-cell>
          </table:table-row>
        </table:table>
        <text:p text:style-name="P147">Порок</text:p>
        <table:table table:name="Table7" table:style-name="Table7">
          <table:table-column table:style-name="Table7.A"/>
          <table:table-column table:style-name="Table7.B"/>
          <table:table-column table:style-name="Table7.C"/>
          <table:table-column table:style-name="Table7.B"/>
          <table:table-row>
            <table:table-cell office:value-type="string">
              <text:p text:style-name="P38">1. <text:span text:style-name="T54">Мстительный</text:span></text:p>
              <text:p text:style-name="P37">2. <text:span text:style-name="T53">Предвзятый</text:span></text:p>
              <text:p text:style-name="P37">3. <text:span text:style-name="T53">Вспыльчивый</text:span></text:p>
              <text:p text:style-name="P37">4. <text:span text:style-name="T53">Беспечный</text:span></text:p>
              <text:p text:style-name="P37">5. <text:span text:style-name="T53">Опрометчивый</text:span></text:p>
            </table:table-cell>
            <table:table-cell office:value-type="string">
              <text:p text:style-name="P48">6. Жестокий</text:p>
              <text:p text:style-name="P49">7. <text:span text:style-name="T54">Транжира</text:span></text:p>
              <text:p text:style-name="P49">8. <text:span text:style-name="T54">Паранойя</text:span></text:p>
              <text:p text:style-name="P49">9. <text:span text:style-name="T54">Агрессия</text:span></text:p>
              <text:p text:style-name="P48">10. Жадный</text:p>
            </table:table-cell>
            <table:table-cell office:value-type="string">
              <text:p text:style-name="P48">11. Лень</text:p>
              <text:p text:style-name="P48">12. Трус</text:p>
              <text:p text:style-name="P48">13. Злой</text:p>
              <text:p text:style-name="P48">14. Лжец</text:p>
              <text:p text:style-name="P48">15. Грубый</text:p>
            </table:table-cell>
            <table:table-cell office:value-type="string">
              <text:p text:style-name="P50">16. <text:span text:style-name="T53">Обжора</text:span></text:p>
              <text:p text:style-name="P50">17. Нарцисс</text:p>
              <text:p text:style-name="P50">18. <text:span text:style-name="T53">Наглый</text:span></text:p>
              <text:p text:style-name="P50">19. <text:span text:style-name="T53">Нервный</text:span></text:p>
              <text:p text:style-name="P50">20. <text:span text:style-name="T55">Ноющий</text:span></text:p>
            </table:table-cell>
          </table:table-row>
        </table:table>
        <text:p text:style-name="P146">Речь</text:p>
        <table:table table:name="Table8" table:style-name="Table8">
          <table:table-column table:style-name="Table8.A"/>
          <table:table-column table:style-name="Table8.B"/>
          <table:table-column table:style-name="Table8.C"/>
          <table:table-column table:style-name="Table8.D"/>
          <table:table-row>
            <table:table-cell office:value-type="string">
              <text:p text:style-name="P39">1. <text:span text:style-name="T56">Витиеватая</text:span></text:p>
              <text:p text:style-name="P33">2. <text:span text:style-name="T56">Торопливая</text:span></text:p>
              <text:p text:style-name="P39">3. <text:span text:style-name="T56">Формальная</text:span></text:p>
              <text:p text:style-name="P33">4. <text:span text:style-name="T56">Загадочная</text:span></text:p>
              <text:p text:style-name="P33">5. <text:span text:style-name="T56">Живописная</text:span></text:p>
            </table:table-cell>
            <table:table-cell office:value-type="string">
              <text:p text:style-name="P51">6. <text:span text:style-name="T57">Бормочет</text:span></text:p>
              <text:p text:style-name="P51">7. Надсадн<text:span text:style-name="T57">ая</text:span></text:p>
              <text:p text:style-name="P51">8. <text:span text:style-name="T57">Медленная</text:span></text:p>
              <text:p text:style-name="P51">9. <text:span text:style-name="T57">Бессвязная</text:span></text:p>
              <text:p text:style-name="P51">10. <text:span text:style-name="T57">Визгливая</text:span></text:p>
            </table:table-cell>
            <table:table-cell office:value-type="string">
              <text:p text:style-name="P52">11. <text:span text:style-name="T56">Бубнит</text:span></text:p>
              <text:p text:style-name="P52">12. Чёткая</text:p>
              <text:p text:style-name="P52">13. Чудная</text:p>
              <text:p text:style-name="P52">14. <text:span text:style-name="T56">Сипл</text:span>ая</text:p>
              <text:p text:style-name="P52">15. Беглая</text:p>
            </table:table-cell>
            <table:table-cell office:value-type="string">
              <text:p text:style-name="P52">16. Акцент</text:p>
              <text:p text:style-name="P52">17. <text:span text:style-name="T56">Хрипит</text:span></text:p>
              <text:p text:style-name="P52">18. <text:span text:style-name="T56">Грубая</text:span></text:p>
              <text:p text:style-name="P52">19. Заика</text:p>
              <text:p text:style-name="P52">20. Шепчет</text:p>
            </table:table-cell>
          </table:table-row>
        </table:table>
        <text:p text:style-name="P146">Предыстория</text:p>
        <table:table table:name="Table9" table:style-name="Table9">
          <table:table-column table:style-name="Table9.A"/>
          <table:table-column table:style-name="Table9.B"/>
          <table:table-column table:style-name="Table9.C"/>
          <table:table-column table:style-name="Table9.D"/>
          <table:table-row>
            <table:table-cell office:value-type="string">
              <text:p text:style-name="P53">1. Вне закона</text:p>
              <text:p text:style-name="P40">2. <text:span text:style-name="T58">Волшебник</text:span></text:p>
              <text:p text:style-name="P40">3. <text:span text:style-name="T58">Контрабандист</text:span></text:p>
              <text:p text:style-name="P33">4. <text:span text:style-name="T58">Домушник</text:span></text:p>
              <text:p text:style-name="P33">5. <text:span text:style-name="T58">Шарлатан</text:span></text:p>
            </table:table-cell>
            <table:table-cell office:value-type="string">
              <text:p text:style-name="P53">6. <text:span text:style-name="T51">Алхимик</text:span></text:p>
              <text:p text:style-name="P53">7. Торговец</text:p>
              <text:p text:style-name="P53">8. Культист</text:p>
              <text:p text:style-name="P53">9. Наёмник</text:p>
              <text:p text:style-name="P53">10. Травник</text:p>
            </table:table-cell>
            <table:table-cell office:value-type="string">
              <text:p text:style-name="P53">11. Нищий</text:p>
              <text:p text:style-name="P53">12. Матрос</text:p>
              <text:p text:style-name="P53">13. Шулер</text:p>
              <text:p text:style-name="P53">14. Повар</text:p>
              <text:p text:style-name="P53">15. Жрец</text:p>
            </table:table-cell>
            <table:table-cell office:value-type="string">
              <text:p text:style-name="P53">16. Артист</text:p>
              <text:p text:style-name="P53">17. Карманник</text:p>
              <text:p text:style-name="P53">18. Мясник</text:p>
              <text:p text:style-name="P53">19. Ученик</text:p>
              <text:p text:style-name="P53">20. Следопыт</text:p>
            </table:table-cell>
          </table:table-row>
        </table:table>
        <text:p text:style-name="P146">Несчастье</text:p>
        <table:table table:name="Table10" table:style-name="Table10">
          <table:table-column table:style-name="Table10.A" table:number-columns-repeated="2"/>
          <table:table-row>
            <table:table-cell office:value-type="string">
              <text:p text:style-name="P33">1-<text:span text:style-name="T61">2</text:span>. <text:span text:style-name="T61">Изгнан</text:span></text:p>
              <text:p text:style-name="P41"><text:span text:style-name="T61">3-4</text:span>. <text:span text:style-name="T59">Опороченный</text:span></text:p>
              <text:p text:style-name="P41"><text:span text:style-name="T61">5-6</text:span>. <text:span text:style-name="T59">Преследуемый</text:span></text:p>
              <text:p text:style-name="P42"><text:span text:style-name="T61">7-8</text:span>. <text:span text:style-name="T59">Проклят</text:span></text:p>
              <text:p text:style-name="P55"><text:span text:style-name="T62">9-10</text:span>. <text:span text:style-name="T61">В долгу</text:span></text:p>
            </table:table-cell>
            <table:table-cell office:value-type="string">
              <text:p text:style-name="P55"><text:span text:style-name="T62">11-12</text:span>. <text:span text:style-name="T61">Осуждённый</text:span></text:p>
              <text:p text:style-name="P55"><text:span text:style-name="T62">13-14</text:span>. Обманут</text:p>
              <text:p text:style-name="P54"><text:span text:style-name="T62">15-16</text:span>. Зависим<text:span text:style-name="T61">ый</text:span></text:p>
              <text:p text:style-name="P55"><text:span text:style-name="T62">17-18</text:span>. <text:span text:style-name="T60">Ограблен</text:span></text:p>
              <text:p text:style-name="P56"><text:span text:style-name="T62">19-20</text:span>. Изуродован</text:p>
            </table:table-cell>
          </table:table-row>
        </table:table>
        <text:p text:style-name="P146">Мировоззрение</text:p>
        <table:table table:name="Table11" table:style-name="Table11">
          <table:table-column table:style-name="Table11.A" table:number-columns-repeated="3"/>
          <table:table-row>
            <table:table-cell office:value-type="string">
              <text:p text:style-name="P43">1-5:</text:p>
              <text:p text:style-name="P34">Законное</text:p>
            </table:table-cell>
            <table:table-cell office:value-type="string">
              <text:p text:style-name="P43">6-15:</text:p>
              <text:p text:style-name="P34">Нейтральное</text:p>
            </table:table-cell>
            <table:table-cell office:value-type="string">
              <text:p text:style-name="P43">16-20:</text:p>
              <text:p text:style-name="P34">Хаотичное</text:p>
            </table:table-cell>
          </table:table-row>
        </table:table>
        <text:p text:style-name="P181">Начальное снаряжение</text:p>
        <text:p text:style-name="P168">Броня</text:p>
        <table:table table:name="Table12" table:style-name="Table12">
          <table:table-column table:style-name="Table12.A"/>
          <table:table-column table:style-name="Table12.B"/>
          <table:table-column table:style-name="Table12.C"/>
          <table:table-column table:style-name="Table12.D"/>
          <table:table-row>
            <table:table-cell office:value-type="string">
              <text:p text:style-name="P189">1-3:</text:p>
              <text:p text:style-name="P185">Без брони</text:p>
            </table:table-cell>
            <table:table-cell office:value-type="string">
              <text:p text:style-name="P189">4-14:</text:p>
              <text:p text:style-name="P185">Cтёганка</text:p>
            </table:table-cell>
            <table:table-cell office:value-type="string">
              <text:p text:style-name="P191">15-19:</text:p>
              <text:p text:style-name="P186">Пластинчатый доспех</text:p>
            </table:table-cell>
            <table:table-cell office:value-type="string">
              <text:p text:style-name="P191">20:</text:p>
              <text:p text:style-name="P186">Кольчуга</text:p>
            </table:table-cell>
          </table:table-row>
        </table:table>
        <text:p text:style-name="P169">Шлемы и щиты</text:p>
        <table:table table:name="Table13" table:style-name="Table13">
          <table:table-column table:style-name="Table13.A" table:number-columns-repeated="4"/>
          <table:table-row>
            <table:table-cell office:value-type="string">
              <text:p text:style-name="P188">1-3:</text:p>
              <text:p text:style-name="P187">Нет</text:p>
            </table:table-cell>
            <table:table-cell office:value-type="string">
              <text:p text:style-name="P188">4-14:</text:p>
              <text:p text:style-name="P187">Шлем</text:p>
            </table:table-cell>
            <table:table-cell office:value-type="string">
              <text:p text:style-name="P190">15-19:</text:p>
              <text:p text:style-name="P187">Щит</text:p>
            </table:table-cell>
            <table:table-cell office:value-type="string">
              <text:p text:style-name="P190">20:</text:p>
              <text:p text:style-name="P187">Шлем и Щит</text:p>
            </table:table-cell>
          </table:table-row>
        </table:table>
        <text:p text:style-name="P170">Снаряжение приключенца</text:p>
        <text:p text:style-name="P5">Киньте дважды по этой таблице и по одному в следующих двух.</text:p>
        <table:table table:name="Table14" table:style-name="Table14">
          <table:table-column table:style-name="Table14.A"/>
          <table:table-column table:style-name="Table14.B"/>
          <table:table-column table:style-name="Table14.C"/>
          <table:table-column table:style-name="Table14.D"/>
          <table:table-row>
            <table:table-cell office:value-type="string">
              <text:p text:style-name="P192">1. <text:span text:style-name="T64">Верёвка, 15 м</text:span></text:p>
              <text:p text:style-name="P193">2. <text:span text:style-name="T64">Аборд. крюк</text:span></text:p>
              <text:p text:style-name="P193">3. <text:span text:style-name="T64">Масл. лампа</text:span></text:p>
              <text:p text:style-name="P192">4. <text:span text:style-name="T64">Цепь, 3 метра</text:span></text:p>
              <text:p text:style-name="P193">5. <text:span text:style-name="T64">Мелки, 10</text:span></text:p>
            </table:table-cell>
            <table:table-cell office:value-type="string">
              <text:p text:style-name="P193">6. <text:span text:style-name="T64">Кандалы</text:span></text:p>
              <text:p text:style-name="P193">7. <text:span text:style-name="T64">Трутница</text:span></text:p>
              <text:p text:style-name="P198">8. Свечи, 5</text:p>
              <text:p text:style-name="P198">9. Молоток</text:p>
              <text:p text:style-name="P198">10. Бурдюк</text:p>
            </table:table-cell>
            <table:table-cell office:value-type="string">
              <text:p text:style-name="P198">11. Фонарь</text:p>
              <text:p text:style-name="P198">12. Шкив</text:p>
              <text:p text:style-name="P198">13. Замок</text:p>
              <text:p text:style-name="P198">14. Ломик</text:p>
              <text:p text:style-name="P198">15. Зеркало</text:p>
            </table:table-cell>
            <table:table-cell office:value-type="string">
              <text:p text:style-name="P198">16. Шест</text:p>
              <text:p text:style-name="P198">17. Мешок</text:p>
              <text:p text:style-name="P198">18. Палатка</text:p>
              <text:p text:style-name="P198">19. Шипы, 5</text:p>
              <text:p text:style-name="P198">20. Факелы, 5</text:p>
            </table:table-cell>
          </table:table-row>
        </table:table>
        <text:p text:style-name="P1">Обычное снаряжение 1</text:p>
        <table:table table:name="Table15" table:style-name="Table15">
          <table:table-column table:style-name="Table15.A"/>
          <table:table-column table:style-name="Table15.B"/>
          <table:table-column table:style-name="Table15.C"/>
          <table:table-column table:style-name="Table15.D"/>
          <table:table-row>
            <table:table-cell office:value-type="string">
              <text:p text:style-name="P192">1. <text:span text:style-name="T65">Плават. пузырь</text:span></text:p>
              <text:p text:style-name="P192">2. <text:span text:style-name="T65">Медв. капкан</text:span></text:p>
              <text:p text:style-name="P194">3. <text:span text:style-name="T66">Пес. часы</text:span></text:p>
              <text:p text:style-name="P192">4. <text:span text:style-name="T66">Кузн. мехи</text:span> </text:p>
              <text:p text:style-name="P197">5. <text:span text:style-name="T66">Напильник</text:span></text:p>
            </table:table-cell>
            <table:table-cell office:value-type="string">
              <text:p text:style-name="P199">6. Пила</text:p>
              <text:p text:style-name="P199">7. Ведро</text:p>
              <text:p text:style-name="P199">8. Жир</text:p>
              <text:p text:style-name="P199">9. Клей</text:p>
              <text:p text:style-name="P199">10. Бур</text:p>
            </table:table-cell>
            <table:table-cell office:value-type="string">
              <text:p text:style-name="P199">11. Удочка</text:p>
              <text:p text:style-name="P199">12. Шарики</text:p>
              <text:p text:style-name="P199">13. Зубило</text:p>
              <text:p text:style-name="P199">14. Кирка</text:p>
              <text:p text:style-name="P199">15. Лопата</text:p>
            </table:table-cell>
            <table:table-cell office:value-type="string">
              <text:p text:style-name="P199">16. Сеть</text:p>
              <text:p text:style-name="P199">17. Клещи</text:p>
              <text:p text:style-name="P199">18. Отмычки</text:p>
              <text:p text:style-name="P200">19. Ёжики</text:p>
              <text:p text:style-name="P199">20. Гвозди</text:p>
            </table:table-cell>
          </table:table-row>
        </table:table>
        <text:p text:style-name="P1">Обыч<text:span text:style-name="T63">ное снаряжение 2</text:span></text:p>
        <table:table table:name="Table16" table:style-name="Table16">
          <table:table-column table:style-name="Table16.A"/>
          <table:table-column table:style-name="Table16.B"/>
          <table:table-column table:style-name="Table16.C"/>
          <table:table-column table:style-name="Table16.D"/>
          <table:table-row table:style-name="Table16.1">
            <table:table-cell office:value-type="string">
              <text:p text:style-name="P195">1. <text:span text:style-name="T67">Подз. труба</text:span></text:p>
              <text:p text:style-name="P196">2. <text:span text:style-name="T68">Поддельн. украш.</text:span></text:p>
              <text:p text:style-name="P196">3. <text:span text:style-name="T68">Пустая книга</text:span></text:p>
              <text:p text:style-name="P196">4. <text:span text:style-name="T68">Колода карт</text:span></text:p>
              <text:p text:style-name="P196">5. <text:span text:style-name="T68">Игр. кости</text:span></text:p>
              <text:p text:style-name="P202">6. <text:span text:style-name="T68">Колокольчик</text:span></text:p>
            </table:table-cell>
            <table:table-cell office:value-type="string">
              <text:p text:style-name="P202">7. <text:span text:style-name="T68">Бутылка</text:span></text:p>
              <text:p text:style-name="P202">8. <text:span text:style-name="T102">Котелок</text:span></text:p>
              <text:p text:style-name="P202">9. <text:span text:style-name="T68">Инструм.</text:span></text:p>
              <text:p text:style-name="P201">10. <text:span text:style-name="T68">Шнур</text:span></text:p>
              <text:p text:style-name="P203">11. <text:span text:style-name="T67">Духи</text:span></text:p>
              <text:p text:style-name="P203">12. <text:span text:style-name="T67">Горн</text:span></text:p>
            </table:table-cell>
            <table:table-cell office:value-type="string">
              <text:p text:style-name="P203">13. Ладан</text:p>
              <text:p text:style-name="P203">14. <text:span text:style-name="T67">Мыло</text:span></text:p>
              <text:p text:style-name="P203">15. Губка</text:p>
              <text:p text:style-name="P203">16. <text:span text:style-name="T103">Грим</text:span></text:p>
              <text:p text:style-name="P203">17. Свисток</text:p>
              <text:p text:style-name="P203">18. Смола</text:p>
            </table:table-cell>
            <table:table-cell office:value-type="string">
              <text:p text:style-name="P203">19. Перо и чернила</text:p>
              <text:p text:style-name="P203">20. Линзы</text:p>
            </table:table-cell>
          </table:table-row>
        </table:table>
      </text:section>
      <text:section text:style-name="Sect2" text:name="page3">
        <text:p text:style-name="P205"><text:soft-page-break/><text:span text:style-name="T70">Цена</text:span> вещей</text:p>
        <text:p text:style-name="P182"><text:span text:style-name="T101">Цены в медяках. Скот</text:span>, недвижимост<text:span text:style-name="T70">ь</text:span> <text:span text:style-name="T69">и прочие дорогие вещи обычно оплачиваются бартером, услугами или клятвами верности.</text:span></text:p>
        <text:p text:style-name="P171">Снаряжение</text:p>
        <table:table table:name="Table17" table:style-name="Table17" table:template-name="items-table">
          <table:table-column table:style-name="Table17.A"/>
          <table:table-column table:style-name="Table17.B"/>
          <table:table-row table:style-name="Table17.1">
            <table:table-cell table:style-name="Table17.A1" office:value-type="string">
              <text:p text:style-name="P207">Плавательный пузырь</text:p>
            </table:table-cell>
            <table:table-cell table:style-name="Table17.A1" office:value-type="string">
              <text:p text:style-name="P208">5</text:p>
            </table:table-cell>
          </table:table-row>
          <table:table-row table:style-name="Table17.2">
            <table:table-cell table:style-name="Table17.A2" office:value-type="string">
              <text:p text:style-name="P207">Медвежий капкан</text:p>
            </table:table-cell>
            <table:table-cell table:style-name="Table17.A2" office:value-type="string">
              <text:p text:style-name="P208">20</text:p>
            </table:table-cell>
          </table:table-row>
          <table:table-row table:style-name="Table17.1">
            <table:table-cell table:style-name="Table17.A1" office:value-type="string">
              <text:p text:style-name="P207">Спальник</text:p>
            </table:table-cell>
            <table:table-cell table:style-name="Table17.A1" office:value-type="string">
              <text:p text:style-name="P208">10</text:p>
            </table:table-cell>
          </table:table-row>
          <table:table-row table:style-name="Table17.2">
            <table:table-cell table:style-name="Table17.A2" office:value-type="string">
              <text:p text:style-name="P207">Кузнечные мехи</text:p>
            </table:table-cell>
            <table:table-cell table:style-name="Table17.A2" office:value-type="string">
              <text:p text:style-name="P208">10</text:p>
            </table:table-cell>
          </table:table-row>
          <table:table-row table:style-name="Table17.1">
            <table:table-cell table:style-name="Table17.A1" office:value-type="string">
              <text:p text:style-name="P207">Чёрный жир</text:p>
            </table:table-cell>
            <table:table-cell table:style-name="Table17.A1" office:value-type="string">
              <text:p text:style-name="P208">1</text:p>
            </table:table-cell>
          </table:table-row>
          <table:table-row table:style-name="Table17.1">
            <table:table-cell table:style-name="Table17.A6" office:value-type="string">
              <text:p text:style-name="P206">Лебёдка и подпорка</text:p>
            </table:table-cell>
            <table:table-cell table:style-name="Table17.B6" office:value-type="string">
              <text:p text:style-name="P209">30</text:p>
            </table:table-cell>
          </table:table-row>
          <table:table-row table:style-name="Table17.1">
            <table:table-cell table:style-name="Table17.A1" office:value-type="string">
              <text:p text:style-name="P207">Книга (Пустая)</text:p>
            </table:table-cell>
            <table:table-cell table:style-name="Table17.A1" office:value-type="string">
              <text:p text:style-name="P208">300</text:p>
            </table:table-cell>
          </table:table-row>
          <table:table-row table:style-name="Table17.1">
            <table:table-cell table:style-name="Table17.A8" office:value-type="string">
              <text:p text:style-name="P206">Книга (сборник)</text:p>
            </table:table-cell>
            <table:table-cell table:style-name="Table17.B8" office:value-type="string">
              <text:p text:style-name="P209">600</text:p>
            </table:table-cell>
          </table:table-row>
          <table:table-row table:style-name="Table17.1">
            <table:table-cell table:style-name="Table17.A1" office:value-type="string">
              <text:p text:style-name="P207">Бутылка / Пиала</text:p>
            </table:table-cell>
            <table:table-cell table:style-name="Table17.A1" office:value-type="string">
              <text:p text:style-name="P208">1</text:p>
            </table:table-cell>
          </table:table-row>
          <table:table-row table:style-name="Table17.1">
            <table:table-cell table:style-name="Table17.A10" office:value-type="string">
              <text:p text:style-name="P206">Ведро</text:p>
            </table:table-cell>
            <table:table-cell table:style-name="Table17.B10" office:value-type="string">
              <text:p text:style-name="P209">5</text:p>
            </table:table-cell>
          </table:table-row>
          <table:table-row table:style-name="Table17.1">
            <table:table-cell table:style-name="Table17.A1" office:value-type="string">
              <text:p text:style-name="P207">Ёжики (сумка)</text:p>
            </table:table-cell>
            <table:table-cell table:style-name="Table17.A1" office:value-type="string">
              <text:p text:style-name="P208">10</text:p>
            </table:table-cell>
          </table:table-row>
          <table:table-row table:style-name="Table17.1">
            <table:table-cell table:style-name="Table17.A12" office:value-type="string">
              <text:p text:style-name="P206">Карты с лишним тузом</text:p>
            </table:table-cell>
            <table:table-cell table:style-name="Table17.B12" office:value-type="string">
              <text:p text:style-name="P209">5</text:p>
            </table:table-cell>
          </table:table-row>
          <table:table-row table:style-name="Table17.1">
            <table:table-cell table:style-name="Table17.A1" office:value-type="string">
              <text:p text:style-name="P207">Цепь (<text:span text:style-name="T157">3 метра</text:span>)</text:p>
            </table:table-cell>
            <table:table-cell table:style-name="Table17.A1" office:value-type="string">
              <text:p text:style-name="P208">10</text:p>
            </table:table-cell>
          </table:table-row>
          <table:table-row table:style-name="Table17.1">
            <table:table-cell table:style-name="Table17.A14" office:value-type="string">
              <text:p text:style-name="P206">Мелки (10 кусочков)</text:p>
            </table:table-cell>
            <table:table-cell table:style-name="Table17.B14" office:value-type="string">
              <text:p text:style-name="P209">1</text:p>
            </table:table-cell>
          </table:table-row>
          <table:table-row table:style-name="Table17.1">
            <table:table-cell table:style-name="Table17.A1" office:value-type="string">
              <text:p text:style-name="P207">Зубило</text:p>
            </table:table-cell>
            <table:table-cell table:style-name="Table17.A1" office:value-type="string">
              <text:p text:style-name="P208">5</text:p>
            </table:table-cell>
          </table:table-row>
          <table:table-row table:style-name="Table17.1">
            <table:table-cell table:style-name="Table17.A2" office:value-type="string">
              <text:p text:style-name="P207">Котелок</text:p>
            </table:table-cell>
            <table:table-cell table:style-name="Table17.A2" office:value-type="string">
              <text:p text:style-name="P208">10</text:p>
            </table:table-cell>
          </table:table-row>
          <table:table-row table:style-name="Table17.1">
            <table:table-cell table:style-name="Table17.A1" office:value-type="string">
              <text:p text:style-name="P207">Ломик</text:p>
            </table:table-cell>
            <table:table-cell table:style-name="Table17.A1" office:value-type="string">
              <text:p text:style-name="P208">10</text:p>
            </table:table-cell>
          </table:table-row>
          <table:table-row table:style-name="Table17.1">
            <table:table-cell table:style-name="Table17.A2" office:value-type="string">
              <text:p text:style-name="P207">Бур</text:p>
            </table:table-cell>
            <table:table-cell table:style-name="Table17.A2" office:value-type="string">
              <text:p text:style-name="P208">10</text:p>
            </table:table-cell>
          </table:table-row>
          <table:table-row table:style-name="Table17.1">
            <table:table-cell table:style-name="Table17.A1" office:value-type="string">
              <text:p text:style-name="P207">Грим / косметика</text:p>
            </table:table-cell>
            <table:table-cell table:style-name="Table17.A1" office:value-type="string">
              <text:p text:style-name="P208">10</text:p>
            </table:table-cell>
          </table:table-row>
          <table:table-row table:style-name="Table17.1">
            <table:table-cell table:style-name="Table17.A2" office:value-type="string">
              <text:p text:style-name="P207">Поддельные украшения</text:p>
            </table:table-cell>
            <table:table-cell table:style-name="Table17.A2" office:value-type="string">
              <text:p text:style-name="P208">50</text:p>
            </table:table-cell>
          </table:table-row>
          <table:table-row table:style-name="Table17.1">
            <table:table-cell table:style-name="Table17.A1" office:value-type="string">
              <text:p text:style-name="P207">Удочка / снасти</text:p>
            </table:table-cell>
            <table:table-cell table:style-name="Table17.A1" office:value-type="string">
              <text:p text:style-name="P208">10</text:p>
            </table:table-cell>
          </table:table-row>
          <table:table-row table:style-name="Table17.1">
            <table:table-cell table:style-name="Table17.A2" office:value-type="string">
              <text:p text:style-name="P207">Стеклянные шарики (сумка)</text:p>
            </table:table-cell>
            <table:table-cell table:style-name="Table17.A2" office:value-type="string">
              <text:p text:style-name="P208">5</text:p>
            </table:table-cell>
          </table:table-row>
          <table:table-row table:style-name="Table17.1">
            <table:table-cell table:style-name="Table17.A1" office:value-type="string">
              <text:p text:style-name="P207">Клей (бутылка)</text:p>
            </table:table-cell>
            <table:table-cell table:style-name="Table17.A1" office:value-type="string">
              <text:p text:style-name="P208">1</text:p>
            </table:table-cell>
          </table:table-row>
          <table:table-row table:style-name="Table17.1">
            <table:table-cell table:style-name="Table17.A2" office:value-type="string">
              <text:p text:style-name="P207">Абордажный крюк</text:p>
            </table:table-cell>
            <table:table-cell table:style-name="Table17.A2" office:value-type="string">
              <text:p text:style-name="P208">10</text:p>
            </table:table-cell>
          </table:table-row>
          <table:table-row table:style-name="Table17.1">
            <table:table-cell table:style-name="Table17.A1" office:value-type="string">
              <text:p text:style-name="P207">Молоток</text:p>
            </table:table-cell>
            <table:table-cell table:style-name="Table17.A1" office:value-type="string">
              <text:p text:style-name="P208">10</text:p>
            </table:table-cell>
          </table:table-row>
          <table:table-row table:style-name="Table17.1">
            <table:table-cell table:style-name="Table17.A2" office:value-type="string">
              <text:p text:style-name="P207">Святая вода</text:p>
            </table:table-cell>
            <table:table-cell table:style-name="Table17.A2" office:value-type="string">
              <text:p text:style-name="P208">25</text:p>
            </table:table-cell>
          </table:table-row>
          <table:table-row table:style-name="Table17.1">
            <table:table-cell table:style-name="Table17.A1" office:value-type="string">
              <text:p text:style-name="P207">Горн</text:p>
            </table:table-cell>
            <table:table-cell table:style-name="Table17.A1" office:value-type="string">
              <text:p text:style-name="P208">10</text:p>
            </table:table-cell>
          </table:table-row>
          <table:table-row table:style-name="Table17.1">
            <table:table-cell table:style-name="Table17.A2" office:value-type="string">
              <text:p text:style-name="P207">Песочные часы</text:p>
            </table:table-cell>
            <table:table-cell table:style-name="Table17.A2" office:value-type="string">
              <text:p text:style-name="P208">300</text:p>
            </table:table-cell>
          </table:table-row>
          <table:table-row table:style-name="Table17.1">
            <table:table-cell table:style-name="Table17.A1" office:value-type="string">
              <text:p text:style-name="P207">Ладан (пачка)</text:p>
            </table:table-cell>
            <table:table-cell table:style-name="Table17.A1" office:value-type="string">
              <text:p text:style-name="P208">10</text:p>
            </table:table-cell>
          </table:table-row>
          <table:table-row table:style-name="Table17.1">
            <table:table-cell table:style-name="Table17.A2" office:value-type="string">
              <text:p text:style-name="P207">Железные клещи</text:p>
            </table:table-cell>
            <table:table-cell table:style-name="Table17.A2" office:value-type="string">
              <text:p text:style-name="P208">10</text:p>
            </table:table-cell>
          </table:table-row>
          <table:table-row table:style-name="Table17.1">
            <table:table-cell table:style-name="Table17.A1" office:value-type="string">
              <text:p text:style-name="P207">Лестница (<text:span text:style-name="T157">3 метра</text:span>)</text:p>
            </table:table-cell>
            <table:table-cell table:style-name="Table17.A1" office:value-type="string">
              <text:p text:style-name="P208">10</text:p>
            </table:table-cell>
          </table:table-row>
          <table:table-row table:style-name="Table17.1">
            <table:table-cell table:style-name="Table17.A2" office:value-type="string">
              <text:p text:style-name="P207">Большая губка</text:p>
            </table:table-cell>
            <table:table-cell table:style-name="Table17.A2" office:value-type="string">
              <text:p text:style-name="P208">5</text:p>
            </table:table-cell>
          </table:table-row>
          <table:table-row table:style-name="Table17.1">
            <table:table-cell table:style-name="Table17.A1" office:value-type="string">
              <text:p text:style-name="P207">Линзы</text:p>
            </table:table-cell>
            <table:table-cell table:style-name="Table17.A1" office:value-type="string">
              <text:p text:style-name="P208">100</text:p>
            </table:table-cell>
          </table:table-row>
          <table:table-row table:style-name="Table17.1">
            <table:table-cell table:style-name="Table17.A2" office:value-type="string">
              <text:p text:style-name="P207">Отмычки</text:p>
            </table:table-cell>
            <table:table-cell table:style-name="Table17.A2" office:value-type="string">
              <text:p text:style-name="P208">100</text:p>
            </table:table-cell>
          </table:table-row>
          <table:table-row table:style-name="Table17.1">
            <table:table-cell table:style-name="Table17.A1" office:value-type="string">
              <text:p text:style-name="P207">Кандалы</text:p>
            </table:table-cell>
            <table:table-cell table:style-name="Table17.A1" office:value-type="string">
              <text:p text:style-name="P208">10</text:p>
            </table:table-cell>
          </table:table-row>
          <table:table-row table:style-name="Table17.1">
            <table:table-cell table:style-name="Table17.A2" office:value-type="string">
              <text:p text:style-name="P207">Напильник</text:p>
            </table:table-cell>
            <table:table-cell table:style-name="Table17.A2" office:value-type="string">
              <text:p text:style-name="P208">5</text:p>
            </table:table-cell>
          </table:table-row>
          <table:table-row table:style-name="Table17.1">
            <table:table-cell table:style-name="Table17.A1" office:value-type="string">
              <text:p text:style-name="P207">Зеркало (малое, серебряное)</text:p>
            </table:table-cell>
            <table:table-cell table:style-name="Table17.A1" office:value-type="string">
              <text:p text:style-name="P208">200</text:p>
            </table:table-cell>
          </table:table-row>
          <table:table-row table:style-name="Table17.1">
            <table:table-cell table:style-name="Table17.A2" office:value-type="string">
              <text:p text:style-name="P207">Музыкальный инструмент</text:p>
            </table:table-cell>
            <table:table-cell table:style-name="Table17.A2" office:value-type="string">
              <text:p text:style-name="P208">200</text:p>
            </table:table-cell>
          </table:table-row>
          <table:table-row table:style-name="Table17.1">
            <table:table-cell table:style-name="Table17.A1" office:value-type="string">
              <text:p text:style-name="P207">Гвозди (12)</text:p>
            </table:table-cell>
            <table:table-cell table:style-name="Table17.A1" office:value-type="string">
              <text:p text:style-name="P208">5</text:p>
            </table:table-cell>
          </table:table-row>
          <table:table-row table:style-name="Table17.1">
            <table:table-cell table:style-name="Table17.A2" office:value-type="string">
              <text:p text:style-name="P207">Сеть</text:p>
            </table:table-cell>
            <table:table-cell table:style-name="Table17.A2" office:value-type="string">
              <text:p text:style-name="P208">10</text:p>
            </table:table-cell>
          </table:table-row>
          <table:table-row table:style-name="Table17.1">
            <table:table-cell table:style-name="Table17.A1" office:value-type="string">
              <text:p text:style-name="P207">Непромокаемый мешок</text:p>
            </table:table-cell>
            <table:table-cell table:style-name="Table17.A1" office:value-type="string">
              <text:p text:style-name="P208">5</text:p>
            </table:table-cell>
          </table:table-row>
          <table:table-row table:style-name="Table17.1">
            <table:table-cell table:style-name="Table17.A2" office:value-type="string">
              <text:p text:style-name="P207">Непромокаемые ботинки</text:p>
            </table:table-cell>
            <table:table-cell table:style-name="Table17.A2" office:value-type="string">
              <text:p text:style-name="P208">10</text:p>
            </table:table-cell>
          </table:table-row>
          <table:table-row table:style-name="Table17.1">
            <table:table-cell table:style-name="Table17.A1" office:value-type="string">
              <text:p text:style-name="P207">Навесной замок и ключ</text:p>
            </table:table-cell>
            <table:table-cell table:style-name="Table17.A1" office:value-type="string">
              <text:p text:style-name="P208">20</text:p>
            </table:table-cell>
          </table:table-row>
          <table:table-row table:style-name="Table17.1">
            <table:table-cell table:style-name="Table17.A2" office:value-type="string">
              <text:p text:style-name="P207">Духи</text:p>
            </table:table-cell>
            <table:table-cell table:style-name="Table17.A2" office:value-type="string">
              <text:p text:style-name="P208">50</text:p>
            </table:table-cell>
          </table:table-row>
          <table:table-row table:style-name="Table17.1">
            <table:table-cell table:style-name="Table17.A1" office:value-type="string">
              <text:p text:style-name="P207">Кирка</text:p>
            </table:table-cell>
            <table:table-cell table:style-name="Table17.A1" office:value-type="string">
              <text:p text:style-name="P208">10</text:p>
            </table:table-cell>
          </table:table-row>
          <table:table-row table:style-name="Table17.1">
            <table:table-cell table:style-name="Table17.A2" office:value-type="string">
              <text:p text:style-name="P207">Шест (<text:span text:style-name="T156">3 метра</text:span>)</text:p>
            </table:table-cell>
            <table:table-cell table:style-name="Table17.A2" office:value-type="string">
              <text:p text:style-name="P208">5</text:p>
            </table:table-cell>
          </table:table-row>
          <table:table-row table:style-name="Table17.1">
            <table:table-cell table:style-name="Table17.A1" office:value-type="string">
              <text:p text:style-name="P207">Перо и чернила</text:p>
            </table:table-cell>
            <table:table-cell table:style-name="Table17.A1" office:value-type="string">
              <text:p text:style-name="P208">1</text:p>
            </table:table-cell>
          </table:table-row>
          <table:table-row table:style-name="Table17.1">
            <table:table-cell table:style-name="Table17.A2" office:value-type="string">
              <text:p text:style-name="P207">Верёвка (<text:span text:style-name="T157">15 метров</text:span>)</text:p>
            </table:table-cell>
            <table:table-cell table:style-name="Table17.A2" office:value-type="string">
              <text:p text:style-name="P208">10</text:p>
            </table:table-cell>
          </table:table-row>
          <table:table-row table:style-name="Table17.1">
            <table:table-cell table:style-name="Table17.A1" office:value-type="string">
              <text:p text:style-name="P207">Мешок</text:p>
            </table:table-cell>
            <table:table-cell table:style-name="Table17.A1" office:value-type="string">
              <text:p text:style-name="P208">1</text:p>
            </table:table-cell>
          </table:table-row>
          <table:table-row table:style-name="Table17.1">
            <table:table-cell table:style-name="Table17.A2" office:value-type="string">
              <text:p text:style-name="P207">Пила</text:p>
            </table:table-cell>
            <table:table-cell table:style-name="Table17.A2" office:value-type="string">
              <text:p text:style-name="P208">10</text:p>
            </table:table-cell>
          </table:table-row>
          <table:table-row table:style-name="Table17.1">
            <table:table-cell table:style-name="Table17.A1" office:value-type="string">
              <text:p text:style-name="P207">Набор шулерских костей</text:p>
            </table:table-cell>
            <table:table-cell table:style-name="Table17.A1" office:value-type="string">
              <text:p text:style-name="P208">5</text:p>
            </table:table-cell>
          </table:table-row>
          <table:table-row table:style-name="Table17.1">
            <table:table-cell table:style-name="Table17.A2" office:value-type="string">
              <text:p text:style-name="P207">Лопата</text:p>
            </table:table-cell>
            <table:table-cell table:style-name="Table17.A2" office:value-type="string">
              <text:p text:style-name="P208">10</text:p>
            </table:table-cell>
          </table:table-row>
          <table:table-row table:style-name="Table17.1">
            <table:table-cell table:style-name="Table17.A1" office:value-type="string">
              <text:p text:style-name="P207">Колокольчик</text:p>
            </table:table-cell>
            <table:table-cell table:style-name="Table17.A1" office:value-type="string">
              <text:p text:style-name="P208">20</text:p>
            </table:table-cell>
          </table:table-row>
          <table:table-row table:style-name="Table17.1">
            <table:table-cell table:style-name="Table17.A2" office:value-type="string">
              <text:p text:style-name="P207">Мыло</text:p>
            </table:table-cell>
            <table:table-cell table:style-name="Table17.A2" office:value-type="string">
              <text:p text:style-name="P208">1</text:p>
            </table:table-cell>
          </table:table-row>
          <table:table-row table:style-name="Table17.1">
            <table:table-cell table:style-name="Table17.A1" office:value-type="string">
              <text:p text:style-name="P207">Шип (железный)</text:p>
            </table:table-cell>
            <table:table-cell table:style-name="Table17.A1" office:value-type="string">
              <text:p text:style-name="P208">5</text:p>
            </table:table-cell>
          </table:table-row>
          <table:table-row table:style-name="Table17.1">
            <table:table-cell table:style-name="Table17.A2" office:value-type="string">
              <text:p text:style-name="P207">Шип (деревянный)</text:p>
            </table:table-cell>
            <table:table-cell table:style-name="Table17.A2" office:value-type="string">
              <text:p text:style-name="P208">1</text:p>
            </table:table-cell>
          </table:table-row>
          <table:table-row table:style-name="Table17.1">
            <table:table-cell table:style-name="Table17.A1" office:value-type="string">
              <text:p text:style-name="P207">Шипованные ботинки</text:p>
            </table:table-cell>
            <table:table-cell table:style-name="Table17.A1" office:value-type="string">
              <text:p text:style-name="P208">5</text:p>
            </table:table-cell>
          </table:table-row>
          <table:table-row table:style-name="Table17.1">
            <table:table-cell table:style-name="Table17.A2" office:value-type="string">
              <text:p text:style-name="P207">Подзорная труба</text:p>
            </table:table-cell>
            <table:table-cell table:style-name="Table17.A2" office:value-type="string">
              <text:p text:style-name="P208">1000</text:p>
            </table:table-cell>
          </table:table-row>
          <table:table-row table:style-name="Table17.1">
            <table:table-cell table:style-name="Table17.A1" office:value-type="string">
              <text:p text:style-name="P207">Смола (в горшке)</text:p>
            </table:table-cell>
            <table:table-cell table:style-name="Table17.A1" office:value-type="string">
              <text:p text:style-name="P208">10</text:p>
            </table:table-cell>
          </table:table-row>
          <table:table-row table:style-name="Table17.1">
            <table:table-cell table:style-name="Table17.A2" office:value-type="string">
              <text:p text:style-name="P207">Палатка (на 3 человека)</text:p>
            </table:table-cell>
            <table:table-cell table:style-name="Table17.A2" office:value-type="string">
              <text:p text:style-name="P208">100</text:p>
            </table:table-cell>
          </table:table-row>
          <table:table-row table:style-name="Table17.1">
            <table:table-cell table:style-name="Table17.A1" office:value-type="string">
              <text:p text:style-name="P207">Палатка (на 1 человека)</text:p>
            </table:table-cell>
            <table:table-cell table:style-name="Table17.A1" office:value-type="string">
              <text:p text:style-name="P208">50</text:p>
            </table:table-cell>
          </table:table-row>
          <table:table-row table:style-name="Table17.1">
            <table:table-cell table:style-name="Table17.A2" office:value-type="string">
              <text:p text:style-name="P207">Шнур (<text:span text:style-name="T157">100 метров</text:span>)</text:p>
            </table:table-cell>
            <table:table-cell table:style-name="Table17.A2" office:value-type="string">
              <text:p text:style-name="P208">5</text:p>
            </table:table-cell>
          </table:table-row>
          <table:table-row table:style-name="Table17.1">
            <table:table-cell table:style-name="Table17.A1" office:value-type="string">
              <text:p text:style-name="P207">Бурдюк</text:p>
            </table:table-cell>
            <table:table-cell table:style-name="Table17.A1" office:value-type="string">
              <text:p text:style-name="P208">5</text:p>
            </table:table-cell>
          </table:table-row>
          <table:table-row table:style-name="Table17.2">
            <table:table-cell table:style-name="Table17.A1" office:value-type="string">
              <text:p text:style-name="P207">Свисток</text:p>
            </table:table-cell>
            <table:table-cell table:style-name="Table17.A1" office:value-type="string">
              <text:p text:style-name="P208">5</text:p>
            </table:table-cell>
          </table:table-row>
        </table:table>
        <text:p text:style-name="P172">Освещение</text:p>
        <table:table table:name="Table18" table:style-name="Table18" table:template-name="items-table">
          <table:table-column table:style-name="Table18.A"/>
          <table:table-column table:style-name="Table18.B"/>
          <table:table-row table:style-name="Table18.1">
            <table:table-cell table:style-name="Table18.A1" office:value-type="string">
              <text:p text:style-name="P60">Свечи, 4 часа</text:p>
            </table:table-cell>
            <table:table-cell table:style-name="Table18.A1" office:value-type="string">
              <text:p text:style-name="P61">1</text:p>
            </table:table-cell>
          </table:table-row>
          <table:table-row table:style-name="Table18.1">
            <table:table-cell table:style-name="Table18.A2" office:value-type="string">
              <text:p text:style-name="P59">Фонарь</text:p>
            </table:table-cell>
            <table:table-cell table:style-name="Table18.B2" office:value-type="string">
              <text:p text:style-name="P58">30</text:p>
            </table:table-cell>
          </table:table-row>
          <table:table-row table:style-name="Table18.1">
            <table:table-cell table:style-name="Table18.A1" office:value-type="string">
              <text:p text:style-name="P60">Масляная лампа, 4 часа</text:p>
            </table:table-cell>
            <table:table-cell table:style-name="Table18.A1" office:value-type="string">
              <text:p text:style-name="P61">5</text:p>
            </table:table-cell>
          </table:table-row>
          <table:table-row table:style-name="Table18.1">
            <table:table-cell table:style-name="Table18.A4" office:value-type="string">
              <text:p text:style-name="P59">Трутница</text:p>
            </table:table-cell>
            <table:table-cell table:style-name="Table18.B4" office:value-type="string">
              <text:p text:style-name="P58">10</text:p>
            </table:table-cell>
          </table:table-row>
          <table:table-row table:style-name="Table18.1">
            <table:table-cell table:style-name="Table18.A1" office:value-type="string">
              <text:p text:style-name="P60">Факел, 1 час</text:p>
            </table:table-cell>
            <table:table-cell table:style-name="Table18.A1" office:value-type="string">
              <text:p text:style-name="P61">1</text:p>
            </table:table-cell>
          </table:table-row>
        </table:table>
        <text:p text:style-name="P2">Броня</text:p>
        <table:table table:name="Table19" table:style-name="Table19" table:template-name="items-table">
          <table:table-column table:style-name="Table19.A"/>
          <table:table-column table:style-name="Table19.B"/>
          <table:table-row table:style-name="Table19.1">
            <table:table-cell table:style-name="Table19.A1" office:value-type="string">
              <text:p text:style-name="P84">Щит</text:p>
              <text:p text:style-name="P62"><text:span text:style-name="T104">з</text:span>ащита+1, 1 слот, кач<text:span text:style-name="T104">ество 1</text:span></text:p>
            </table:table-cell>
            <table:table-cell table:style-name="Table19.A1" office:value-type="string">
              <text:p text:style-name="P63">40</text:p>
            </table:table-cell>
          </table:table-row>
          <table:table-row table:style-name="Table19.1">
            <table:table-cell table:style-name="Table19.A2" office:value-type="string">
              <text:p text:style-name="P85">Шлем</text:p>
              <text:p text:style-name="P64">защита+1, 1 <text:span text:style-name="T27">слот, качество 1</text:span></text:p>
            </table:table-cell>
            <table:table-cell table:style-name="Table19.A2" office:value-type="string">
              <text:p text:style-name="P63">40</text:p>
            </table:table-cell>
          </table:table-row>
          <table:table-row table:style-name="Table19.1">
            <table:table-cell table:style-name="Table19.A1" office:value-type="string">
              <text:p text:style-name="P85">Стёганка</text:p>
              <text:p text:style-name="P64">защита 12, 1 слот, качест. 3</text:p>
            </table:table-cell>
            <table:table-cell table:style-name="Table19.A1" office:value-type="string">
              <text:p text:style-name="P63">60</text:p>
            </table:table-cell>
          </table:table-row>
          <table:table-row table:style-name="Table19.1">
            <table:table-cell table:style-name="Table19.A2" office:value-type="string">
              <text:p text:style-name="P85">Пластинчатая</text:p>
              <text:p text:style-name="P64">защита 13, 2 слота, качест. 4</text:p>
            </table:table-cell>
            <table:table-cell table:style-name="Table19.A2" office:value-type="string">
              <text:p text:style-name="P63">500</text:p>
            </table:table-cell>
          </table:table-row>
          <table:table-row table:style-name="Table19.1">
            <table:table-cell table:style-name="Table19.A1" office:value-type="string">
              <text:p text:style-name="P85">Кольчуга</text:p>
              <text:p text:style-name="P64">защита 14, 3 слота, качест. 5</text:p>
            </table:table-cell>
            <table:table-cell table:style-name="Table19.A1" office:value-type="string">
              <text:p text:style-name="P63">1200</text:p>
            </table:table-cell>
          </table:table-row>
          <table:table-row table:style-name="Table19.1">
            <table:table-cell table:style-name="Table19.A2" office:value-type="string">
              <text:p text:style-name="P85">Полу-латы</text:p>
              <text:p text:style-name="P64">защита 15, 4 слота, качест. 6</text:p>
            </table:table-cell>
            <table:table-cell table:style-name="Table19.A2" office:value-type="string">
              <text:p text:style-name="P63">4000</text:p>
            </table:table-cell>
          </table:table-row>
          <table:table-row table:style-name="Table19.1">
            <table:table-cell table:style-name="Table19.A1" office:value-type="string">
              <text:p text:style-name="P85">Латы</text:p>
              <text:p text:style-name="P64">защита 16, 5 слотов, кач. 7</text:p>
            </table:table-cell>
            <table:table-cell table:style-name="Table19.A1" office:value-type="string">
              <text:p text:style-name="P63">8000</text:p>
            </table:table-cell>
          </table:table-row>
        </table:table>
        <text:p text:style-name="P173">Оружие</text:p>
        <table:table table:name="Table20" table:style-name="Table20" table:template-name="items-table">
          <table:table-column table:style-name="Table20.A"/>
          <table:table-column table:style-name="Table20.B"/>
          <table:table-row table:style-name="Table20.1">
            <table:table-cell table:style-name="Table20.A1" office:value-type="string">
              <text:p text:style-name="P83">Кинжал, Дубина, Серп, Посох и т.п.</text:p>
              <text:p text:style-name="P65">d6 <text:span text:style-name="T105">урон</text:span>, 1 слот, 1 рука, кач. 3</text:p>
            </table:table-cell>
            <table:table-cell table:style-name="Table20.A1" office:value-type="string">
              <text:p text:style-name="P68">5</text:p>
            </table:table-cell>
          </table:table-row>
          <table:table-row table:style-name="Table20.1">
            <table:table-cell table:style-name="Table20.A2" office:value-type="string">
              <text:p text:style-name="P83">Копьё, Меч, Булава, Топор, Кистень и т.п.</text:p>
              <text:p text:style-name="P66">d<text:span text:style-name="T161">8</text:span> урон, 2 слота, 1 рука, кач. 3</text:p>
            </table:table-cell>
            <table:table-cell table:style-name="Table20.A2" office:value-type="string">
              <text:p text:style-name="P68">10</text:p>
            </table:table-cell>
          </table:table-row>
          <table:table-row table:style-name="Table20.1">
            <table:table-cell table:style-name="Table20.A1" office:value-type="string">
              <text:p text:style-name="P83">Алебарда, Боевой молот, Длинный меч, Боевой топор, и т.п.</text:p>
              <text:p text:style-name="P65">d10 урон, 3 сл., 2 руки, кач. 3</text:p>
            </table:table-cell>
            <table:table-cell table:style-name="Table20.A1" office:value-type="string">
              <text:p text:style-name="P68">20</text:p>
            </table:table-cell>
          </table:table-row>
          <table:table-row table:style-name="Table20.1">
            <table:table-cell table:style-name="Table20.A2" office:value-type="string">
              <text:p text:style-name="P83">Праща</text:p>
              <text:p text:style-name="P69">d4 урон, 1 слот, 1 рука, кач. 3</text:p>
            </table:table-cell>
            <table:table-cell table:style-name="Table20.A2" office:value-type="string">
              <text:p text:style-name="P68">5</text:p>
            </table:table-cell>
          </table:table-row>
          <table:table-row table:style-name="Table20.1">
            <table:table-cell table:style-name="Table20.A1" office:value-type="string">
              <text:p text:style-name="P82">Лук</text:p>
              <text:p text:style-name="P69">d6 урон, 2 слота, 2 руки, кач. 3</text:p>
            </table:table-cell>
            <table:table-cell table:style-name="Table20.A1" office:value-type="string">
              <text:p text:style-name="P68">15</text:p>
            </table:table-cell>
          </table:table-row>
          <table:table-row table:style-name="Table20.1">
            <table:table-cell table:style-name="Table20.A2" office:value-type="string">
              <text:p text:style-name="P82">Арбалет</text:p>
              <text:p text:style-name="P69">d8 урон, 3 слота, 2 руки, кач. 3</text:p>
            </table:table-cell>
            <table:table-cell table:style-name="Table20.A2" office:value-type="string">
              <text:p text:style-name="P68">60</text:p>
            </table:table-cell>
          </table:table-row>
          <table:table-row table:style-name="Table20.1">
            <table:table-cell table:style-name="Table20.A1" office:value-type="string">
              <text:p text:style-name="P69"><text:span text:style-name="T1">Стрелы</text:span> (20)</text:p>
            </table:table-cell>
            <table:table-cell table:style-name="Table20.A1" office:value-type="string">
              <text:p text:style-name="P68">5</text:p>
            </table:table-cell>
          </table:table-row>
          <table:table-row table:style-name="Table20.8">
            <table:table-cell table:style-name="Table20.A1" office:value-type="string">
              <text:p text:style-name="P69"><text:span text:style-name="T1">Колчан</text:span> (вмещает 20)</text:p>
            </table:table-cell>
            <table:table-cell table:style-name="Table20.A1" office:value-type="string">
              <text:p text:style-name="P68">10</text:p>
            </table:table-cell>
          </table:table-row>
        </table:table>
        <text:p text:style-name="P174">Одежда</text:p>
        <table:table table:name="Table21" table:style-name="Table21" table:template-name="items-table">
          <table:table-column table:style-name="Table21.A"/>
          <table:table-column table:style-name="Table21.B"/>
          <table:table-row table:style-name="Table21.1">
            <table:table-cell table:style-name="Table21.A1" office:value-type="string">
              <text:p text:style-name="P65">Бедняцкая</text:p>
            </table:table-cell>
            <table:table-cell table:style-name="Table21.A1" office:value-type="string">
              <text:p text:style-name="P67">10</text:p>
            </table:table-cell>
          </table:table-row>
          <table:table-row table:style-name="Table21.1">
            <table:table-cell table:style-name="Table21.A2" office:value-type="string">
              <text:p text:style-name="P65">Обычная</text:p>
            </table:table-cell>
            <table:table-cell table:style-name="Table21.A2" office:value-type="string">
              <text:p text:style-name="P67">50</text:p>
            </table:table-cell>
          </table:table-row>
          <table:table-row table:style-name="Table21.1">
            <table:table-cell table:style-name="Table21.A1" office:value-type="string">
              <text:p text:style-name="P65">Дворянская</text:p>
            </table:table-cell>
            <table:table-cell table:style-name="Table21.A1" office:value-type="string">
              <text:p text:style-name="P67">3000</text:p>
            </table:table-cell>
          </table:table-row>
          <table:table-row table:style-name="Table21.1">
            <table:table-cell table:style-name="Table21.A2" office:value-type="string">
              <text:p text:style-name="P65">Меховая</text:p>
            </table:table-cell>
            <table:table-cell table:style-name="Table21.A2" office:value-type="string">
              <text:p text:style-name="P67">5000</text:p>
            </table:table-cell>
          </table:table-row>
          <table:table-row table:style-name="Table21.1">
            <table:table-cell table:style-name="Table21.A1" office:value-type="string">
              <text:p text:style-name="P65">Зимняя</text:p>
            </table:table-cell>
            <table:table-cell table:style-name="Table21.A1" office:value-type="string">
              <text:p text:style-name="P67">100</text:p>
            </table:table-cell>
          </table:table-row>
        </table:table>
        <text:p text:style-name="P3">Еда</text:p>
        <table:table table:name="Table22" table:style-name="Table22" table:template-name="items-table">
          <table:table-column table:style-name="Table22.A"/>
          <table:table-column table:style-name="Table22.B"/>
          <table:table-row table:style-name="Table22.1">
            <table:table-cell table:style-name="Table22.A1" office:value-type="string">
              <text:p text:style-name="P70">Походный паёк</text:p>
            </table:table-cell>
            <table:table-cell table:style-name="Table22.A1" office:value-type="string">
              <text:p text:style-name="P71">5</text:p>
            </table:table-cell>
          </table:table-row>
          <table:table-row table:style-name="Table22.1">
            <table:table-cell table:style-name="Table22.A2" office:value-type="string">
              <text:p text:style-name="P70">Корм для животных</text:p>
            </table:table-cell>
            <table:table-cell table:style-name="Table22.A2" office:value-type="string">
              <text:p text:style-name="P71">2</text:p>
            </table:table-cell>
          </table:table-row>
          <table:table-row table:style-name="Table22.1">
            <table:table-cell table:style-name="Table22.A1" office:value-type="string">
              <text:p text:style-name="P70">Бекон, 1 бочина</text:p>
            </table:table-cell>
            <table:table-cell table:style-name="Table22.A1" office:value-type="string">
              <text:p text:style-name="P71">10</text:p>
            </table:table-cell>
          </table:table-row>
          <table:table-row table:style-name="Table22.1">
            <table:table-cell table:style-name="Table22.A2" office:value-type="string">
              <text:p text:style-name="P70">Хлеб, 1 буханка</text:p>
            </table:table-cell>
            <table:table-cell table:style-name="Table22.A2" office:value-type="string">
              <text:p text:style-name="P71">1</text:p>
            </table:table-cell>
          </table:table-row>
          <table:table-row table:style-name="Table22.1">
            <table:table-cell table:style-name="Table22.A1" office:value-type="string">
              <text:p text:style-name="P70">Сыр, <text:span text:style-name="T159">0.5 кг</text:span></text:p>
            </table:table-cell>
            <table:table-cell table:style-name="Table22.A1" office:value-type="string">
              <text:p text:style-name="P71">2</text:p>
            </table:table-cell>
          </table:table-row>
          <table:table-row table:style-name="Table22.1">
            <table:table-cell table:style-name="Table22.A2" office:value-type="string">
              <text:p text:style-name="P70">Сидр, <text:span text:style-name="T158">15 литров</text:span></text:p>
            </table:table-cell>
            <table:table-cell table:style-name="Table22.A2" office:value-type="string">
              <text:p text:style-name="P71">1</text:p>
            </table:table-cell>
          </table:table-row>
          <table:table-row table:style-name="Table22.1">
            <table:table-cell table:style-name="Table22.A1" office:value-type="string">
              <text:p text:style-name="P70">Треска, целая</text:p>
            </table:table-cell>
            <table:table-cell table:style-name="Table22.A1" office:value-type="string">
              <text:p text:style-name="P71">20</text:p>
            </table:table-cell>
          </table:table-row>
          <table:table-row table:style-name="Table22.1">
            <table:table-cell table:style-name="Table22.A2" office:value-type="string">
              <text:p text:style-name="P70">Яйца, 24</text:p>
            </table:table-cell>
            <table:table-cell table:style-name="Table22.A2" office:value-type="string">
              <text:p text:style-name="P71">1</text:p>
            </table:table-cell>
          </table:table-row>
          <table:table-row table:style-name="Table22.1">
            <table:table-cell table:style-name="Table22.A1" office:value-type="string">
              <text:p text:style-name="P70">Мука, <text:span text:style-name="T159">2 кг</text:span></text:p>
            </table:table-cell>
            <table:table-cell table:style-name="Table22.A1" office:value-type="string">
              <text:p text:style-name="P71">1</text:p>
            </table:table-cell>
          </table:table-row>
          <table:table-row table:style-name="Table22.1">
            <table:table-cell table:style-name="Table22.A2" office:value-type="string">
              <text:p text:style-name="P70">Фрукты, <text:span text:style-name="T159">0.5 кг</text:span></text:p>
            </table:table-cell>
            <table:table-cell table:style-name="Table22.A2" office:value-type="string">
              <text:p text:style-name="P71">1</text:p>
            </table:table-cell>
          </table:table-row>
          <table:table-row table:style-name="Table22.1">
            <table:table-cell table:style-name="Table22.A1" office:value-type="string">
              <text:p text:style-name="P70">Чеснок, связка</text:p>
            </table:table-cell>
            <table:table-cell table:style-name="Table22.A1" office:value-type="string">
              <text:p text:style-name="P71">1</text:p>
            </table:table-cell>
          </table:table-row>
          <table:table-row table:style-name="Table22.1">
            <table:table-cell table:style-name="Table22.A2" office:value-type="string">
              <text:p text:style-name="P70">Зерно, <text:span text:style-name="T158">25 кг</text:span></text:p>
            </table:table-cell>
            <table:table-cell table:style-name="Table22.A2" office:value-type="string">
              <text:p text:style-name="P71">4</text:p>
            </table:table-cell>
          </table:table-row>
          <table:table-row table:style-name="Table22.1">
            <table:table-cell table:style-name="Table22.A1" office:value-type="string">
              <text:p text:style-name="P72">Травы, 1 связка</text:p>
            </table:table-cell>
            <table:table-cell table:style-name="Table22.A1" office:value-type="string">
              <text:p text:style-name="P71">1</text:p>
            </table:table-cell>
          </table:table-row>
          <table:table-row table:style-name="Table22.1">
            <table:table-cell table:style-name="Table22.A2" office:value-type="string">
              <text:p text:style-name="P72">Сало, <text:span text:style-name="T159">2 кг</text:span></text:p>
            </table:table-cell>
            <table:table-cell table:style-name="Table22.A2" office:value-type="string">
              <text:p text:style-name="P71">1</text:p>
            </table:table-cell>
          </table:table-row>
          <table:table-row table:style-name="Table22.1">
            <table:table-cell table:style-name="Table22.A1" office:value-type="string">
              <text:p text:style-name="P72">Лук, связка</text:p>
            </table:table-cell>
            <table:table-cell table:style-name="Table22.A1" office:value-type="string">
              <text:p text:style-name="P71">8</text:p>
            </table:table-cell>
          </table:table-row>
          <table:table-row table:style-name="Table22.1">
            <table:table-cell table:style-name="Table22.A2" office:value-type="string">
              <text:p text:style-name="P72">Соль, <text:span text:style-name="T158">25 кг</text:span></text:p>
            </table:table-cell>
            <table:table-cell table:style-name="Table22.A2" office:value-type="string">
              <text:p text:style-name="P71">3</text:p>
            </table:table-cell>
          </table:table-row>
          <table:table-row table:style-name="Table22.1">
            <table:table-cell table:style-name="Table22.A1" office:value-type="string">
              <text:p text:style-name="P72">Приправы, <text:span text:style-name="T159">0.5 кг</text:span></text:p>
            </table:table-cell>
            <table:table-cell table:style-name="Table22.A1" office:value-type="string">
              <text:p text:style-name="P71">100</text:p>
            </table:table-cell>
          </table:table-row>
          <table:table-row table:style-name="Table22.1">
            <table:table-cell table:style-name="Table22.A2" office:value-type="string">
              <text:p text:style-name="P72">Сахар, <text:span text:style-name="T159">0.5 кг</text:span></text:p>
            </table:table-cell>
            <table:table-cell table:style-name="Table22.A2" office:value-type="string">
              <text:p text:style-name="P71">12</text:p>
            </table:table-cell>
          </table:table-row>
          <table:table-row table:style-name="Table22.1">
            <table:table-cell table:style-name="Table22.A1" office:value-type="string">
              <text:p text:style-name="P72">Вино / Эль, бутылка</text:p>
            </table:table-cell>
            <table:table-cell table:style-name="Table22.A1" office:value-type="string">
              <text:p text:style-name="P71">1</text:p>
            </table:table-cell>
          </table:table-row>
        </table:table>
        <text:p text:style-name="P175">Животные</text:p>
        <table:table table:name="Table23" table:style-name="Table23" table:template-name="items-table">
          <table:table-column table:style-name="Table23.A"/>
          <table:table-column table:style-name="Table23.B"/>
          <table:table-row table:style-name="Table23.1">
            <table:table-cell table:style-name="Table23.A1" office:value-type="string">
              <text:p text:style-name="P72">Курица</text:p>
            </table:table-cell>
            <table:table-cell table:style-name="Table23.A1" office:value-type="string">
              <text:p text:style-name="P73">1</text:p>
            </table:table-cell>
          </table:table-row>
          <table:table-row table:style-name="Table23.1">
            <table:table-cell table:style-name="Table23.A2" office:value-type="string">
              <text:p text:style-name="P72">Корова</text:p>
            </table:table-cell>
            <table:table-cell table:style-name="Table23.A2" office:value-type="string">
              <text:p text:style-name="P73">100</text:p>
            </table:table-cell>
          </table:table-row>
          <table:table-row table:style-name="Table23.1">
            <table:table-cell table:style-name="Table23.A1" office:value-type="string">
              <text:p text:style-name="P72">Собака, охотничья</text:p>
            </table:table-cell>
            <table:table-cell table:style-name="Table23.A1" office:value-type="string">
              <text:p text:style-name="P73">50</text:p>
            </table:table-cell>
          </table:table-row>
          <table:table-row table:style-name="Table23.1">
            <table:table-cell table:style-name="Table23.A2" office:value-type="string">
              <text:p text:style-name="P72">Собака, мелкая, но злая</text:p>
            </table:table-cell>
            <table:table-cell table:style-name="Table23.A2" office:value-type="string">
              <text:p text:style-name="P73">20</text:p>
            </table:table-cell>
          </table:table-row>
          <table:table-row table:style-name="Table23.1">
            <table:table-cell table:style-name="Table23.A1" office:value-type="string">
              <text:p text:style-name="P74">Осёл, вьючная лошадь</text:p>
            </table:table-cell>
            <table:table-cell table:style-name="Table23.A1" office:value-type="string">
              <text:p text:style-name="P73">300</text:p>
            </table:table-cell>
          </table:table-row>
          <table:table-row table:style-name="Table23.1">
            <table:table-cell table:style-name="Table23.A2" office:value-type="string">
              <text:p text:style-name="P74">Коза</text:p>
            </table:table-cell>
            <table:table-cell table:style-name="Table23.A2" office:value-type="string">
              <text:p text:style-name="P73">10</text:p>
            </table:table-cell>
          </table:table-row>
          <table:table-row table:style-name="Table23.1">
            <table:table-cell table:style-name="Table23.A1" office:value-type="string">
              <text:p text:style-name="P74">Сокол</text:p>
            </table:table-cell>
            <table:table-cell table:style-name="Table23.A1" office:value-type="string">
              <text:p text:style-name="P73">1000</text:p>
            </table:table-cell>
          </table:table-row>
          <table:table-row table:style-name="Table23.1">
            <table:table-cell table:style-name="Table23.A2" office:value-type="string">
              <text:p text:style-name="P74">Лошадь, ездовая</text:p>
            </table:table-cell>
            <table:table-cell table:style-name="Table23.A2" office:value-type="string">
              <text:p text:style-name="P73">1000</text:p>
            </table:table-cell>
          </table:table-row>
          <table:table-row table:style-name="Table23.1">
            <table:table-cell table:style-name="Table23.A1" office:value-type="string">
              <text:p text:style-name="P74">Лошадь, боевая</text:p>
            </table:table-cell>
            <table:table-cell table:style-name="Table23.A1" office:value-type="string">
              <text:p text:style-name="P73">10 000</text:p>
            </table:table-cell>
          </table:table-row>
          <table:table-row table:style-name="Table23.1">
            <table:table-cell table:style-name="Table23.A2" office:value-type="string">
              <text:p text:style-name="P74">Бык</text:p>
            </table:table-cell>
            <table:table-cell table:style-name="Table23.A2" office:value-type="string">
              <text:p text:style-name="P73">300</text:p>
            </table:table-cell>
          </table:table-row>
          <table:table-row table:style-name="Table23.1">
            <table:table-cell table:style-name="Table23.A1" office:value-type="string">
              <text:p text:style-name="P74">Свинья</text:p>
            </table:table-cell>
            <table:table-cell table:style-name="Table23.A1" office:value-type="string">
              <text:p text:style-name="P73">30</text:p>
            </table:table-cell>
          </table:table-row>
          <table:table-row table:style-name="Table23.12">
            <table:table-cell table:style-name="Table23.A1" office:value-type="string">
              <text:p text:style-name="P74">Овца</text:p>
            </table:table-cell>
            <table:table-cell table:style-name="Table23.A1" office:value-type="string">
              <text:p text:style-name="P73">15</text:p>
            </table:table-cell>
          </table:table-row>
        </table:table>
        <text:p text:style-name="P176">Ночлег</text:p>
        <table:table table:name="Table24" table:style-name="Table24" table:template-name="items-table">
          <table:table-column table:style-name="Table24.A"/>
          <table:table-column table:style-name="Table24.B"/>
          <table:table-row table:style-name="Table24.1">
            <table:table-cell table:style-name="Table24.A1" office:value-type="string">
              <text:p text:style-name="P74">Койка, за ночь</text:p>
            </table:table-cell>
            <table:table-cell table:style-name="Table24.A1" office:value-type="string">
              <text:p text:style-name="P75">1</text:p>
            </table:table-cell>
          </table:table-row>
          <table:table-row table:style-name="Table24.1">
            <table:table-cell table:style-name="Table24.A2" office:value-type="string">
              <text:p text:style-name="P74">Личная комната, за ночь</text:p>
            </table:table-cell>
            <table:table-cell table:style-name="Table24.A2" office:value-type="string">
              <text:p text:style-name="P75">2</text:p>
            </table:table-cell>
          </table:table-row>
          <table:table-row table:style-name="Table24.1">
            <table:table-cell table:style-name="Table24.A1" office:value-type="string">
              <text:p text:style-name="P74">Обед</text:p>
            </table:table-cell>
            <table:table-cell table:style-name="Table24.A1" office:value-type="string">
              <text:p text:style-name="P75">2</text:p>
            </table:table-cell>
          </table:table-row>
          <table:table-row table:style-name="Table24.1">
            <table:table-cell table:style-name="Table24.A2" office:value-type="string">
              <text:p text:style-name="P74">Горячая ванна</text:p>
            </table:table-cell>
            <table:table-cell table:style-name="Table24.A2" office:value-type="string">
              <text:p text:style-name="P75">2</text:p>
            </table:table-cell>
          </table:table-row>
          <table:table-row table:style-name="Table24.1">
            <table:table-cell table:style-name="Table24.A1" office:value-type="string">
              <text:p text:style-name="P74">Конюшня и корм</text:p>
            </table:table-cell>
            <table:table-cell table:style-name="Table24.A1" office:value-type="string">
              <text:p text:style-name="P75">2</text:p>
            </table:table-cell>
          </table:table-row>
        </table:table>
        <text:p text:style-name="P183"/>
        <text:p text:style-name="P4">Судна</text:p>
        <table:table table:name="Table25" table:style-name="Table25" table:template-name="items-table">
          <table:table-column table:style-name="Table25.A"/>
          <table:table-column table:style-name="Table25.B"/>
          <table:table-row table:style-name="Table25.1">
            <table:table-cell table:style-name="Table25.A1" office:value-type="string">
              <text:p text:style-name="P74">Корабль, лучшее кач.</text:p>
            </table:table-cell>
            <table:table-cell table:style-name="Table25.A1" office:value-type="string">
              <text:p text:style-name="P75">720/тонна</text:p>
            </table:table-cell>
          </table:table-row>
          <table:table-row table:style-name="Table25.1">
            <table:table-cell table:style-name="Table25.A2" office:value-type="string">
              <text:p text:style-name="P74">Корабль, хорош. кач.</text:p>
            </table:table-cell>
            <table:table-cell table:style-name="Table25.A2" office:value-type="string">
              <text:p text:style-name="P75">480/тонна</text:p>
            </table:table-cell>
          </table:table-row>
          <table:table-row table:style-name="Table25.1">
            <table:table-cell table:style-name="Table25.A1" office:value-type="string">
              <text:p text:style-name="P74">Корабль, подержан.</text:p>
            </table:table-cell>
            <table:table-cell table:style-name="Table25.A1" office:value-type="string">
              <text:p text:style-name="P76">240/тонна</text:p>
            </table:table-cell>
          </table:table-row>
          <table:table-row table:style-name="Table25.1">
            <table:table-cell table:style-name="Table25.A2" office:value-type="string">
              <text:p text:style-name="P77">Корабль, плохое кач.</text:p>
            </table:table-cell>
            <table:table-cell table:style-name="Table25.A2" office:value-type="string">
              <text:p text:style-name="P76">120/тонна</text:p>
            </table:table-cell>
          </table:table-row>
          <table:table-row table:style-name="Table25.1">
            <table:table-cell table:style-name="Table25.A1" office:value-type="string">
              <text:p text:style-name="P77">Плот</text:p>
            </table:table-cell>
            <table:table-cell table:style-name="Table25.A1" office:value-type="string">
              <text:p text:style-name="P76">50</text:p>
            </table:table-cell>
          </table:table-row>
          <table:table-row table:style-name="Table25.1">
            <table:table-cell table:style-name="Table25.A2" office:value-type="string">
              <text:p text:style-name="P77">Рыбацкая лодка</text:p>
            </table:table-cell>
            <table:table-cell table:style-name="Table25.A2" office:value-type="string">
              <text:p text:style-name="P76">500</text:p>
            </table:table-cell>
          </table:table-row>
          <table:table-row table:style-name="Table25.1">
            <table:table-cell table:style-name="Table25.A1" office:value-type="string">
              <text:p text:style-name="P77">Баркас</text:p>
            </table:table-cell>
            <table:table-cell table:style-name="Table25.A1" office:value-type="string">
              <text:p text:style-name="P76">5000</text:p>
            </table:table-cell>
          </table:table-row>
          <table:table-row table:style-name="Table25.1">
            <table:table-cell table:style-name="Table25.A2" office:value-type="string">
              <text:p text:style-name="P77">Каравелла</text:p>
            </table:table-cell>
            <table:table-cell table:style-name="Table25.A2" office:value-type="string">
              <text:p text:style-name="P76">25 000</text:p>
            </table:table-cell>
          </table:table-row>
          <table:table-row table:style-name="Table25.1">
            <table:table-cell table:style-name="Table25.A1" office:value-type="string">
              <text:p text:style-name="P77">Галеон</text:p>
            </table:table-cell>
            <table:table-cell table:style-name="Table25.A1" office:value-type="string">
              <text:p text:style-name="P76">125 000</text:p>
            </table:table-cell>
          </table:table-row>
        </table:table>
        <text:p text:style-name="P177">Транспорт</text:p>
        <table:table table:name="Table26" table:style-name="Table26" table:template-name="items-table">
          <table:table-column table:style-name="Table26.A"/>
          <table:table-column table:style-name="Table26.B"/>
          <table:table-row table:style-name="Table26.1">
            <table:table-cell table:style-name="Table26.A1" office:value-type="string">
              <text:p text:style-name="P77">Карета</text:p>
            </table:table-cell>
            <table:table-cell table:style-name="Table26.A1" office:value-type="string">
              <text:p text:style-name="P76">320</text:p>
            </table:table-cell>
          </table:table-row>
          <table:table-row table:style-name="Table26.1">
            <table:table-cell table:style-name="Table26.A2" office:value-type="string">
              <text:p text:style-name="P77">Повозка</text:p>
            </table:table-cell>
            <table:table-cell table:style-name="Table26.A2" office:value-type="string">
              <text:p text:style-name="P76">50</text:p>
            </table:table-cell>
          </table:table-row>
          <table:table-row table:style-name="Table26.1">
            <table:table-cell table:style-name="Table26.A1" office:value-type="string">
              <text:p text:style-name="P77">Крытая телега</text:p>
            </table:table-cell>
            <table:table-cell table:style-name="Table26.A1" office:value-type="string">
              <text:p text:style-name="P76">120</text:p>
            </table:table-cell>
          </table:table-row>
        </table:table>
        <text:p text:style-name="P178">Наёмники</text:p>
        <text:p text:style-name="P6">Жалованье за день, не включая еду, припасы, жильё и т.д.</text:p>
        <table:table table:name="Table27" table:style-name="Table27" table:template-name="items-table">
          <table:table-column table:style-name="Table27.A"/>
          <table:table-column table:style-name="Table27.B"/>
          <table:table-row table:style-name="Table27.1">
            <table:table-cell table:style-name="Table27.A1" office:value-type="string">
              <text:p text:style-name="P78">Разнорабочий</text:p>
            </table:table-cell>
            <table:table-cell table:style-name="Table27.A1" office:value-type="string">
              <text:p text:style-name="P79">1</text:p>
            </table:table-cell>
          </table:table-row>
          <table:table-row table:style-name="Table27.1">
            <table:table-cell table:style-name="Table27.A2" office:value-type="string">
              <text:p text:style-name="P78">Писарь</text:p>
            </table:table-cell>
            <table:table-cell table:style-name="Table27.A2" office:value-type="string">
              <text:p text:style-name="P79">2</text:p>
            </table:table-cell>
          </table:table-row>
          <table:table-row table:style-name="Table27.1">
            <table:table-cell table:style-name="Table27.A1" office:value-type="string">
              <text:p text:style-name="P78">Лучник</text:p>
            </table:table-cell>
            <table:table-cell table:style-name="Table27.A1" office:value-type="string">
              <text:p text:style-name="P79">3</text:p>
            </table:table-cell>
          </table:table-row>
          <table:table-row table:style-name="Table27.1">
            <table:table-cell table:style-name="Table27.A2" office:value-type="string">
              <text:p text:style-name="P78">Каменщик</text:p>
            </table:table-cell>
            <table:table-cell table:style-name="Table27.A2" office:value-type="string">
              <text:p text:style-name="P79">4</text:p>
            </table:table-cell>
          </table:table-row>
          <table:table-row table:style-name="Table27.1">
            <table:table-cell table:style-name="Table27.A1" office:value-type="string">
              <text:p text:style-name="P78">Вооружённый, пеший</text:p>
            </table:table-cell>
            <table:table-cell table:style-name="Table27.A1" office:value-type="string">
              <text:p text:style-name="P79">6</text:p>
            </table:table-cell>
          </table:table-row>
          <table:table-row table:style-name="Table27.1">
            <table:table-cell table:style-name="Table27.A2" office:value-type="string">
              <text:p text:style-name="P78">Оружейник или Кузнец</text:p>
            </table:table-cell>
            <table:table-cell table:style-name="Table27.A2" office:value-type="string">
              <text:p text:style-name="P79">8</text:p>
            </table:table-cell>
          </table:table-row>
          <table:table-row table:style-name="Table27.1">
            <table:table-cell table:style-name="Table27.A1" office:value-type="string">
              <text:p text:style-name="P78">Вооружённый, на лошади</text:p>
            </table:table-cell>
            <table:table-cell table:style-name="Table27.A1" office:value-type="string">
              <text:p text:style-name="P79">12</text:p>
            </table:table-cell>
          </table:table-row>
          <table:table-row table:style-name="Table27.1">
            <table:table-cell table:style-name="Table27.A2" office:value-type="string">
              <text:p text:style-name="P78">Архитектор</text:p>
            </table:table-cell>
            <table:table-cell table:style-name="Table27.A2" office:value-type="string">
              <text:p text:style-name="P79">15</text:p>
            </table:table-cell>
          </table:table-row>
          <table:table-row table:style-name="Table27.1">
            <table:table-cell table:style-name="Table27.A1" office:value-type="string">
              <text:p text:style-name="P78">Цирюльник / Хирург</text:p>
            </table:table-cell>
            <table:table-cell table:style-name="Table27.A1" office:value-type="string">
              <text:p text:style-name="P79">25</text:p>
            </table:table-cell>
          </table:table-row>
          <table:table-row table:style-name="Table27.10">
            <table:table-cell table:style-name="Table27.A1" office:value-type="string">
              <text:p text:style-name="P78">Рыцарь</text:p>
            </table:table-cell>
            <table:table-cell table:style-name="Table27.A1" office:value-type="string">
              <text:p text:style-name="P79">25</text:p>
            </table:table-cell>
          </table:table-row>
        </table:table>
        <text:p text:style-name="P179">Постройки</text:p>
        <table:table table:name="Table28" table:style-name="Table28" table:template-name="items-table">
          <table:table-column table:style-name="Table28.A"/>
          <table:table-column table:style-name="Table28.B"/>
          <table:table-row table:style-name="Table28.1">
            <table:table-cell table:style-name="Table28.A1" office:value-type="string">
              <text:p text:style-name="P80">Лачуга</text:p>
            </table:table-cell>
            <table:table-cell table:style-name="Table28.A1" office:value-type="string">
              <text:p text:style-name="P81">120</text:p>
            </table:table-cell>
          </table:table-row>
          <table:table-row table:style-name="Table28.1">
            <table:table-cell table:style-name="Table28.A2" office:value-type="string">
              <text:p text:style-name="P80">Дом</text:p>
            </table:table-cell>
            <table:table-cell table:style-name="Table28.A2" office:value-type="string">
              <text:p text:style-name="P81">1200</text:p>
            </table:table-cell>
          </table:table-row>
          <table:table-row table:style-name="Table28.1">
            <table:table-cell table:style-name="Table28.A1" office:value-type="string">
              <text:p text:style-name="P80">Ремесл<text:span text:style-name="T106">ен</text:span>. мастерск<text:span text:style-name="T106">ая</text:span></text:p>
            </table:table-cell>
            <table:table-cell table:style-name="Table28.A1" office:value-type="string">
              <text:p text:style-name="P81">2400</text:p>
            </table:table-cell>
          </table:table-row>
          <table:table-row table:style-name="Table28.1">
            <table:table-cell table:style-name="Table28.A2" office:value-type="string">
              <text:p text:style-name="P80">Торговая лавка</text:p>
            </table:table-cell>
            <table:table-cell table:style-name="Table28.A2" office:value-type="string">
              <text:p text:style-name="P81">7200</text:p>
            </table:table-cell>
          </table:table-row>
          <table:table-row table:style-name="Table28.1">
            <table:table-cell table:style-name="Table28.A1" office:value-type="string">
              <text:p text:style-name="P80">Дом с внутр. двориком</text:p>
            </table:table-cell>
            <table:table-cell table:style-name="Table28.A1" office:value-type="string">
              <text:p text:style-name="P81">21 600</text:p>
            </table:table-cell>
          </table:table-row>
          <table:table-row table:style-name="Table28.1">
            <table:table-cell table:style-name="Table28.A2" office:value-type="string">
              <text:p text:style-name="P80">Штаб гильдии</text:p>
            </table:table-cell>
            <table:table-cell table:style-name="Table28.A2" office:value-type="string">
              <text:p text:style-name="P81">32 600</text:p>
            </table:table-cell>
          </table:table-row>
          <table:table-row table:style-name="Table28.1">
            <table:table-cell table:style-name="Table28.A1" office:value-type="string">
              <text:p text:style-name="P80">Каменная башня</text:p>
            </table:table-cell>
            <table:table-cell table:style-name="Table28.A1" office:value-type="string">
              <text:p text:style-name="P81">48 000</text:p>
            </table:table-cell>
          </table:table-row>
          <table:table-row table:style-name="Table28.1">
            <table:table-cell table:style-name="Table28.A2" office:value-type="string">
              <text:p text:style-name="P80">Храм</text:p>
            </table:table-cell>
            <table:table-cell table:style-name="Table28.A2" office:value-type="string">
              <text:p text:style-name="P81">75 000</text:p>
            </table:table-cell>
          </table:table-row>
          <table:table-row table:style-name="Table28.1">
            <table:table-cell table:style-name="Table28.A1" office:value-type="string">
              <text:p text:style-name="P80">Крепость</text:p>
            </table:table-cell>
            <table:table-cell table:style-name="Table28.A1" office:value-type="string">
              <text:p text:style-name="P81">100 000</text:p>
            </table:table-cell>
          </table:table-row>
          <table:table-row table:style-name="Table28.1">
            <table:table-cell table:style-name="Table28.A2" office:value-type="string">
              <text:p text:style-name="P80">Собор</text:p>
            </table:table-cell>
            <table:table-cell table:style-name="Table28.A2" office:value-type="string">
              <text:p text:style-name="P81">500 000</text:p>
            </table:table-cell>
          </table:table-row>
          <table:table-row table:style-name="Table28.1">
            <table:table-cell table:style-name="Table28.A1" office:value-type="string">
              <text:p text:style-name="P80">Императорский дворец</text:p>
            </table:table-cell>
            <table:table-cell table:style-name="Table28.A1" office:value-type="string">
              <text:p text:style-name="P81">2 500 000</text:p>
            </table:table-cell>
          </table:table-row>
        </table:table>
      </text:section>
      <text:section text:style-name="Sect1" text:name="page4">
        <text:p text:style-name="P86"><text:soft-page-break/>Как играть</text:p>
        <text:p text:style-name="P87">Свойства</text:p>
        <text:p text:style-name="P108">Каждое из 6 свойств используется в разных ситуациях.</text:p>
        <text:list xml:id="list913760231" text:style-name="L1">
          <text:list-item>
            <text:p text:style-name="P210"><text:span text:style-name="T1">Сила:</text:span> Рукопашные атаки и применение физической силы (поднять ворота, выгнуть прутья и т.п.)</text:p>
          </text:list-item>
          <text:list-item>
            <text:p text:style-name="P210"><text:span text:style-name="T1">Ловкость:</text:span> Для действий, где важно равновесие, скорость и рефлексы (уклонение, лазанье, скрытность и т.п.)</text:p>
          </text:list-item>
          <text:list-item>
            <text:p text:style-name="P210"><text:span text:style-name="T1">Выносливость:</text:span> Сопротивление ядам, болезням, холоду и т.п. Бонус выносливости прибавляется при лечении. <text:span text:style-name="T107">Количество слотов ПИ всегда равно защите </text:span><text:span text:style-name="T108">В</text:span><text:span text:style-name="T107">ыносливости.</text:span></text:p>
          </text:list-item>
          <text:list-item>
            <text:p text:style-name="P210"><text:span text:style-name="T1">Интеллект:</text:span> <text:span text:style-name="T111">Для проверок, требующих концентрации и точности, таких как произнесение заклинаний, сопротивление магии, вспоминание лора, создание предметов, ремесла и механики, карманных краж.</text:span></text:p>
          </text:list-item>
          <text:list-item>
            <text:p text:style-name="P210"><text:span text:style-name="T1">Мудрость:</text:span> <text:span text:style-name="T111">Для дальних атак и проверок, требующих внимания и интуиции (выслеживание, навигация, поиск скрытых дверей, разоблачение иллюзий и т.п.)</text:span></text:p>
          </text:list-item>
          <text:list-item>
            <text:p text:style-name="P210"><text:span text:style-name="T1">Харизма:</text:span> <text:span text:style-name="T111">Убеждение, обман, допрос, запугивание, очарование, провоцирование и т.п. ПИ могут нанять количество наёмников, равное бонусу Харизмы.</text:span></text:p>
          </text:list-item>
        </text:list>
        <text:p text:style-name="P143"><text:span text:style-name="T20">Комментарий автора:</text:span> В системе, которая основана на 6 свойствах, <text:span text:style-name="T112">важно, чтобы каждое свойство было полезным. Например, немагические ПИ склонны занижать ментальные свойства, поэтому я расширил их сферы применения.</text:span></text:p>
        <text:p text:style-name="P88">Слоты инвентаря</text:p>
        <text:p text:style-name="P121"><text:span text:style-name="T71">Количество слотов инвентаря равно защите Выносливости. Большинство вещей, включая гримуары, зелья, пайки, лёгкое оружие, инструменты и т.п. занимают 1 слот. Тяжелые или объёмные вещи, вроде брони или тяжелого оружия занимают больше слотов. </text:span><text:span text:style-name="T93">Мелкие, идентичные предметы могут складываться в один слот, по усмотрению ведущего. </text:span><text:span text:style-name="T96">1 </text:span><text:span text:style-name="T95">слот</text:span><text:span text:style-name="T96"> </text:span><text:span text:style-name="T93">вмещает</text:span><text:span text:style-name="T96"> 100 монет. </text:span><text:span text:style-name="T91">Максимальный вес одного слота примерно </text:span><text:span text:style-name="T92">2 кг</text:span><text:span text:style-name="T91">.</text:span></text:p>
        <text:p text:style-name="P154"><text:span text:style-name="T98">К</text:span><text:span text:style-name="T97">омментарий автора:</text:span><text:span text:style-name="T71"> </text:span><text:span text:style-name="T76">С</text:span><text:span text:style-name="T71">лоты позволят игрокам самостоятельно отслеживать нагрузку. Слоты также являются способом настройки: вещи ПИ определяют его роль в группе. </text:span><text:span text:style-name="T72">Повышение Выносливости</text:span><text:span text:style-name="T71"> скорее всего </text:span><text:span text:style-name="T72">будет приоритетом для большинства игроков.</text:span></text:p>
        <text:p text:style-name="P89">Проверки</text:p>
        <text:p text:style-name="P122"><text:span text:style-name="T71">Когда ПИ пытается совершить что-то с неочевидным результатом и провал имеет последствия, он совершает </text:span><text:span text:style-name="T85">проверку</text:span><text:span text:style-name="T71">. Для этого добавьте бонус уместного свойства к броску d20. </text:span><text:span text:style-name="T73">Если сумма </text:span><text:span text:style-name="T87">больше 15</text:span><text:span text:style-name="T73">, значит ПИ преуспел, а иначе — его постигла неудача.</text:span></text:p>
        <text:p text:style-name="P155"><text:span text:style-name="T97">Комментарий автора:</text:span><text:span text:style-name="T71"> </text:span><text:span text:style-name="T76">Т</text:span><text:span text:style-name="T71">ребование превысить 15 означает, что новые ПИ имеют вероятность на успех примерно 25%, а ПИ 10 уровня — 75%, потому что бонус может достигнуть +10 на 10 уровне. Это отражает базовый шаблон проверок в ранних D&amp;D.</text:span></text:p>
        <text:p text:style-name="P123"><text:span text:style-name="T71">Если проверка против другого существа, значит сумма должна быть больше защиты уместного свойства этого существа. </text:span><text:span text:style-name="T74">Если проверка провалилась, противник достиг успеха. Такой тип проверки называется </text:span><text:span text:style-name="T86">встречной проверкой</text:span><text:span text:style-name="T74">.</text:span><text:span text:style-name="T86"> </text:span><text:span text:style-name="T75">Не важно, кто из противников совершает проверку — </text:span><text:span text:style-name="T76">вероятность успеха не меняется.</text:span></text:p>
        <text:p text:style-name="P124"><text:span text:style-name="T85">Пример:</text:span><text:span text:style-name="T71"> Маг бросает огненный шар в гоблина, который совершает проверку на уклонение. Это встречная проверка Интеллекта волшебника против Ловкости гоблина. Гоблин может добавить бонус его Ловкости к броску, стараясь превысить защиту Интеллекта мага. Или маг может добавить бонус Интеллекта, стараясь превысить защиту ловкости гоблина.</text:span></text:p>
        <text:p text:style-name="P156"><text:span text:style-name="T85">Комментарий автора:</text:span><text:span text:style-name="T71"> Защита свойства — это, по сути, среднее значение броска. </text:span><text:span text:style-name="T77">Требование превысить защиту противника позволяет быстрее проводить столкновения, устраняет возможность «ничьи». Все броски могут совершать игроки, потому что вероятность успеха не зависит от стороны, которая совершает бросок.</text:span></text:p>
        <text:p text:style-name="P125"><text:span text:style-name="T71">Если есть </text:span><text:span text:style-name="T77">обстоятельства, которые значительно усложняют или упрощают действие, ведущий может назначить </text:span><text:span text:style-name="T88">преимущество</text:span><text:span text:style-name="T77"> или </text:span><text:span text:style-name="T88">помеху</text:span><text:span text:style-name="T77">. При броске с преимуществом бросьте 2d20 и выберите наибольш</text:span><text:span text:style-name="T78">ий.</text:span><text:span text:style-name="T77"> При помехе бросьте 2d20 и выберите наименьш</text:span><text:span text:style-name="T78">ий.</text:span></text:p>
        <text:p text:style-name="P157"><text:span text:style-name="T99">К</text:span><text:span text:style-name="T97">омментарий автора:</text:span><text:span text:style-name="T71"> </text:span><text:span text:style-name="T83">В</text:span><text:span text:style-name="T71">едущий может назначать числовые модификаторы на броски, но большинству игроков нравится система преимуществ/помех и она упрощает вычисления.</text:span></text:p>
        <text:p text:style-name="P90">Реакции</text:p>
        <text:p text:style-name="P94"><text:span text:style-name="T71">Когда </text:span><text:span text:style-name="T79">ПИ встречают NPC, чья реакция на группу неочевидна, ведущий может бросить 2d6 по таблице.</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204">2</text:p>
            </table:table-cell>
            <table:table-cell table:style-name="Table29.A1" office:value-type="string">
              <text:p text:style-name="P204">3-5</text:p>
            </table:table-cell>
            <table:table-cell table:style-name="Table29.A1" office:value-type="string">
              <text:p text:style-name="P204">6-8</text:p>
            </table:table-cell>
            <table:table-cell table:style-name="Table29.A1" office:value-type="string">
              <text:p text:style-name="P204">9-11</text:p>
            </table:table-cell>
            <table:table-cell table:style-name="Table29.A1" office:value-type="string">
              <text:p text:style-name="P204">12</text:p>
            </table:table-cell>
          </table:table-row>
          <table:table-row>
            <table:table-cell table:style-name="Table29.A2" office:value-type="string">
              <text:p text:style-name="P204">Готов атаковать</text:p>
            </table:table-cell>
            <table:table-cell table:style-name="Table29.A2" office:value-type="string">
              <text:p text:style-name="P204">Не готов помогать</text:p>
            </table:table-cell>
            <table:table-cell table:style-name="Table29.A2" office:value-type="string">
              <text:p text:style-name="P204">Не определился</text:p>
            </table:table-cell>
            <table:table-cell table:style-name="Table29.A2" office:value-type="string">
              <text:p text:style-name="P204">Готов рассказать</text:p>
            </table:table-cell>
            <table:table-cell table:style-name="Table29.A2" office:value-type="string">
              <text:p text:style-name="P204">Готов помочь</text:p>
            </table:table-cell>
          </table:table-row>
        </table:table>
        <text:p text:style-name="P91">Бой</text:p>
        <text:p text:style-name="P93"><text:span text:style-name="T71">В начале каждого раунда </text:span><text:span text:style-name="T80">определите инициативу. На 1-3 все враги действуют первыми. На 4-6 все ПИ действуют первыми. Определяйте инициативу каждый раунд.</text:span></text:p>
        <text:p text:style-name="P158"><text:span text:style-name="T97">Комментарий </text:span><text:span text:style-name="T100">автора:</text:span><text:span text:style-name="T81"> </text:span><text:span text:style-name="T83">Б</text:span><text:span text:style-name="T82">росок</text:span><text:span text:style-name="T81"> инициативы для целой группы ускоряет бой, удерживает вовлечённость игроков </text:span><text:span text:style-name="T94">и устраняет необходимость записей. Переброс инициативы</text:span><text:span text:style-name="T81"> каждый раунд делает бой более опасным, потому что одна из сторон может походить два раза подряд.</text:span></text:p>
        <text:p text:style-name="P109">В свой ход ПИ может переместиться на свою скорость (обычно <text:span text:style-name="T160">12 метров</text:span>) и совершить одно боевое действие. Это может быть чтение заклинания, повторное движение, атака оружием, попытка совершить приём или другое действие, разрешённое ведущим.</text:p>
        <text:p text:style-name="P141"><text:span text:style-name="T71">Оружие ближнего боя </text:span><text:span text:style-name="T82">достаёт до соседних противников, но дальнобойное оружие нельзя использовать, если вы в ближнем бою. Для атаки оружием бросьте d20 + СИЛ для ближнего боя или МДР для дальнобойной атаки. Если сумма </text:span><text:span text:style-name="T89">больше</text:span><text:span text:style-name="T82"> защиты брони противника, то вы попадаете, а иначе — промахиваетесь.</text:span></text:p>
        <text:p text:style-name="P142"><text:span text:style-name="T82">Л</text:span><text:span text:style-name="T71">ибо, результат атаки может определить защищающийся, прибавляя к d20 бонус брони, стараясь перебросить защиту свойства, которым его атакуют. Если получилось </text:span><text:span text:style-name="T90">защищающийся избежал урона, а иначе — получает урон.</text:span></text:p>
        <text:p text:style-name="P144"><text:span text:style-name="T20">Комментарий автора:</text:span> это аналогично встречным проверкам, просто используйте Броню вместо свойства.</text:p>
      </text:section>
      <text:p text:style-name="P120"/>
      <text:section text:style-name="Sect1" text:name="page5">
        <text:p text:style-name="P126"><text:soft-page-break/>При попадании, атакующий бросает кость урона своего оружия, столько <text:span text:style-name="T2">О</text:span><text:span text:style-name="T1">чков </text:span><text:span text:style-name="T2">З</text:span><text:span text:style-name="T1">доровья</text:span> (ОЗ) защищающийся теряет. Можно бросить кость урона дважды, если оружие идеально подобрано под противника (например, дробящее против скелета).</text:p>
        <text:p text:style-name="P126">Когда ПИ достигает 0 ОЗ — он без сознания. <text:span text:style-name="T117">Когда персонаж достигает -1 ОЗ или меньше — он умирает. Игрок должен создать нового персонажа взамен умершего и вернуться к игре как можно быстрее.</text:span></text:p>
        <text:p text:style-name="P107">Приёмы</text:p>
        <text:p text:style-name="P127"><text:span text:style-name="T118">Приёмы</text:span> — <text:span text:style-name="T118">это боевые манёвры, вроде оглушения, толкания, обезоруживания, подножек, срывания брони и т.п. Они проводятся через встречную проверку. Они </text:span><text:span text:style-name="T115">могут нанести урон не напрямую, но косвенно (например, столкнуть врага с обрыва). Ведущий</text:span><text:span text:style-name="T118"> </text:span><text:span text:style-name="T109">определяет, как </text:span><text:span text:style-name="T110">сработает</text:span><text:span text:style-name="T109"> приём в разных ситуациях.</text:span></text:p>
        <text:p text:style-name="P100">Преимущество в бою</text:p>
        <text:p text:style-name="P127">ПИ <text:span text:style-name="T119">могут получить преимущество в бою, когда атакуют цель, которая ничего не подозревает, находится ниже, потерял равновесие, обезоружен, отвлечён или тактически имеет значимую слабость. Ведущий, как обычно, имеет решающее слово в этих вопросах.</text:span></text:p>
        <text:p text:style-name="P128">Когда ПИ имеет преимущество в бою, он может или совершить бросок атаки с преимуществом, или совершить атаку <text:span text:style-name="T1">и</text:span><text:span text:style-name="T8"> в том же раунде попытаться совершить приём против того же противника, без преимущества.</text:span></text:p>
        <text:p text:style-name="P103">Крит. попадания и Качество</text:p>
        <text:p text:style-name="P112">Если при броске атаки у атакующего выпадает 20, или у защищающегося 1, броня защищающегося теряет 1 пункт качества и уровень равен двойному броску урона. Если атакующий выбросил 1 или защищающийся 20, то оружие атакующего теряет 1 пункт качества. При качестве 0 предмет разрушается. Починка каждого пункта качества стоит 10% от стоимости предмета.</text:p>
        <text:p text:style-name="P159"><text:span text:style-name="T20">Комментарий автора:</text:span> <text:span text:style-name="T132">М</text:span>едленное разрушение снаряжения — ещё один фактор времени, оказывающий влияние на долгие походы, вкупе с ОЗ, гримуарами, факелами и прочим.</text:p>
        <text:p text:style-name="P92">Боевой дух</text:p>
        <text:p text:style-name="P113">Монстры и NPC имеют ранг боевого духа <text:span text:style-name="T121">(БД)</text:span>, обычно от 5 до 9. Когда они встречают большую опасность, чем они ожидали, ведущий совершает <text:span text:style-name="T1">бросок </text:span><text:span text:style-name="T3">БД</text:span>, кидая 2d6 и сравнивая с рангом <text:span text:style-name="T121">БД</text:span>. Если результат выше ранга, то NPC попытаются бежать, отступать или договориться. Броски <text:span text:style-name="T121">БД</text:span> можно также применять, когда половина отряда перебита, или у конкретного врага осталась половина ОЗ. По усмотрению ведущего, броски <text:span text:style-name="T121">БД</text:span> могут быть спровоцирован<text:span text:style-name="T120">ы</text:span> и другими событиями.</text:p>
        <text:p text:style-name="P116">Наёмники также делают броски БД, когда им не заплатили, их наниматель умер, или они встретили совсем страшную опасность. БД можно увеличить, если платить <text:span text:style-name="T126">по</text:span>больше и кормить <text:span text:style-name="T126">получше</text:span>.</text:p>
        <text:p text:style-name="P105">Лечение</text:p>
        <text:p text:style-name="P114">После еды и полноценного сна, ПИ восстанавливают d8 ОЗ + бонус <text:span text:style-name="T122">В</text:span>ыносливости. Отдых в безопасном месте восстанавливает ОЗ полностью.</text:p>
        <text:p text:style-name="P160"><text:span text:style-name="T20">Комментарий автора:</text:span> <text:span text:style-name="T132">Б</text:span>онус Выносливости не влияет на максимальные ОЗ, в отличие от большинства OSR игр, но зато сильно <text:span text:style-name="T123">помогает</text:span> <text:span text:style-name="T123">при </text:span>лечени<text:span text:style-name="T123">и</text:span>.</text:p>
        <text:p text:style-name="P104">Монстры</text:p>
        <text:p text:style-name="P115">Все монстры <text:span text:style-name="T124">из OSR бестиариев должны работать из коробки, без значительных изменений.</text:span></text:p>
        <text:p text:style-name="P116"><text:span text:style-name="T1">Кость хитов / ОЗ:</text:span> считайте, что все монстры имеют кость ОЗ d8, если не указано иное. Умножьте кость хитов на 4, чтобы получить ОЗ монстра (или на 5, если у вас коварное настроение.)</text:p>
        <text:p text:style-name="P116"><text:span text:style-name="T1">Броня:</text:span> КБ монстра (если возрастающий) равен защите Брони. Если КБ убывающий, вычтите его из 19 (если это из OD&amp;D иди B/X D&amp;D) или из 20 (если это из AD&amp;D).</text:p>
        <text:p text:style-name="P116"><text:span text:style-name="T1">Бонус Атаки:</text:span> любой бонус атаки не изменяется и может добавляться как к атакам ближнего боя, так и для дальнобойных атак. Если бонуса атаки нет, считайте его равным кости хитов монстра.</text:p>
        <text:p text:style-name="P117"><text:span text:style-name="T1">Урон:</text:span> остаётся таким же</text:p>
        <text:p text:style-name="P117"><text:span text:style-name="T1">Боевой дух:</text:span> остаётся тем же.</text:p>
        <text:p text:style-name="P117"><text:span text:style-name="T1">Проверки:</text:span> так как OSR монстры обычно не имеют значений характеристик/свойств, считайте, что бонусы их свойств равны их уровню, и соответственно подсчитывайте защиту их свойств.</text:p>
        <text:p text:style-name="P117"><text:span text:style-name="T125">Пример:</text:span> типичный 4 <text:span text:style-name="T127">HD монстр будет иметь бонус +4 и защиту 14 для всех свойств, если их не поменяет ведущий.</text:span></text:p>
        <text:p text:style-name="P161"><text:span text:style-name="T20">Комментарий автора:</text:span> <text:span text:style-name="T131">Из-за универсальной шкалы 1-10 в Knave, монстры и NPC фактически добавляют их кость хитов или уровень ко всем атакам или проверкам. Очевидно, это должно корректироваться ведущим при необходимости.</text:span></text:p>
        <text:p text:style-name="P106">Развитие</text:p>
        <text:p text:style-name="P118">Когда <text:span text:style-name="T128">ПИ накапливает 1000 пунктов опыта (ПО), он повышает уровень. ПИ получает 50 и 100 ПО за простые и средние испытания соответственно и 200 ПО за превозмогание особенно рискованных ситуаций. Ведущий должен рассказывать, сколько ПО можно заработать за различные достижения.</text:span></text:p>
        <text:p text:style-name="P162"><text:span text:style-name="T20">Комментарий автора:</text:span> <text:span text:style-name="T131">Я</text:span> выбрал такой способ развития, потому что он простой и лёгкий для понимания. Конечно, <text:s/>можете использовать повышение за вехи, за сессию, или обменивать монеты на опыт. <text:span text:style-name="T129">Если обмениваете золото или серебро, считайте, что золотой равен 100 медякам, а серебряный — 10 медякам.</text:span></text:p>
        <text:p text:style-name="P119">Когда ПИ повышает уровень, <text:span text:style-name="T130">киньте столько d8, сколько теперь уровней у ПИ — теперь это новый максимум ОЗ. Если результат меньше текущего значения, то увеличьте максимум ОЗ на 1. Также, увеличьте на 1 защиту и бонус трёх свойств на выбор. Свойства не могут быть выше 20/+10.</text:span></text:p>
        <text:p text:style-name="P163"><text:span text:style-name="T1">Комментарий автора:</text:span> <text:span text:style-name="T131">Вы можете повышать свойства случайным образом, если хотите. Мой любимый способ — кидать d20 для каждого свойства в любом порядке, повышая свойство на 1, если значение меньше текущей защиты свойства. Продолжайте, пока три свойства не будут повышены. При таком способе более развитые свойства повышаются быстрее, чем менее развитые, что </text:span><text:span text:style-name="T113">делает ПИ более разнообразными и специализированными.</text:span></text:p>
        <text:p text:style-name="P116"/>
        <text:p text:style-name="P116"/>
      </text:section>
      <text:section text:style-name="Sect1" text:name="page_magic">
        <text:p text:style-name="P101"><text:soft-page-break/>Магия</text:p>
        <text:p text:style-name="P129">Список заклинани<text:span text:style-name="T133">й</text:span> из любой олдскульной РПГ будет работать идеально в Knave, если они ниже 10 уровня. Онлайн доступно множество классических заклинаний.</text:p>
        <text:p text:style-name="P130">В Knave ПИ могут читать только заклинания, равные их уровню или ниже, так ПИ 3 уровня может читать заклинания с уровнями от 0 до 3. <text:span text:style-name="T133">Заклинания читаются из гримуаров, которые держатся в двух руках и читаются громко. Каждый гримуар может быть использован только раз в день. Важно, что гримуар содержит только одно заклинание и занимает 1 слот в инвентаре. Так что, если ПИ хочет использовать широкий спектр заклинаний, большую часть его инвентаря займут гримуары.</text:span></text:p>
        <text:p text:style-name="P164"><text:span text:style-name="T20">Комментарий автора:</text:span> для меня всегда было странно, что уровень заклинания не соотносится с уровнем ПИ в большинстве OSR игр. Что-же, теперь соотносятся. Я также взял абстрактные слоты заклинаний и превратил их в нечто осязаемое. ПИ могут читать столько заклинаний, сколько они физически носят с собой. Увеличивайте Выносливость, если хотите таскать с собой небольшую библиотеку гримуаров.</text:p>
        <text:p text:style-name="P131">ПИ не могут создавать, копировать или переписывать гримуары. Чтобы <text:span text:style-name="T134">заполучить новый гримуар, приходится участвовать в опасных приключениях, находя их в подземельях или отбирая у магов. Чем выше уровень гримуара, тем он более редкий и дорогой. ПИ, открыто носящие высокоуровневые гримуары, наверняка подвергнутся нападениям бандитов и волшебников.</text:span></text:p>
        <text:p text:style-name="P132">Когда заклинание позволяет пройти проверку, киньте проверку Интеллекта против уместного свойства защищающегося, обычно Ловкости против дистанционных заклинаний, Выносливости против высасывающих жизнь заклинаний, Интеллект против заклинаний захвата разума или Мудрости против иллюзий.</text:p>
        <text:p text:style-name="P165"><text:span text:style-name="T20">Комментарий автора:</text:span> <text:span text:style-name="T135">гримуары можно легко представить как рунные камни, глиняные таблички, зелья, свитки или ещё что-нибудь, подходящее для вашей кампании. Если хотите играть в мире с малым количеством магии, вы можете сделать гримуары одноразовыми. Генератор заклинаний из моей предыдущей игры Maze Rats может быть полезен для придумывания новых.</text:span></text:p>
        <text:p text:style-name="P102">100 безуровневых заклинаний</text:p>
        <text:p text:style-name="P133">Если вы предпочитаете заклинания, которые доступны всем уровням и становятся мощнее с ростом уровня волшебника, используйте этот список. <text:span text:style-name="T136">В этих заклинаниях «L» — это уровень заклинателя, </text:span><text:span text:style-name="T4">предмет</text:span><text:span text:style-name="T136"> — это что-то, что можно поднять одной рукой и </text:span><text:span text:style-name="T4">объект</text:span><text:span text:style-name="T136"> — это что-то размером с человека. Если не указано обратное, все заклинания с продолжительными эффектами продолжаются Lx10 минут и имеют радиус 12 метров. Если заклинание напрямую влияет на другое существо, это существо может совершить проверку, чтобы избежать эффекта (как описывалось раннее). Успех уменьшает или отменяет эффект заклинания.</text:span></text:p>
        <text:list xml:id="list3596176219" text:style-name="L2">
          <text:list-item>
            <text:p text:style-name="P211"><text:span text:style-name="T6">Клей</text:span><text:span text:style-name="T5">:</text:span><text:span text:style-name="T137"> объект покрыт невероятно липкой слизью.</text:span></text:p>
          </text:list-item>
          <text:list-item>
            <text:p text:style-name="P213"><text:span text:style-name="T1">Марионетка:</text:span> объект выполняет ваши команды <text:span text:style-name="T138">наиболее точно</text:span>. Он может передвигаться на <text:span text:style-name="T157">5 метров</text:span> за раунд.</text:p>
          </text:list-item>
          <text:list-item>
            <text:p text:style-name="P214"><text:span text:style-name="T26">Очеловечивание:</text:span> прикоснитесь к животному и оно получит человеческий интеллект или человеческий облик на L дней.</text:p>
          </text:list-item>
          <text:list-item>
            <text:p text:style-name="P214"><text:span text:style-name="T1">Волшебный глаз:</text:span> вы можете смотреть волшебным летающим глазом, вы контролируете его полёт.</text:p>
          </text:list-item>
          <text:list-item>
            <text:p text:style-name="P214"><text:span text:style-name="T1">Астральная тюрьма:</text:span> объект заморожен во времени и пространстве внутри неуязвимой кристальной оболочки.</text:p>
          </text:list-item>
          <text:list-item>
            <text:p text:style-name="P214"><text:span text:style-name="T1">Притяжение:</text:span> L+1 объектов сильно притягиваются друг к другу, если приблизятся на <text:span text:style-name="T155">3 метра</text:span>.</text:p>
          </text:list-item>
          <text:list-item>
            <text:p text:style-name="P215"><text:span text:style-name="T1">Акустическая иллюзия:</text:span> вы создаёте иллюзорные звуки, которые словно исходят из точки, которую вы выберете.</text:p>
          </text:list-item>
          <text:list-item>
            <text:p text:style-name="P216"><text:span text:style-name="T1">Вещатель:</text:span> существо должно громко и чётко повторить всё, о чём вы думаете. Иначе, оно молчит.</text:p>
          </text:list-item>
          <text:list-item>
            <text:p text:style-name="P216"><text:span text:style-name="T1">Форма зверя:</text:span> вы и ваше носимое имущество превращаетесь в обычного животного.</text:p>
          </text:list-item>
          <text:list-item>
            <text:p text:style-name="P217"><text:span text:style-name="T1">Дурман:</text:span> L существ на ваш выбор не могут ничего запомнить пока действует заклинание.</text:p>
          </text:list-item>
          <text:list-item>
            <text:p text:style-name="P217"><text:span text:style-name="T1">Изменение судьбы:</text:span> Киньте L+1 d20. Когда вам нужно кинуть d20 после чтения заклинания, вы должны выбрать одно из этих значений. Выбранное значение удалите из списка.</text:p>
          </text:list-item>
          <text:list-item>
            <text:p text:style-name="P218"><text:span text:style-name="T1">Птичий полёт:</text:span> ваши руки превращаются в большие крылья птицы.</text:p>
          </text:list-item>
          <text:list-item>
            <text:p text:style-name="P218"><text:span text:style-name="T1">Обмен телами:</text:span> вы меняетесь телами с существом, которого вы коснулись. При смерти одного из тел умирает и второе.</text:p>
          </text:list-item>
          <text:list-item>
            <text:p text:style-name="P218"><text:span text:style-name="T1">Екатерина:</text:span> женщина в синем платье появляется до окончания заклинания. Она будет исполнять вежливые и безопасные просьбы.</text:p>
          </text:list-item>
          <text:list-item>
            <text:p text:style-name="P219"><text:span text:style-name="T1">Очарование:</text:span> L существ считают вас другом.</text:p>
          </text:list-item>
          <text:list-item>
            <text:p text:style-name="P219"><text:span text:style-name="T1">Команда:</text:span> существо повинуется одной команде из трёх слов, которая не навредит ему.</text:p>
          </text:list-item>
          <text:list-item>
            <text:p text:style-name="P250"><text:span text:style-name="T1">Уразуметь:</text:span> <text:span text:style-name="T139">вы </text:span>знаете все языки на время действия заклинания.</text:p>
          </text:list-item>
          <text:list-item>
            <text:p text:style-name="P220"><text:span text:style-name="T1">Контроль растений:</text:span> ближайшие растения и деревья повинуются вам и могут перемещаться на <text:span text:style-name="T157">1.5 м</text:span> за раунд.</text:p>
          </text:list-item>
          <text:list-item>
            <text:p text:style-name="P220"><text:span text:style-name="T1">Контроль погоды:</text:span> вы можете изменить тип погоды, но никак иначе вы не влияете на неё.</text:p>
          </text:list-item>
          <text:list-item>
            <text:p text:style-name="P220"><text:span text:style-name="T1">Контрзаклинание:</text:span> <text:span text:style-name="T140">совершите встречную проверку Интеллекта против Интеллекта заклинателя. Вы можете сделать это в чужой ход как реакцию или против продолжительного эффекта. При успехе вы отменяете заклинание.</text:span></text:p>
          </text:list-item>
          <text:list-item>
            <text:p text:style-name="P221"><text:span text:style-name="T1">Оглушение:</text:span> все существа поблизости ничего не слышат.</text:p>
          </text:list-item>
          <text:list-item>
            <text:p text:style-name="P221"><text:span text:style-name="T1">Обнаружение магии:</text:span> вы слышите пение ближайших магических <text:span text:style-name="T141">колебаний</text:span>. Громкость и мелодия определяются мощностью и качеством <text:span text:style-name="T141">магической</text:span> ауры.</text:p>
          </text:list-item>
          <text:list-item>
            <text:p text:style-name="P222"><text:span text:style-name="T1">Сборка/Разборка:</text:span> любую часть ваше тела можно отсоединить и присоединить обратно без боли. Вы продолжите контролировать эти части.</text:p>
          </text:list-item>
          <text:list-item>
            <text:p text:style-name="P223"><text:span text:style-name="T1">Маскировка:</text:span> вы можете поменять облик L персонажей на любой другой гуманоидный. Копирование внешности оставит странные различия, пугающие окружающих.</text:p>
          </text:list-item>
          <text:list-item>
            <text:p text:style-name="P224"><text:span text:style-name="T1">Смещение:</text:span> объект появляется в радиусе Lx<text:span text:style-name="T155">3 м</text:span> от его текущей позиции.</text:p>
          </text:list-item>
          <text:list-item>
            <text:p text:style-name="P224"><text:span text:style-name="T1">Землетрясение:</text:span> земля начинает сильно трястись, постройки могут могут быть повреждены или развалиться.</text:p>
          </text:list-item>
          <text:list-item>
            <text:p text:style-name="P225"><text:span text:style-name="T1">Эластичность:</text:span> ваше тело может растянуться на <text:span text:style-name="T156">3 м</text:span>.</text:p>
          </text:list-item>
          <text:list-item>
            <text:p text:style-name="P225"><text:span text:style-name="T1">Стена стихии:</text:span> стойкая стена из льда или пламени длиной Lx<text:span text:style-name="T157">12 м</text:span> и высотой <text:span text:style-name="T157">3 м</text:span> вырастает из земли.</text:p>
          </text:list-item>
          <text:list-item>
            <text:p text:style-name="P226"><text:span text:style-name="T1">Воровство:</text:span> L предметов в поле зрения телепортируются вам в руки.</text:p>
          </text:list-item>
          <text:list-item>
            <text:p text:style-name="P226"><text:span text:style-name="T1">Дымное облако:</text:span> <text:span text:style-name="T142">густой туман окутывает вас.</text:span></text:p>
          </text:list-item>
          <text:list-item>
            <text:p text:style-name="P227"><text:span text:style-name="T1">Неистовство:</text:span> L существ впадают в безумную ярость.</text:p>
          </text:list-item>
          <text:list-item>
            <text:p text:style-name="P227"><text:span text:style-name="T1">Врата:</text:span> открывается портал в случайное измерение.</text:p>
          </text:list-item>
          <text:list-item>
            <text:p text:style-name="P251"><text:span text:style-name="T1">Смещение гравитации:</text:span> вы можете изменить направление гравитации (только для себя) один раз за раунд.</text:p>
          </text:list-item>
          <text:list-item>
            <text:p text:style-name="P227"><text:span text:style-name="T1">Жадность:</text:span> L существ испытывают непреодолимое желание обладать вещью из вашего поля зрения.</text:p>
          </text:list-item>
          <text:list-item>
            <text:p text:style-name="P227"><text:span text:style-name="T1">Ускорение:</text:span> ваша скорость передвижения утраивается.</text:p>
          </text:list-item>
          <text:list-item>
            <text:p text:style-name="P227"><text:soft-page-break/><text:span text:style-name="T1">Ненависть:</text:span> L существ испытывают сильную ненависть к другому существу или группе и мечтают уничтожить.</text:p>
          </text:list-item>
          <text:list-item>
            <text:p text:style-name="P227"><text:span text:style-name="T1">Чуткое ухо:</text:span> вы можете отчётливо слышать тихие звуки.</text:p>
          </text:list-item>
          <text:list-item>
            <text:p text:style-name="P227"><text:span text:style-name="T1">Укрытие:</text:span> укрытие возникает в <text:span text:style-name="T157">0.5 м</text:span> над землёй и может укрыть L гуманоидов.</text:p>
          </text:list-item>
          <text:list-item>
            <text:p text:style-name="P227"><text:span text:style-name="T1">Гипноз:</text:span> существо входит в транс и ответит на L вопросов «да» или «нет».</text:p>
          </text:list-item>
          <text:list-item>
            <text:p text:style-name="P227"><text:span text:style-name="T1">Ледяное касание:</text:span> тонкий слой льда покрывает поверхность в радиусе до <text:span text:style-name="T157">3 м</text:span>.</text:p>
          </text:list-item>
          <text:list-item>
            <text:p text:style-name="P228"><text:span text:style-name="T1">Осветить:</text:span> вы контролируете летающий огонёк.</text:p>
          </text:list-item>
          <text:list-item>
            <text:p text:style-name="P228"><text:span text:style-name="T1">Увеличить гравитацию:</text:span> гравитация утраивается <text:span text:style-name="T143">в этой области</text:span>.</text:p>
          </text:list-item>
          <text:list-item>
            <text:p text:style-name="P229"><text:span text:style-name="T1">Незримая связь:</text:span> два объекта в пределах <text:span text:style-name="T157">3 м</text:span> друг от друга не могут отходить друг от друга дальше <text:span text:style-name="T157">3 м</text:span>.</text:p>
          </text:list-item>
          <text:list-item>
            <text:p text:style-name="P230"><text:span text:style-name="T1">Стук:</text:span> L обычных или волшебных замков поблизости открываются.</text:p>
          </text:list-item>
          <text:list-item>
            <text:p text:style-name="P230"><text:span text:style-name="T1">Прыгун:</text:span> вы можете подпрыгивать на высоту Lx<text:span text:style-name="T157">3 метра</text:span>.</text:p>
          </text:list-item>
          <text:list-item>
            <text:p text:style-name="P230"><text:span text:style-name="T1">Жидкий воздух:</text:span> воздух вокруг вас пригоден для плавания.</text:p>
          </text:list-item>
          <text:list-item>
            <text:p text:style-name="P230"><text:span text:style-name="T1">Заглушение магии:</text:span> все магические эффекты неподалёку действуют в половину своей силы.</text:p>
          </text:list-item>
          <text:list-item>
            <text:p text:style-name="P230"><text:span text:style-name="T1">Дом:</text:span> крепкий, меблированный дом возникает на Lx12 часов. Вы можете запрещать и разрешать вход в него.</text:p>
          </text:list-item>
          <text:list-item>
            <text:p text:style-name="P230"><text:span text:style-name="T1">Шариковое безумие:</text:span> ваши карманы полны стеклянных шариков и пополняются ими каждый раунд.</text:p>
          </text:list-item>
          <text:list-item>
            <text:p text:style-name="P231"><text:span text:style-name="T116">Маскарад:</text:span><text:span text:style-name="T114"> L персонажей становятся похожими на персонажа, к которому вы прикоснулись, и имеют такие же голоса</text:span>.</text:p>
          </text:list-item>
          <text:list-item>
            <text:p text:style-name="P231"><text:span text:style-name="T1">Уменьшение:</text:span> вы и L прикоснувшихся к вам существам уменьшаются до размера мыши.</text:p>
          </text:list-item>
          <text:list-item>
            <text:p text:style-name="P232"><text:span text:style-name="T1">Зеркальное отражение:</text:span> L иллюзий, копирующих вас, появляются под вашим контролем.</text:p>
          </text:list-item>
          <text:list-item>
            <text:p text:style-name="P233"><text:span text:style-name="T1">Зеркальный проход:</text:span> зеркало становится проходом к другому зеркалу, в которое вы смотрели сегодня.</text:p>
          </text:list-item>
          <text:list-item>
            <text:p text:style-name="P234"><text:span text:style-name="T1">Многорукость:</text:span> вы получаете L лишних рук.</text:p>
          </text:list-item>
          <text:list-item>
            <text:p text:style-name="P235"><text:span text:style-name="T1">Сфера ночи:</text:span> возникает тёмная сфера <text:span text:style-name="T157">диаметром</text:span> Lx<text:span text:style-name="T157">12 метров</text:span> с ночным небом на ней.</text:p>
          </text:list-item>
          <text:list-item>
            <text:p text:style-name="P252"><text:span text:style-name="T1">Объективизация:</text:span> вы становитесь неодушевлённым предметом с размером между яблоком и большим пианино.</text:p>
          </text:list-item>
          <text:list-item>
            <text:p text:style-name="P236"><text:span text:style-name="T1">Форма желе:</text:span> вы становитесь живым желейным кубом.</text:p>
          </text:list-item>
          <text:list-item>
            <text:p text:style-name="P236"><text:span text:style-name="T1">Пацифизм:</text:span> L существ приобретают неприязнь к насилию.</text:p>
          </text:list-item>
          <text:list-item>
            <text:p text:style-name="P236"><text:span text:style-name="T1">Призрачная карета:</text:span> до окончания заклинания появляется призрачная карета, которая двигается неестественно быстро по любой местности, даже по воде.</text:p>
          </text:list-item>
          <text:list-item>
            <text:p text:style-name="P236"><text:span text:style-name="T1">Фобия:</text:span> L существ начинают бояться объекта по вашему выбору.</text:p>
          </text:list-item>
          <text:list-item>
            <text:p text:style-name="P236"><text:span text:style-name="T1">Яма:</text:span> яма диаметром <text:span text:style-name="T157">3 метра</text:span> и глубиной <text:span text:style-name="T157">1.5 метра</text:span> возникает в земле.</text:p>
          </text:list-item>
          <text:list-item>
            <text:p text:style-name="P236"><text:span text:style-name="T1">Первобытная мощь:</text:span> объект вырастает до размера слона. Если это животное, оно становится разъярённым.</text:p>
          </text:list-item>
          <text:list-item>
            <text:p text:style-name="P236"><text:span text:style-name="T1">Психометрия:</text:span> ведущий отвечает «да» или «нет» на L вопросов об объекте, к которому вы прикоснулись.</text:p>
          </text:list-item>
          <text:list-item>
            <text:p text:style-name="P237"><text:span text:style-name="T1">Притянуть:</text:span> объект любого размера притягивается к вам с силой L мужчин в течение раунда.</text:p>
          </text:list-item>
          <text:list-item>
            <text:p text:style-name="P237"><text:span text:style-name="T1">Оттолкнуть:</text:span> объект любого размера отталкивается от вас с силой L мужчин в течение раунда.</text:p>
          </text:list-item>
          <text:list-item>
            <text:p text:style-name="P238"><text:span text:style-name="T1">Поднятие мертвецов:</text:span> L скелетов поднимаются из земли, чтобы служить вам. Они невероятно тупые и могут исполнять только простые приказы.</text:p>
          </text:list-item>
          <text:list-item>
            <text:p text:style-name="P238"><text:span text:style-name="T1">Спиритизм:</text:span> появляется дух мёртвого тела и отвечает на L вопросов.</text:p>
          </text:list-item>
          <text:list-item>
            <text:p text:style-name="P238"><text:span text:style-name="T1">Чтение мыслей:</text:span> вы можете поверхностно слышать мысли рядом стоящих существ.</text:p>
          </text:list-item>
          <text:list-item>
            <text:p text:style-name="P238"><text:span text:style-name="T7">Дистанцировать:</text:span><text:span text:style-name="T144"> </text:span>L+1 объектов сильно отталкиваются, если приближаются на <text:span text:style-name="T157">3 метра</text:span> друг к другу.</text:p>
          </text:list-item>
          <text:list-item>
            <text:p text:style-name="P239"><text:span text:style-name="T1">Ясновидение:</text:span> вы можете смотреть через глаза существа, до которого вы сегодня дотрагивались.</text:p>
          </text:list-item>
          <text:list-item>
            <text:p text:style-name="P239"><text:span text:style-name="T1">Придать форму:</text:span> все неодушевлённые материалы в ваших руках податливы словно глина.</text:p>
          </text:list-item>
          <text:list-item>
            <text:p text:style-name="P239"><text:span text:style-name="T1">Пелена:</text:span> L существ невидимы, пока не двигаются.</text:p>
          </text:list-item>
          <text:list-item>
            <text:p text:style-name="P239"><text:span text:style-name="T1">Перемешать:</text:span> L существ мгновенно меняются местами случайным образом.</text:p>
          </text:list-item>
          <text:list-item>
            <text:p text:style-name="P239"><text:span text:style-name="T1">Сон:</text:span> L существ погружаются в лёгкий сон.</text:p>
          </text:list-item>
          <text:list-item>
            <text:p text:style-name="P239"><text:span text:style-name="T1">Форма дыма:</text:span> ваше тело становится живым дымом.</text:p>
          </text:list-item>
          <text:list-item>
            <text:p text:style-name="P239"><text:span text:style-name="T1">Улиточный рыцарь:</text:span> через 10 минут после чтения заклинания к вам добирается рыцарь верхом на гигантской улитке. <text:span text:style-name="T145">Он может ответить на большинство вопрос о вашем задании и о рыцарстве. И может вылечить вас, если посчитает вас достойными.</text:span></text:p>
          </text:list-item>
          <text:list-item>
            <text:p text:style-name="P253"><text:span text:style-name="T1">Чутьё:</text:span> вы <text:span text:style-name="T146">улавливаете</text:span> даже <text:span text:style-name="T146">едва заметные следы запахов.</text:span></text:p>
          </text:list-item>
          <text:list-item>
            <text:p text:style-name="P240"><text:span text:style-name="T1">Сортировка:</text:span> неодушевлённые предметы сортируются по категориям по визуальным признакам, которые вы установите.</text:p>
          </text:list-item>
          <text:list-item>
            <text:p text:style-name="P240"><text:span text:style-name="T1">Спектакль:</text:span> возникает очевидно нереалистичная, но впечатляющая иллюзия под вашим контролем. Она может быть размером с дворец, двигаться и издавать звуки.</text:p>
          </text:list-item>
          <text:list-item>
            <text:p text:style-name="P240"><text:span text:style-name="T1">Захват заклинания:</text:span> колдуется как реакция на другое сработавшее заклинание. <text:span text:style-name="T147">Вы получаете временную копию заклинания, которую можете сколдовать в любое время, пока длится захват.</text:span></text:p>
          </text:list-item>
          <text:list-item>
            <text:p text:style-name="P241"><text:span text:style-name="T1">Паучья цепкость:</text:span> вы можете передвигаться по поверхностям как паук.</text:p>
          </text:list-item>
          <text:list-item>
            <text:p text:style-name="P241"><text:span text:style-name="T1">Призыв куба:</text:span> раз в секунду (6 раз в раунд) вы можете призвать или отозвать куб земли шириной <text:span text:style-name="T157">1 м</text:span>. Новые кубы должны закрепляться на земле или других кубах.</text:p>
          </text:list-item>
          <text:list-item>
            <text:p text:style-name="P241"><text:span text:style-name="T1">Рой:</text:span> вы превращаетесь в стаю ворон, крыс или пираний. Вы получаете урон только от эффектов, затрагивающих местность.</text:p>
          </text:list-item>
          <text:list-item>
            <text:p text:style-name="P242"><text:span text:style-name="T1">Телекинез:</text:span> вы силой мысли передви<text:span text:style-name="T148">гаете</text:span> L предметов.</text:p>
          </text:list-item>
          <text:list-item>
            <text:p text:style-name="P243"><text:span text:style-name="T1">Телепатия:</text:span> L + 1 существ могут слышать мысли друг друга <text:span text:style-name="T149">на любом расстоянии</text:span>.</text:p>
          </text:list-item>
          <text:list-item>
            <text:p text:style-name="P244"><text:span text:style-name="T1">Телепорт:</text:span> объект исчезает и появляется на земле в поле зрения в пределах Lx<text:span text:style-name="T157">12 метров</text:span>.</text:p>
          </text:list-item>
          <text:list-item>
            <text:p text:style-name="P245"><text:span text:style-name="T1">Магический якорь:</text:span> объект становится целью всех заклинаний, которые произносятся рядом.</text:p>
          </text:list-item>
          <text:list-item>
            <text:p text:style-name="P245"><text:span text:style-name="T1">Чаща:</text:span> внезапно вырастает густая чаща шириной Lx<text:span text:style-name="T157">12 м</text:span>.</text:p>
          </text:list-item>
          <text:list-item>
            <text:p text:style-name="P246"><text:span text:style-name="T1">Временной прыжок:</text:span> объект исчезает и попадает на Lx10 минут в будущее. При возвращении он появится в ближайшей свободной области.</text:p>
          </text:list-item>
          <text:list-item>
            <text:p text:style-name="P247"><text:span text:style-name="T1">Призыв идола:</text:span> резная каменная статуя размер с 8 метров вырастает из земли.</text:p>
          </text:list-item>
          <text:list-item>
            <text:p text:style-name="P254"><text:span text:style-name="T1">Ускорение времени:</text:span> <text:s/>время в пузыре <text:span text:style-name="T157">12 м</text:span> в 10 раз быстрее.</text:p>
          </text:list-item>
          <text:list-item>
            <text:p text:style-name="P248"><text:span text:style-name="T1">Замедление времени:</text:span> время в пузыре <text:span text:style-name="T157">12 м</text:span> замедляется до 10%.</text:p>
          </text:list-item>
          <text:list-item>
            <text:p text:style-name="P248"><text:span text:style-name="T1">Зрение правды:</text:span> вы можете смотреть сквозь иллюзии.</text:p>
          </text:list-item>
          <text:list-item>
            <text:p text:style-name="P248"><text:span text:style-name="T1">Скважина:</text:span> появляется источник с морской водой.</text:p>
          </text:list-item>
          <text:list-item>
            <text:p text:style-name="P256"><text:span text:style-name="T1">Видение:</text:span> вы полностью контролируете, что видит существо.</text:p>
          </text:list-item>
          <text:list-item>
            <text:p text:style-name="P248"><text:span text:style-name="T1">Визуальная иллюзия:</text:span> появляется беззвучная, неподвижная иллюзия размером спальной комнаты.</text:p>
          </text:list-item>
          <text:list-item>
            <text:p text:style-name="P255"><text:span text:style-name="T1">Защитный круг:</text:span> серебряный кру<text:span text:style-name="T153">г</text:span> <text:span text:style-name="T157">12 м</text:span> появляется на земле. Выберите один тип существ, кто не может пересекать его: живые существа, нежить, снаряды или металл.</text:p>
          </text:list-item>
          <text:list-item>
            <text:p text:style-name="P249"><text:span text:style-name="T1">Сеть:</text:span> ваши кисти стреляют толстой паутиной.</text:p>
          </text:list-item>
          <text:list-item>
            <text:p text:style-name="P249"><text:span text:style-name="T1">Волшебная метка:</text:span> из вашего пальца вырывается поток краски огненного света. Эту краску можете видеть только вы, вы можете видеть её с любого расстояния, даже сквозь твёрдые объекты.</text:p>
          </text:list-item>
          <text:list-item>
            <text:p text:style-name="P212"><text:span text:style-name="T151">Рентгеновское зрение:</text:span><text:span text:style-name="T152"> вы получаете рентгеновское зрение</text:span><text:span text:style-name="T150">.</text:span></text:p>
          </text:list-item>
        </text:list>
        <text:p text:style-name="P110"/>
        <text:p text:style-name="P111">Перевёл Константин Байдин </text:p>
        <text:p text:style-name="P135"><text:a xlink:type="simple" xlink:href="mailto:baidinkn@ya.ru" text:style-name="Internet_20_link" text:visited-style-name="Visited_20_Internet_20_Link"><text:span text:style-name="T84">baidinkn@ya.ru</text:span></text:a><text:span text:style-name="T84"> — </text:span><text:a xlink:type="simple" xlink:href="https://t.me/Kot2D" text:style-name="Internet_20_link" text:visited-style-name="Visited_20_Internet_20_Link">t.me/Kot2D</text:a> — <text:a xlink:type="simple" xlink:href="https://github.com/2dkot" text:style-name="Internet_20_link" text:visited-style-name="Visited_20_Internet_20_Link">https://github.com/2dkot</text:a><text:span text:style-name="T154"> </text:span></text:p>
        <text:p text:style-name="P134">Шрифт: Liberation Seri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rimson Text" svg:font-family="'Crimson Tex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Hatching_20_1" draw:display-name="Hatching 1" draw:style="double" draw:color="#800000" draw:distance="0.737cm" draw:rotation="900"/>
    <draw:fill-image draw:name="Metal" xlink:href="Pictures/100000000000005E0000005EFB514ECBF02DE50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loext:contextual-spacing="false"/>
      <style:text-properties style:font-name="Liberation Serif1" fo:font-family="'Liberation Serif'" style:font-style-name="Regular" style:font-family-generic="roman"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212cm" loext:contextual-spacing="false" fo:line-height="0.423cm" fo:text-align="start" style:justify-single-word="false" fo:orphans="2" fo:widows="2" style:writing-mode="lr-tb"/>
      <style:text-properties style:font-name="Crimson Text" fo:font-family="'Crimson Text'" style:font-family-generic="roman" style:font-pitch="variable" fo:font-size="10pt" style:font-size-asian="10pt" style:font-size-complex="10pt"/>
    </style:style>
    <style:style style:name="paragraph-title" style:family="paragraph" style:parent-style-name="Standard" style:master-page-name="">
      <style:paragraph-properties fo:margin-top="0.101cm" fo:margin-bottom="0cm" loext:contextual-spacing="false" style:page-number="auto"/>
      <style:text-properties fo:font-size="10pt" fo:letter-spacing="0.011cm" fo:font-weight="bold" officeooo:rsid="001349d6"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5_-columns" style:display-name="5-columns" style:family="paragraph" style:parent-style-name="Standard">
      <style:paragraph-properties fo:padding="0.049cm" fo:border="none" style:shadow="none">
        <style:drop-cap/>
      </style:paragraph-properties>
      <style:text-properties fo:font-size="40pt" fo:font-style="italic" fo:font-weight="bold" officeooo:rsid="0083da61" style:font-size-asian="10.5pt" style:font-style-asian="italic" style:font-weight-asian="bold" style:font-style-complex="italic" style:font-weight-complex="bold"/>
    </style:style>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items-table.1"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2"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3" style:family="table-cell">
      <style:table-cell-properties fo:background-color="#cccccc"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4" style:family="table-cell">
      <style:table-cell-properties fo:background-color="#cccccc"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5" style:family="table-cell">
      <style:table-cell-properties fo:background-color="#cccccc"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6" style:family="table-cell">
      <style:table-cell-properties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7" style:family="table-cell">
      <style:table-cell-properties fo:background-color="#cccccc"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8"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9"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0"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1" style:family="table-cell">
      <style:table-cell-properties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12"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3" style:family="table-cell">
      <style:table-cell-properties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14"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5"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6"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table:table-template table:name="items-table" table:first-row-end-column="row" table:first-row-start-column="row" table:last-row-end-column="row" table:last-row-start-column="row">
      <table:first-row table:style-name="items-table.1"/>
      <table:last-row table:style-name="items-table.2"/>
      <table:first-column table:style-name="items-table.3"/>
      <table:last-column table:style-name="items-table.4"/>
      <table:body table:style-name="items-table.9"/>
      <table:even-rows table:style-name="items-table.5"/>
      <table:odd-rows table:style-name="items-table.6"/>
      <table:even-columns table:style-name="items-table.7"/>
      <table:odd-columns table:style-name="items-table.8"/>
      <table:background table:style-name="items-table.10"/>
      <loext:first-row-even-column table:style-name="items-table.15"/>
      <loext:last-row-even-column table:style-name="items-table.16"/>
      <loext:first-row-end-column table:style-name="items-table.12"/>
      <loext:first-row-start-column table:style-name="items-table.11"/>
      <loext:last-row-end-column table:style-name="items-table.14"/>
      <loext:last-row-start-column table:style-name="items-table.13"/>
    </table:table-template>
  </office:styles>
  <office:automatic-styles>
    <style:page-layout style:name="Mpm1">
      <style:page-layout-properties fo:page-width="29.7cm" fo:page-height="21.001cm" style:num-format="1" style:print-orientation="landscape"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Tango_20_Green" draw:gradient-step-count="0" draw:fill-hatch-name="Hatching_20_1" draw:fill-hatch-solid="false" draw:fill-image-name="Metal"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4:11:29.793310433</meta:creation-date>
    <dc:date>2020-02-28T12:34:57.467072956</dc:date>
    <meta:editing-duration>PT14H41M51S</meta:editing-duration>
    <meta:editing-cycles>255</meta:editing-cycles>
    <meta:generator>LibreOffice/6.0.7.3$Linux_X86_64 LibreOffice_project/00m0$Build-3</meta:generator>
    <meta:print-date>2020-01-11T15:37:28.329429655</meta:print-date>
    <meta:document-statistic meta:table-count="29" meta:image-count="0" meta:object-count="0" meta:page-count="7" meta:paragraph-count="846" meta:word-count="5144" meta:character-count="33276" meta:non-whitespace-character-count="29051"/>
  </office:meta>
</office:document-meta>
</file>